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06.09.30 23:43 | </text:span><text:span text:style-name="T2">#</text:span></text:p>
      <text:p text:style-name="P2"><text:span text:style-name="T1">也許語言是流動的,但基本上radical不管正負面,是很情緒中性的一個詞,不褒不貶,但含有一種改革或批判之意. 比方說哲學界有些人提出radical philosophy 的詞,意思是指的這樣一種哲學帶有批判或更新色彩,而且是在一種 "基本" 面上有別於舊哲學.</text:span></text:p>
      <text:p text:style-name="P2"><text:span text:style-name="T1">說某個人想法很radical,應該是正面,頂多可能說話者用來表示自己之相對保守或不認同,但也稱不上負面. extreme(極端)才是負面,類似偏激或激進,但 radical則是 "基" 進. 基就是基本的,相對於表面的瑣碎的技術性的,在基本面上帶有批判性就是基進. 當我們覺得某個人想法很深刻,而且對既有的一種思想或理論 "基礎" 採批判態度,或許就可以說這個人很radical,從根本上懷疑一種既有的主流說法.</text:span></text:p>
      <text:p text:style-name="P2"><text:span text:style-name="T1">因此, 像一些宗教改革者,我們都可以說他們很 radical, 因為他們不是對某句經典有意見,而是對一整套既定的主流說法採批判態度, 是根本上一整個立足基礎的反叛.</text:span></text:p>
      <text:p text:style-name="P2"><text:span text:style-name="T1">我對 chomsky 的哲學比對他的國際政治觀要了解許多,後者或許很 radical, 但前者就似乎不怎麼 radical了,感覺就像羅素加個David Hume,都是我不敢茍同的一些哲學家. Chomsky曾批評德希達 (Derrida)是學術騙子,但Derrida在我看來恐怕是近五十年來最好的哲學家,從根本上改變了一種哲學語言,就像高達之於電影一樣.</text:span></text:p>
      <text:p text:style-name="P2"><text:span text:style-name="T1">當然, radical不一定好,Kusturica的電影一點也不radical,反倒向傳統語言起認同,但 Kusturica卻是我心目中人類歷史上空前(或許絕後)最好的導演.</text:span></text:p>
      <text:p text:style-name="P2"><text:span text:style-name="T1">為了 radical而故意radical (比如很多進步青年就是這樣),才是最反動落後.</text:span></text:p>
      <text:p text:style-name="P1"><text:span text:style-name="T1">Jedah Cheung | 2006.09.30 12:19 | </text:span><text:span text:style-name="T2">#</text:span></text:p>
      <text:p text:style-name="P3"><text:span text:style-name="T1">原來radical是這意思, 看來一堆字典都要重編了...</text:span></text:p>
      <text:p text:style-name="P3"><text:span text:style-name="T1">下面是奇摩字典的其中一個比較接近的解釋...</text:span></text:p>
      <text:p text:style-name="P3"><text:span text:style-name="T1">極端的,過激的;激進的;激進派的</text:span><text:span text:style-name="T3"><text:line-break/></text:span><text:span text:style-name="T1">I do not share his radical views.</text:span><text:span text:style-name="T3"><text:line-break/></text:span><text:span text:style-name="T1">我不同意他的激進觀點。</text:span></text:p>
      <text:p text:style-name="P3"><text:span text:style-name="T1">可是我和外國朋友聊天時, radical似乎常常被用在負面意涵, 還是說有什麼語境上的問題嗎?</text:span></text:p>
      <text:p text:style-name="P3"><text:span text:style-name="T1">在這討論英文好像很奇怪......</text:span></text:p>
      <text:p text:style-name="P1"><text:span text:style-name="T1">陳真 | 2006.09.30 05:27 | </text:span><text:span text:style-name="T2">#</text:span></text:p>
      <text:p text:style-name="P2"><text:span text:style-name="T1">radical 基本上是很正面的一個詞,挺中性的一種描述,它不是一句罵人的話啊. 半島是水平蠻高的一個媒體,怎麼可能會亂罵Chomsky? 就算西方右派媒體(有左派媒體嗎?沒見過)也不會亂罵啊,又不是台灣日報.</text:span></text:p>
      <text:p text:style-name="P2"><text:span text:style-name="T1">國外媒體一般都還蠻專業,不像台灣. 你看中國時報,對於我指出南方朔無數明明白白的錯誤,但他們充耳不聞,既不更正也不改進,完全不理不睬,彷彿不關編輯的事似的,完全缺乏做為一種媒體的基本專業性. 在台灣講專業,好像是一種天方夜譚.再比方說,我看中國時報一位編輯寫的一篇罵扁文章,罵到最後竟然說阿扁 "淪為查維茲之流",查維茲很棒啊! 哪來 "之流"? 查維茲頭腦清楚,反美態度堅定,阿扁為什麼 "淪為" 查維茲之流? 實在不知道這些編輯究竟怎麼了?難道是活在山洞裏,對世界一無所知? 只知道倒扁? 只知道美國是王,不能得罪,否則就是淪為xx "之流".</text:span></text:p>
      <text:p text:style-name="P2"><text:span text:style-name="T1">radical 是基進而不是激進(extreme 或extremist),基進是指的想法上往往探觸一種根本層面,而且具有高度批判性. 批判在西方是一件好事,在台灣卻往往被貶低為 "罵人".</text:span></text:p>
      <text:p text:style-name="P1"><text:span text:style-name="T1">Jedah Cheung | 2006.09.30 01:43 | </text:span><text:span text:style-name="T2">#</text:span></text:p>
      <text:p text:style-name="P3"><text:span text:style-name="T1">......抱歉, 問題問得太爛了點</text:span><text:span text:style-name="T3"><text:line-break/></text:span><text:span text:style-name="T1">應該說看到有人用radical來形容Chomsky(還是在半島新聞台而不是在美國右派媒體), 實在有點驚訝......</text:span></text:p>
      <text:p text:style-name="P1"><text:span text:style-name="T1">陳真 | 2006.09.30 01:15 | </text:span><text:span text:style-name="T2">#</text:span></text:p>
      <text:p text:style-name="P2"><text:span text:style-name="T1">因為他很radical,而且又是個 author,所以就叫做 radical author.</text:span></text:p>
      <text:p text:style-name="P1"><text:span text:style-name="T1">Jedah Cheung | 2006.09.29 13:56 | </text:span><text:span text:style-name="T2">#</text:span></text:p>
      <text:p text:style-name="P3"><text:span text:style-name="T1">Chavez makes Chomsky a bestseller</text:span><text:span text:style-name="T3"><text:line-break/></text:span><text:span text:style-name="T1">Monday 25 September 2006, 0:21 Makka Time, 21:21 GMT</text:span></text:p>
      <text:p text:style-name="P3"><text:span text:style-name="T1">今天在半島新聞台看到這篇文章，為什麼半島新聞會用"radical author"來形容Noam Chomsky啊？</text:span></text:p>
      <text:p text:style-name="P1"><text:span text:style-name="T1">陳真 | 2006.09.29 09:53 | </text:span><text:span text:style-name="T2">#</text:span></text:p>
      <text:p text:style-name="P2"><text:span text:style-name="T1">沒啊,我沒問說 "為什麼"(要闖紅燈),我只是說概念上正反事例是不對等的;我們質疑異例,而不是質疑常態. 至於質疑所得之心理分析解答是另外一回事了.</text:span></text:p>
      <text:p text:style-name="P2"><text:span text:style-name="T1">比方說如果有人老是以古時候曾經有人考 2 分來為自己的 3 分辯護,這就是異例,我們理應質疑異例,而不是質疑為什麼不以歷史上最低分為努力目標.</text:span></text:p>
      <text:p text:style-name="P2"><text:span text:style-name="T1">=======</text:span><text:span text:style-name="T3"><text:line-break/></text:span><text:span text:style-name="T1">(另續)</text:span></text:p>
      <text:p text:style-name="P2"><text:span text:style-name="T1">齊克果說熱情(passion)是宗教的基本元素;維根斯坦說,宗教不是由一組條目組成;智慧是蒼白的,熱情才有血肉.</text:span></text:p>
      <text:p text:style-name="P2"><text:span text:style-name="T1">如果宗教聽起來很刺耳八股,那不如說愛情.人人都說我愛你,但任何感情無非就是一種熱情,而不是一堆有關愛的字眼,也不是一組特定行為.</text:span></text:p>
      <text:p text:style-name="P2"><text:span text:style-name="T1">熱情無非就是當真,當真就是在乎.在乎跟不在乎是兩種世界,前者使事物獲得意義,後者只是一些空洞說詞.</text:span></text:p>
      <text:p text:style-name="P2"><text:span text:style-name="T1">cc 最近那些話,我雖不盡認同,但他以及過去在英國一度長相左右的小留學生們的真誠熱情,卻一直像是我心裏的一個彷彿帶有希望的火種,少了秋意,多了溫暖. 我手寫我心,一串 "情書" 回報.</text:span><text:span text:style-name="T3"><text:line-break/></text:span></text:p>
      <text:p text:style-name="P1"><text:span text:style-name="T1">雋梅 | 2006.09.29 09:14 | </text:span><text:span text:style-name="T2">#</text:span></text:p>
      <text:p text:style-name="P3"><text:span text:style-name="T1">你打比方問說為什麼要闖紅燈。</text:span></text:p>
      <text:p text:style-name="P3"><text:span text:style-name="T1">不知道你有沒有問過某個人橫衝直撞闖紅燈當時，為什麼就沒有想到要停下來看一下別人幹什麼都在等紅燈變綠燈？老實說，這個問題有人問過我，而我只能哭。就像晚上跟路邊小黑玩耍起來，牠開心地一傢伙兩條前腳攀上我的腿毫不戒備那神情，霎時看得我也很想哭，牠實在像是我的親手足啊。</text:span></text:p>
      <text:p text:style-name="P1"><text:span text:style-name="T1">陳真 | 2006.09.29 08:38 | </text:span><text:span text:style-name="T2">#</text:span></text:p>
      <text:p text:style-name="P2"><text:span text:style-name="T1">尼采說: "The one who is punished is no longer the one who did the deed. He is always the scapegoat." (當一個人被處罰,他就不再是那個使壞的當事人,而成為一種替罪羔羊.)</text:span></text:p>
      <text:p text:style-name="P2"><text:span text:style-name="T1">這是從字面上翻譯,從意思上翻應該是: "當千夫所指,罪人便成代罪羔羊."</text:span></text:p>
      <text:p text:style-name="P2"><text:span text:style-name="T1">魯迅說(?),"橫眉冷對千夫指,俯首甘為孺子牛." 千夫不是什麼光采的事,特別是在這鬼島上,一窩蜂的事即便表面上是對的,往往也不是什麼光采的事. 即便是罪人,當千夫所指,他就脫了罪,成了祭品.</text:span></text:p>
      <text:p text:style-name="P2"><text:span text:style-name="T1">當祭品上桌,香味引來一批饕客,人數往往眾多,可是人多沒用. 當千夫是容易的,冷對千夫指就比較難. 千夫表面上或許是對的,但在道德上卻缺乏意義,甚至許多時候是敗德的.</text:span></text:p>
      <text:p text:style-name="P2"><text:span text:style-name="T1">比方說很久以前,喊國會全面改選被當權者視為等於喊台獨,喊台獨是要砍頭的,於是千夫指向那些喊國會全面改選的人,說他們是陰謀份子.可當這些 "陰謀份子" 忍受污名化的痛苦,承受各種身家性命的傷害或危險,反對萬年國會慢慢成了主流意見,於是資深民代被醜化為老賊,李登輝宋楚瑜等當年的主流派(相對於郝柏村等人的非主流),於是開始動員推翻老賊,獵巫程度就跟現在倒扁差不多,一連串的千夫指(包括什麼三月學運),指向另一股被污名化的勢力,逼 "老賊" 下台.</text:span></text:p>
      <text:p text:style-name="P2"><text:span text:style-name="T1">表面是非上,資深民代當然應該下台,但千夫可別講什麼道德正義,那只是一種政治鬥爭及人多勢眾的自然傾向,而不是什麼道德壯舉.</text:span></text:p>
      <text:p text:style-name="P2"><text:span text:style-name="T1">當千夫有啥難? 人多的主流一方總是安全的不是嗎? 在眾口噤聲時你若敢罵,那令人佩服,可當你屬於大多數一方,一堆人打一小撮手無縛雞之力毫無招架能力的年邁老人,有啥道德可供憑弔? 甚至不過就幾天的大拜拜式所謂抗爭,一些小表哥小表妹,學人家六四那樣,喊些口號,蠢血沸騰一番,迄今卻動不動就貼個窩囊標籤在身上說什麼學運世代. 沒有比這更沒出息更虛榮的了.</text:span></text:p>
      <text:p text:style-name="P2"><text:span text:style-name="T1">90 年代的台灣,打老賊就跟現在打扁一樣,即便表面上是對的,但可別說那是什麼道德理想. 在善惡變遷的過程中,我們更應注意的是禿鷹,也就是那些 "你打拼我收割" 的紳士淑女們,永遠站在政治正確的一方,或擺著某種與其人其事極不相稱的道德姿態.</text:span></text:p>
      <text:p text:style-name="P2"><text:span text:style-name="T1">當祭品上桌,聞香客蜂擁而至,各顯神通挖點肉吃,或滿足一下某種意味著正義的高亢內分泌,如此而已. 至於那些血滴子般的道德指控,千夫如果真的當它一回事,那麼為什麼我們的生活中總是四處充斥著扁珍那樣的所謂貪腐情節? 從都市開發到藥品採購,從金脈到人脈,大小工程,高低人事,很少是乾乾淨淨的.</text:span></text:p>
      <text:p text:style-name="P2"><text:span text:style-name="T1">這幾年我發現,幾乎所有政治上的舊識全部當了官,只是小官或大官的差別,大者五院院長,小者地方局長或學界主管,但他們何德何能? 原來所謂國家機器是這樣一種可以分而食之的東西. 這些事並非始自今日,但挺扁擁扁者可曾真的對此感到憤怒與污濁?</text:span></text:p>
      <text:p text:style-name="P2"><text:span text:style-name="T1">甘地說,"你若要改變世界,得先讓你自己成為你所希望的那樣一種世界."</text:span></text:p>
      <text:p text:style-name="P2"><text:span text:style-name="T1">你唯一能改變的其實不過就是你自己,如果你連自己都改變不了,世界怎麼有可能被你改變?</text:span></text:p>
      <text:p text:style-name="P1"><text:span text:style-name="T1">Naga | 2006.09.29 02:14 | </text:span><text:span text:style-name="T2">#</text:span></text:p>
      <text:p text:style-name="P3"><text:span text:style-name="T1">那則《雨月物語》裡的故事，源自〈范巨卿雞黍生死交〉：</text:span></text:p>
      <text:p text:style-name="P3"><text:span text:style-name="T1">http://cbflabs.web161.hezuwang.net/openlit/93/16.htm</text:span></text:p>
      <text:p text:style-name="P3"><text:span text:style-name="T1">我嘗試在臺灣找《雨月物語》的譯本，但據聞已經絕版了，餘下翻得亂七八糟，很可惜。</text:span></text:p>
      <text:p text:style-name="P1"><text:span text:style-name="T1">陳真 | 2006.09.29 01:02 | </text:span><text:span text:style-name="T2">#</text:span></text:p>
      <text:p text:style-name="P2"><text:span text:style-name="T1">尼采說: "The one who is punished is no longer the one who did the deed. He is always the scapegoat." (當一個人被處罰,他就不再是那個使壞的當事人,而成為一種替罪羔羊.)</text:span></text:p>
      <text:p text:style-name="P2"><text:span text:style-name="T1">這話即便用來形容陳水扁依然貼切不過; 面對千夫所指,有罪的已經不再是他,而是千夫. 就好比世人之譴責希特勒,可是,希特勒難道有三頭六臂,足以一人殺害數百萬猶太人?</text:span></text:p>
      <text:p text:style-name="P2"><text:span text:style-name="T1">希特勒原本醉心於繪畫藝術,可惜報考藝術學院沒考上. 馬的,當初是哪個有眼無珠的混蛋教授不錄取他? 否則我們就會多了一個藝術家而少了一個獨裁者.</text:span></text:p>
      <text:p text:style-name="P2"><text:span text:style-name="T1">可是,即便當初希特勒如願成為一名畫家,迫害猶太人的歷史恐怕也不會因此改寫;希特勒只不過反映了一種氛圍和時代的空氣,沒有希特勒,照樣會有另外一個人來做他所做的事.</text:span></text:p>
      <text:p text:style-name="P2"><text:span text:style-name="T1">阿扁或任何政客,何嘗不也如此? 他們只是我們豢養的一群羊,反映我們的習性與意志,反映一種普遍習性和文化. 你看,連婚喪喜慶這麼私人且嚴肅的事,也要大小政客掛名或出席沾光,或甚至要簽名要合照,以之為榮,那你怎能說阿扁的惡與你無關呢? 就在兩年前,阿扁再度來英國,這裏 "愛台灣" 的留學生們爭相走告,一片癡狂仰慕,你能說阿扁不就是你養的一隻羊嗎?</text:span></text:p>
      <text:p text:style-name="P2"><text:span text:style-name="T1">即便大屠殺歷史因為希特勒考上藝術學院而改寫,責任依然不是他一人所能承擔,把罪與罰歸給一二少數人是很不誠實很不道德的;若沒有一呼百應的群眾,哪來獨裁者? 若沒有敗德愚民的支持,哪來政客? 當權者難道不就是我們犧牲無數基本原則給拱出來的嗎? 甘地說,一兩億印度人竟然被一兩百個英國殖民官員給吃定,我們怎麼還好意思罵英國人,難道問題不就出在我們自己身上?</text:span></text:p>
      <text:p text:style-name="P2"><text:span text:style-name="T1">阿扁說他揹十字架,這話某種意義上是對的,因為當一個人被處罰,面對千夫所指,那他就不再是使壞的當事人,而只是孕育其誕生的群眾所豢養的一隻替罪羔羊. 原本靠牠吃香喝辣,現在房子失火民不聊生了,卻怪起無數羊群中的某一頭羊吃了太多草,這不會顯得很荒謬嗎? 只不過是一頭羊不是嗎? 他怎麼會是惡行本身或惡行的主體?</text:span></text:p>
      <text:p text:style-name="P2"><text:span text:style-name="T1">阿扁或大小政客的所做所為,有什麼特殊性嗎? 那些送往迎來或上下其手,就在這島上生活四周每個角落分分秒秒不斷地發生不是嗎? 有幾個人敢說自己一介不取,什麼利益也不要,比扁更乾淨?</text:span></text:p>
      <text:p text:style-name="P2"><text:span text:style-name="T1">特別是那些以什麼 "理想主義者" 自居道德姿態很高的什麼親綠學者,道德上更是齷齪,他們對扁之無數惡行不但從不吭聲,而且過去總是幫腔作勢,互利共生,現在看這個人臭掉了,自己馬上搖身一變變成白雪公主,變成清道夫,彷彿與這一切污濁無關,請問道德上還會有比這更具傷害性的嗎?</text:span></text:p>
      <text:p text:style-name="P2"><text:span text:style-name="T1">"非暴力" 的原意就是 "無害",無害就是不傷害,不傷害這個世界. 傷害敵人很容易,但有能力傷害卻不傷害就比較難. 不過,無害並不光是指的不用肢體暴力或軍事武器傷人肉體或取人性命,也不光指的言語抹黑造謠羞辱,更指的一種意志上的克制而非張揚.</text:span></text:p>
      <text:p text:style-name="P2"><text:span text:style-name="T1">比方說,當我們有了一種關係一種人脈一種美名或一種身份資歷,很容易就能從中獲得各種好處或資源或方便,小則當官或前途一帆風順,名利雙收,大者高高在上呼風喚雨,這一切全是所謂合法,但合法的卻不一定合乎道德. 道德跟任何感情一樣,是一種單行道一種絕對值,它不該是一種可以販賣成各種資源的東西.</text:span></text:p>
      <text:p text:style-name="P2"><text:span text:style-name="T1">在我看來,一個人從所謂 "做好事" 之中獲得各種現實的好處,即便不是可恥的,至少也是不光采的,這就跟醫生不應該收受任何來自病人的禮物一樣,因為那只是在傷害你原有的善意. 一個人求仁就讓他得仁,而不是讓他得到好處.</text:span></text:p>
      <text:p text:style-name="P2"><text:span text:style-name="T1">我當然不是說當官就必然是一種好處,但啥是好處,我們自己心裏理應一清二楚. 今天你之所以得到這個職位得到那筆經費得到種種方便順暢與地位,難道真的是因為你很傑出? 難道這裏頭往往不就是一種分贓與買賣?</text:span></text:p>
      <text:p text:style-name="P2"><text:span text:style-name="T1">這就是一種傷害;這樣的傷害雖然肉眼不可見,但它的傷害卻入骨. 比起一隻或許吃多了草的替罪羔羊,那些指控羔羊罪證的正人君子們,恐怕才真的齷齪下流.</text:span></text:p>
      <text:p text:style-name="P2"><text:span text:style-name="T1">污濁亂世中,我們該唾棄的並非表面揚起的一番塵土,而是那些衣著光鮮言語空洞而漂亮的正人君子們,他們恐怕才是真正的道德之賊.</text:span></text:p>
      <text:p text:style-name="P1"><text:span text:style-name="T1">Silence Night | 2006.09.28 14:21 | </text:span><text:span text:style-name="T2">#</text:span></text:p>
      <text:p text:style-name="P3"><text:span text:style-name="T1">只能以沉默來表示對您的敬意.</text:span></text:p>
      <text:p text:style-name="P1"><text:span text:style-name="T1">陳真 | 2006.09.28 10:59 | </text:span><text:span text:style-name="T2">#</text:span></text:p>
      <text:p text:style-name="P2"><text:span text:style-name="T1">對,應該倒過來問,比方問說為什麼要闖紅燈,而不是問為什麼不闖. 事物有其內在邏輯,違反 "邏輯" 才是異例,不管異例是多數或少數; 就好比滿城瘟疫並不會使瘟疫成為常態一樣.</text:span></text:p>
      <text:p text:style-name="P2"><text:span text:style-name="T1">當我們生病上醫院,看到比自己病得更重的人,或甚至經過太平間時見到一些死者,難道就因為自己相對來講病得還算輕,還不至於馬上出人命,得意之餘,倒頭就走,不看病了? 難道我們見到醫生時,忙著敘述自己當年魁梧或訴說街坊鄰居曾經如何健美,而不是專注在自己當下的病情症狀上?</text:span></text:p>
      <text:p text:style-name="P2"><text:span text:style-name="T1">不同時空當然可以比較,但比較是為了增進對疾病或問題的理解,而不是為了遮羞,不是為了合理化問題. 拿二十年前某個肝癌病人的慘狀來合理化自己身上的肝癌,有何意義?</text:span></text:p>
      <text:p text:style-name="P2"><text:span text:style-name="T1">考試考得好不好必然有個具有內在邏輯性的判準(criteria),比方說以 60 分為基準,而不是拿二十年前某個學長曾經考 2 分的 "傳說" 來合理化自己考 3 分的 "當下" 事實. 更何況,不過才 20 年不是嗎? 我們都還活著,何必自欺欺人呢? 就算以前那個 "萬惡的" 國民黨,在許多方面也不至於像現在這個齷齪黨這般卑鄙下流不擇手段.</text:span></text:p>
      <text:p text:style-name="P2"><text:span text:style-name="T1">所有這些道理如此淺顯,除非自欺,除非自我矇蔽,否則不可能有人騙得了我們.</text:span></text:p>
      <text:p text:style-name="P2"><text:span text:style-name="T1">自欺的原因我覺得或許有二,一: 不在乎一些應該在乎的,二,太在乎一些不應該太在乎的.</text:span></text:p>
      <text:p text:style-name="P2"><text:span text:style-name="T1">比方說,我與楊秋興相識二十多年,有福沒能同享,患難卻與共,我們不但是好朋友,更是好兄弟,我視他如兄長,但他變成 "小太陽",當上縣長後一連串荒腔走板的言行卻碎了我的心. 與其說他變了,不如說他或許本來就不是很在乎過去所高歌的那些理想.</text:span></text:p>
      <text:p text:style-name="P2"><text:span text:style-name="T1">該在乎的,比方說人權自由以及更重要的道德一致性或手段之正義性等等,人們似乎不是真的那麼在乎. 在這同時,不該在乎的一些屬於非原則性或純粹價值中立的東西,比方說什麼外省人台灣人之分,比方說一種口頭喊爽的台獨(就像以前常喊反攻大陸或三民主義統一中國一樣,不喊不爽),這些無關緊要或無關是非純屬利害考量的東西,人們卻把它抬舉為一種 "價值" 或甚至像長老教會把它視為 "信仰" (簡直可以改名為台獨教,但耶穌會是個台獨人士嗎?).</text:span></text:p>
      <text:p text:style-name="P2"><text:span text:style-name="T1">"有關人士" 如果在,請看過來! 當我寫這些,心裏其實是想著你們. 我完全不懷疑你們的心意之良善完全有別於政客,但善意並不是惡行的通行證.</text:span></text:p>
      <text:p text:style-name="P2"><text:span text:style-name="T1">惡行絕不是什麼貪污腐敗那麼簡單. 阿扁最近學蔣介石一句話,蔣公說,"只要錢能解決的都不是什麼大問題." 我倒覺得,只要是法律能解決的,都不是什麼大問題. 貪污有啥關係? 貪污就抓起來就好了不是嗎? 就算一時沒能抓起來,人心終究會鄙夷這樣一些行為.</text:span></text:p>
      <text:p text:style-name="P2"><text:span text:style-name="T1">可是,有些東西卻不是法律能解決,比方說道德是非,這東西不是白紙黑字所能定義,不是一種表面言行,而是一種氣味一種態度,這牽涉到一種美感或道德的敏感與判斷,而這恐怕才是重點所在.</text:span></text:p>
      <text:p text:style-name="P2"><text:span text:style-name="T1">我有很多朋友,三教九流都有,其中不少有前科或甚至有案在逃,但他們在我看來大多是正直的,可我同時也認識許多正人君子造型的 (知識) "菁英"(我是說白天時的造型),他們卻大多讓我感到由衷地鄙夷. 既然是菁英嘛,大概沒有前科,法律上是乾淨的,但道德上卻一團齷齪污穢,滿口漂亮話,行事為人卻窩囊猥瑣充滿虛榮,彷彿全身上下內外無一物是真.</text:span></text:p>
      <text:p text:style-name="P2"><text:span text:style-name="T1">我要說的是,我們應該把眼光和注意力從那些相對來講微不足道的事物上挪開 (比方說統獨),而去重視那些真正具有內在價值的東西,就好像重視人的氣味一樣,而不是重視他的某種立場或主張.</text:span></text:p>
      <text:p text:style-name="P2"><text:span text:style-name="T1">光是善意是不夠的,善意的火熱之外同時也需要一種冷冷的理性. 當理性是僕人,那它就不是一種壞東西.理性能夠讓我們想清楚許多我們或許根本不曾花一秒鐘去想過的東西. 比方說,想清楚從你筆下輕易流瀉而出的那些字眼,想清楚你真的知道自己在說什麼嗎? 你真的在乎自己所使用的那些字眼嗎? 想清楚有無自欺欺人,恐怕比什麼都更重要.</text:span></text:p>
      <text:p text:style-name="P2"><text:span text:style-name="T1">比方說,當你面對各種壞勾當,難道在道德上你就真的如此清白? 可是,面對無數惡行,你做過什麼呢? 憑什麼你在道德上能問心無愧呢? 難道你不也只是在分屬兩種敵我陣營裏丟泥巴和稀泥一起同流合污?</text:span></text:p>
      <text:p text:style-name="P2"><text:span text:style-name="T1">台灣是這樣一種社會,不管你挺哪一邊,風水輪流轉,總會輪到你有福同享. 菁英們當然比這更高明,他們永遠都知道要站在幸福好康又安全的角度,東方不敗,謀取最大利益. 可是,當你只挺原則不挺立場時,兩邊陣營都會視你為敵,除了各種莫名其妙的倒楣事,你大概什麼也得不到. 但在你一無所有之中,你能得到一種更為珍貴的東西,那就是快樂. 快樂來自自由和尊嚴,俯仰無愧,是精神上無所依附無所畏懼的自由.</text:span></text:p>
      <text:p text:style-name="P2"><text:span text:style-name="T1">尼采在書頁上題著: "獻給自由靈魂."</text:span></text:p>
      <text:p text:style-name="P2"><text:span text:style-name="T1">一個人再怎麼呼風喚雨,所做所為都極其有限. 一個 "自由靈魂" 自然也貢獻不了什麼, 可是,他所能做的不但最小卻也最大,如果一個人對他自己講的話當真,那他不會因為利益或某種個人主張的遂行而犧牲美感與基本原則; 他的存在渺小如蟻,無助於世界,可他至少願意盡其所能不去傷害這個世界. 人力所能為者,恐怕沒有比這更大.</text:span></text:p>
      <text:p text:style-name="P2"><text:span text:style-name="T1">這世界不是由各種有的沒的的主張或意見或主義給架構起來,世界不過是由一些基本如邏輯般的簡單法則給搭出個座標. 沿著座標走,風雨再大都不會使我們害怕或迷路,因為這座標不是黨綱黨章,不是理論不是主義,不是一種人為發明的東西. 我們沒有理由對它失去信心,就好像我們沒有理由對一加一等於二失去信心一樣.與其說世界需要改造,不如說世界需要一種回歸,回歸到一種非關人力的本來面目上,把一切主義或見解,統統擺回它們應有的卑微位置上.</text:span></text:p>
      <text:p text:style-name="P2"><text:span text:style-name="T1">我很喜歡的一位詩人Rilke 說,"如果你不寫詩會死你才寫." (電影慾望之翼片頭那首詩應該就是他寫的),這話說中我的心. 我常說,別逼我這樣那樣啊,對別人或許是屬於 "意願" 的東西,對我卻是個 MUST,我沒辦法不這麼做. 我也想名利雙收過好日子啊,我也知道哲學不能當飯吃啊,可我沒辦法不往 "不幸" 的路線走.</text:span></text:p>
      <text:p text:style-name="P2"><text:span text:style-name="T1">我並不是有著彷彿我自己可以取捨的什麼 "理想",我倒覺得像臣服於一個君王似的,讓我不得不去做那彷彿命定而不得違抗的事.</text:span></text:p>
      <text:p text:style-name="P2"><text:span text:style-name="T1">常聽人哭訴說他對誰 "付出" 多少多少感情,結果卻如何如何. 悲情可憫,但 "付出" 兩個字聽起來卻很奇怪,彷彿感情只是一筆生意,一種意願,就像撒胡椒粉一樣,可撒可不撒,可付出也可以不付出. 問題是,難道感情不是應該是一種單行道,一種非如此不可的 MUST?</text:span></text:p>
      <text:p text:style-name="P2"><text:span text:style-name="T1">我不笨,我深知台灣社會的習性,我知道講這些有的沒的會產生什麼娛樂效果或八卦污名效應,我也不想這樣跟自己過不去,可我不得不以一種 "不入流" 的方式講它千萬遍,因為我覺得好像若不這麼講就會死似的. 星星知我心,夜裏的微風能訴說這一切.</text:span></text:p>
      <text:p text:style-name="P1"><text:span text:style-name="T1">雋梅 | 2006.09.28 05:21 | </text:span><text:span text:style-name="T2">#</text:span></text:p>
      <text:p text:style-name="P3"><text:span text:style-name="T1">陳真，不好意思那是一個爛問題，似乎在問的是「為什麼你不去吃大便呢？」</text:span></text:p>
      <text:p text:style-name="P1"><text:span text:style-name="T1">雋梅 | 2006.09.28 05:18 | </text:span><text:span text:style-name="T2">#</text:span></text:p>
      <text:p text:style-name="P2"><text:span text:style-name="T1">「時空錯亂」原來不是只有我會犯下。</text:span></text:p>
      <text:p text:style-name="P2"><text:span text:style-name="T1">可是陳真，為什麼你都不會時空錯置呢？</text:span></text:p>
      <text:p text:style-name="P1"><text:span text:style-name="T1">陳真 | 2006.09.27 06:13 | </text:span><text:span text:style-name="T2">#</text:span></text:p>
      <text:p text:style-name="P3"><text:span text:style-name="T1">(煩轉南方朔)</text:span></text:p>
      <text:p text:style-name="P3"><text:span text:style-name="T1">難道整天離譜胡扯一點都不害臊嗎?</text:span></text:p>
      <text:p text:style-name="P3"><text:span text:style-name="T1">Body mass index (BMI) 變成 MBI? WHO 認為低於 18 高於 25 有害健康, 南方朔卻寫成低於 10!! 低於 10 不就變成僵屍了嗎?(BMI 是體重公斤數除以身高公尺數的平方, 計算脂肪比例, 以監測與此相關之疾病.)</text:span></text:p>
      <text:p text:style-name="P3"><text:span text:style-name="T3"><text:line-break/></text:span><text:span text:style-name="T1">缺乏醫學常識沒關係, 可是, 這跟哲學的 "自我" 或 "主體" 怎麼會扯上任何關係呢?</text:span></text:p>
      <text:p text:style-name="P3"><text:span text:style-name="T1">南方朔說:</text:span></text:p>
      <text:p text:style-name="P3"><text:span text:style-name="T1">===========「我」是甚麼？「主體」是甚麼？我的判斷力究竟是我自己的，或者只不過是別人借我這個殼而做的表示？當我們已變成別人的戰場，我被強者所占用，我又是誰呢？近代哲學術語一直在變，過去講「個人」，而後談「主體」，近代又說「身體」，最近只談「慾望」。這是人的退縮，值得警惕！=========</text:span></text:p>
      <text:p text:style-name="P3"><text:span text:style-name="T1">真是離譜到極點!!!!!! 哲學又不是蔣公在講三民主義, 哪來什麼從什麼個人變成什麼主體再變成什麼身體然後又變成什麼慾望, 它媽的實在很不可思議, 怎麼會有人如此厚顏無恥不斷公然瞎掰? 如果哲學真有這麼一些低能的概念還變來變去, 這樣一種八卦有什麼值得研究? 它不是低能得不能再低能嗎? 根本不必研究, 就像在寫什麼靜思語不是嗎? 這跟哲學之談論主體 (subject) 或自我 (self) 有何相干?</text:span></text:p>
      <text:p text:style-name="P3"><text:span text:style-name="T1">早期維根斯坦繼承康德及叔本華, 反駁 "自我" (self, ego) 或思考主體 (thinking subject) 或靈魂 (soul, mind) 等等的存在, 維氏的反駁一般認為導致了一種先驗唯心論 (transcendental idealism), 同時反駁了羅素的知識論之無法滿足做出評價的基本邏輯條件, 相關論證大約是底下這麼幾段話:</text:span></text:p>
      <text:p text:style-name="P3"><text:span text:style-name="T1">In the general propositional form propositions occur in other propositios only as bases of truth-functions. At first sight it looks as if it were also possible for one proposition to occur in another in a different way. Particular with certain forms of proposition in psychology, such as "A believes that p is the case" and "A has the thought p", etc. For if these are considered superficially, it looks as if the proposition p stood in some kind of relation to an object A. (And in modern theory of knowledge(Russell,,Moore etc.) these propositions have actually been construed in this way).</text:span></text:p>
      <text:p text:style-name="P3"><text:span text:style-name="T1">It is clear, however, that "A believes that p", "A has the thought p", and "A says p" are of the form '"p" says p': and this does not involve a correlation of a fact with an object, but rather the correlatio of facts by means of the correlation of their objects.</text:span></text:p>
      <text:p text:style-name="P3"><text:span text:style-name="T1">This shows too that there is no such thing as the soul(or mind)--the subject, etc.--as it is conceived in the superficial psychology of the present day.</text:span></text:p>
      <text:p text:style-name="P3"><text:span text:style-name="T1">The correct explanation of the form of the proposition,"A makes the judgement p", must show that it is impossible for a judgement to be a piece of nonsense. (Russell's theory does not satisfy this requirement.)</text:span></text:p>
      <text:p text:style-name="P3"><text:span text:style-name="T1">我不是說這的確是一種排斥 "思考主體" 或否定 "靈魂" (此靈魂非彼靈魂) 的先驗唯心論, 我並不是要談這樣一些只有唸這一行的人才有可能理解的怪東西 (如果有人說你看得懂這些東西請舉手), 我只是要說, 哲學上類似這樣一些有關自我或主體的討論, 純粹是一些抽象符號與邏輯概念, 怎麼可能扯到現實面上的什麼瘦身減肥? 跟那些東西有什麼關係啊? 一點關係都沒有, 根本是完全不相干的兩種事物, 為什麼會有人如此不誠實, 竟然整天發揮八卦式幻想, 不斷欺騙虛構瞎掰而毫不知恥. 中時編輯到底是在幹什麼?</text:span></text:p>
      <text:p text:style-name="P3"><text:span text:style-name="T1">就算存在主義的主體或自我也一樣, 哪有什麼從這個概念變到那個概念的這麼一種莫名其妙的說法. 我若說: 數學從過去的三角函數變成四元一次方程式, 最近又變為二次曲線, 這真是是數學的退縮墮落, 值得大家警惕啊! 請問你聽了做何感想?</text:span></text:p>
      <text:p text:style-name="P3"><text:span text:style-name="T1">一次兩次瞎掰無妨, 但南方朔卻幾乎是一種習慣性說謊和做假, 我好像還不曾看過他講過什麼他真的懂的知識.</text:span></text:p>
      <text:p text:style-name="P3"><text:span text:style-name="T1">陳真 2006 9 26</text:span></text:p>
      <text:p text:style-name="P3"><text:span text:style-name="T1">=============================</text:span><text:span text:style-name="T3"><text:line-break/></text:span><text:span text:style-name="T1">6.09.27　 中國時報</text:span><text:span text:style-name="T3"><text:line-break/></text:span><text:span text:style-name="T1">病態瘦的問題很哲學</text:span><text:span text:style-name="T3"><text:line-break/></text:span><text:span text:style-name="T1">南方朔</text:span></text:p>
      <text:p text:style-name="P3"><text:span text:style-name="T1">我們每個人都是別人的戰場。許多政治操縱慾特強的人，意圖征服我們的心，為他們的不法敗德背書；有些特別行業則意圖征服我們的判斷力，讓我們欣然去做對自己不利的事。在這個政治力和市場力有如水銀洩地的時代，甚麼叫「自我」或「主體」，已變得日益模糊起來。</text:span></text:p>
      <text:p text:style-name="P3"><text:span text:style-name="T1">因此，上個月烏拉圭名模露薏絲為了讓自己更瘦更紅，搞到走完一場秀之後即心臟衰竭暴斃，成了美麗產業的祭品。緊接著，在文化事務上一向有自己主見的西班牙率先發難，不准「身體質量指數」 （ＭＢＩ）低於十分的模特兒上服裝秀的台。這是對病態瘦這種身體美學的第一次反擊，據說時裝之都米蘭將會跟進，英國文化部長也隔空唱和。這雖然在新聞上歸於花邊，但卻有至關重要的嚴肅意義。西班牙的陣前起義，是否對「美麗暴政」可以掀起一場革命，的確值得注意。</text:span></text:p>
      <text:p text:style-name="P3"><text:span text:style-name="T1">「我」是甚麼？「主體」是甚麼？我的判斷力究竟是我自己的，或者只不過是別人借我這個殼而做的表示？當我們已變成別人的戰場，我被強者所占用，我又是誰呢？近代哲學術語一直在變，過去講「個人」，而後談「主體」，近代又說「身體」，最近只談「慾望」。這是人的退縮，值得警惕！</text:span></text:p>
      <text:p text:style-name="P1"><text:span text:style-name="T1">陳真 | 2006.09.27 01:23 | </text:span><text:span text:style-name="T2">#</text:span></text:p>
      <text:p text:style-name="P2"><text:span text:style-name="T1">(又續)</text:span></text:p>
      <text:p text:style-name="P2"><text:span text:style-name="T1">cc 講的清廉民主及本土這 "三大價值",統統不成立. 民進黨的清廉差不多是它出生那一年的童年往事,而民主自由的天敵就是本土,兩者不是你死就是我活,誓不兩立. 我是說,當本土變成一種價值而不僅僅是一種 "價值中立" 的自由選擇時,那它就強姦了民主,閹割了自由.</text:span></text:p>
      <text:p text:style-name="P2"><text:span text:style-name="T1">cc 不是唸社會科學嗎? 我是社會科學白癡,連我都懂這道理,cc 或民進黨人真的不懂嗎?</text:span></text:p>
      <text:p text:style-name="P2"><text:span text:style-name="T1">我並不是想鼓吹任何一種主義(比方說自由主義或無政府主義或什麼什麼主義),我只是想說,有些東西是內在矛盾自欺欺人的,你不可能同時擁有它們,因為它們在概念上是對立的矛盾的衝突的,就好像我不可能畫出一個圓的三角形一樣.</text:span></text:p>
      <text:p text:style-name="P2"><text:span text:style-name="T1">你要畫圓畫方畫三角我都無所謂,但你如果畫出一個圓圓的三角形,並說它是一種偉大三角,我會仰天長嘯覺得很無奈,那只是在侮辱我們的智商.</text:span></text:p>
      <text:p text:style-name="P1"><text:span text:style-name="T1">陳真 | 2006.09.27 01:07 | </text:span><text:span text:style-name="T2">#</text:span></text:p>
      <text:p text:style-name="P3"><text:span text:style-name="T1">(再續)</text:span></text:p>
      <text:p text:style-name="P3"><text:span text:style-name="T1">本土? 誰不是本土? 難道有誰是外國人? 啊! 有啦,那些台獨大老許多是美國籍或美國人的爸爸. 可是,如果我們能接受一個台灣人擁有外國籍成為美國人,那為什麼兩岸統一卻叫做賣台或台奸?</text:span></text:p>
      <text:p text:style-name="P3"><text:span text:style-name="T1">惡形惡狀地喊 "中國豬" "支那人",跟溫馨動人地把愛台灣或什麼本土視為一種真理,兩者的差別就像拿刀叉吃人肉跟徒手抓人肉吃,吃法不同,但吃人肉的野蠻本質卻沒兩樣,都是對自由心靈的壓迫與傷害. 拿刀叉吃人肉 "反省" 徒手吃肉者是很奇怪的,在旁人看來,不都是食人族嗎? 拿不拿刀叉,掛不掛圍巾,有什麼差別嗎? 這也叫做反省嗎?</text:span></text:p>
      <text:p text:style-name="P3"><text:span text:style-name="T1">林義雄過去很喜歡傑弗遜一句話: "我在神壇前發過誓,我要誓死反對一切壓制人心的暴政." 可是,如果強迫統一是暴政,強迫台獨或愛台灣或強迫接受什麼本土情操難道不也是暴政?</text:span></text:p>
      <text:p text:style-name="P3"><text:span text:style-name="T1">如果過去 "萬惡的國民黨" 那一套中華教條是錯的,那麼,時下這一套什麼本土愛台灣難道不是同樣可惡的一種東西? 就像雙胞胎一樣,哥哥先肆虐一番,輪到雙胞胎弟弟來糟蹋. 糟蹋就糟蹋唄,可是,糟蹋之餘就別說什麼自由民主與真理,那只是在侮辱我們的智商.</text:span></text:p>
      <text:p text:style-name="P3"><text:span text:style-name="T1">一個人儘可去愛爹愛娘愛美眉愛葛葛愛花愛草,但別愛什麼中華或台灣. 想愛當然也可以,不犯法,但那是你家的事不是嗎? 那畢竟不是擁有自由心靈的人會喜歡的,更不用說成為什麼真理或 "價值" 了.</text:span></text:p>
      <text:p text:style-name="P3"><text:span text:style-name="T1">陳真 2006 9 26</text:span></text:p>
      <text:p text:style-name="P1"><text:span text:style-name="T1">陳真 | 2006.09.27 00:20 | </text:span><text:span text:style-name="T2">#</text:span></text:p>
      <text:p text:style-name="P2"><text:span text:style-name="T1">(續)</text:span></text:p>
      <text:p text:style-name="P2"><text:span text:style-name="T1">至於cc所說的清廉民主及本土三大價值也不對,一個相信自由民主的人不該以種族或國族做為一種衡量是非的價值,凡是以所謂本土或相對的中華民族主義為價值標竿者,都跟自由民主背道而馳,反倒應該跟希特勒歸為同類才對. 這只是政治學的ABC 不是嗎?</text:span></text:p>
      <text:p text:style-name="P2"><text:span text:style-name="T1">你可以支持統,也能支持獨,但它只是民主自由 "底下" 眾多選項之一,而不是一種價值.它頂多只能說是一種利害考量,就像做生意一樣,哪邊利潤高我就跟哪邊做買賣,完全不具任何內在價值--如果你真的相信什麼民主自由的話.</text:span></text:p>
      <text:p text:style-name="P2"><text:span text:style-name="T1">把所謂本土抬高為一種價值,與希特勒何異? 與對岸狂飆的民族主義有何兩樣? 口號不同而已,內在思維邏輯是完全一樣的. 愛台灣跟愛中華,對一個相信自由價值的人來講,有啥兩樣?</text:span></text:p>
      <text:p text:style-name="P2"><text:span text:style-name="T1">我幹嘛要愛什麼台灣國或偉大中國? 我又不是戀物癖,想愛的人自己去愛,它怎麼會是一種價值?</text:span></text:p>
      <text:p text:style-name="P2"><text:span text:style-name="T1">價值必然是普世的,否則也不該叫做價值了,價值是一種大多數人所所應接受的想法,比方說人權.你總不該說你反對人權吧? 但我難道不能反台獨或反統一? 在這個基本意義上,連 '"民主'" 都稱不上是一種價值,它只是一種協商約定的遊戲規則,更何況八竿子打不著一點邊的什麼 "本土".</text:span></text:p>
      <text:p text:style-name="P2"><text:span text:style-name="T1">一方面把本土抬舉為一種價值,一方面卻高喊民主自由,這在概念上是矛盾的自欺欺人的,在實務上則只是憑添悲劇與無謂的對立與衝突,畢竟台獨對你來講是美食,對別人來說卻很可能是毒藥,它終究不該也不可能是一種價值. 這難道不是一種最基本簡單的文明法則?</text:span></text:p>
      <text:p text:style-name="P2"><text:span text:style-name="T1">在這冒牌真理四處強迫擴散氾濫成災的鬼島上,這麼一些極其簡單的道理卻似乎反而變成一種很稀奇的想法.</text:span></text:p>
      <text:p text:style-name="P2"><text:span text:style-name="T1">黨外時代,這些道理大家朗朗上口,大家都懂,怎麼現在卻似乎變成一種離經叛道的思想? 過去十幾年,台灣玩民主自由的表面花樣是玩夠了,但骨子裏及精神上卻朝著反方向急速墮落,可悲的是都以真理之名.</text:span><text:span text:style-name="T3"><text:line-break/></text:span></text:p>
      <text:p text:style-name="P1"><text:span text:style-name="T1">陳真 | 2006.09.26 21:29 | </text:span><text:span text:style-name="T2">#</text:span></text:p>
      <text:p text:style-name="P3"><text:span text:style-name="T1">林致真(外號 cc)是我好朋友,也是我由衷仰慕的一個人,善良老實. 同樣一些話,不同的人講了,表面措詞似乎都一樣美美的,但如果你會看人,你就能明白字裏行間的氣味南轅北轍大不同.</text:span></text:p>
      <text:p text:style-name="P3"><text:span text:style-name="T1">同樣一些話,如果出自什麼名流雅士或一些很會看風向擺姿態講漂亮話的窩囊 "菁英" 嘴裏,聽了實在很難受,一股臭味難聞,但老實人的言行卻總有著一種正直的氣味. 我們不一定認同老實人的想法,但老實人的存在總是讓人感到愉快.</text:span></text:p>
      <text:p text:style-name="P3"><text:span text:style-name="T1">不過,cc 他們講的這些我的確都不認同,一來違反事實,二來時空錯亂.</text:span></text:p>
      <text:p text:style-name="P3"><text:span text:style-name="T1">民進黨成立沒多久時就賄選買票包娼包睹圍標榜標包工程樣樣來,政策總是離不開利益輸送,從中謀取各種所謂 "合法" 或非法的不當利益,撈錢獲利根本就是一種常態.</text:span></text:p>
      <text:p text:style-name="P3"><text:span text:style-name="T1">比方說 (我不敢指名道姓),有一個跟林義雄很親近的人,十年前也是民進黨當官的(現在當更大了),關說藥品從中收賄,恐怕才是他的真正職業. 明明是爛藥,明明有更好更便宜的藥,但醫院卻懼於這些人的淫威,只好屈從,但此人在社會上卻是以清新道德形象出現.</text:span></text:p>
      <text:p text:style-name="P3"><text:span text:style-name="T1">老實說,就算用很低很低超低遠低於一般人的道德水平或法律標準來看,我還真的找不出幾個乾淨的民進黨人. 特別是民代,更是黑影幢幢金光閃閃. 王建宣說得沒錯,他說,如果隨便槍斃一百個民代,其中大約只會有十個是冤枉的.</text:span></text:p>
      <text:p text:style-name="P3"><text:span text:style-name="T1">反倒是陳水扁算是民進黨裏頭在金錢上屬於最乾淨的一些人. 不應該連這樣的基本常識也搞不清. 陳水扁或扁嫂絕不是什麼 "少數害群之馬",在清廉這一點上,他們反倒是民進黨裏頭最後一批腐化者,在他們之前,上上下下早已爛成一團.</text:span></text:p>
      <text:p text:style-name="P3"><text:span text:style-name="T1">用肚臍想也知道,在台灣,越是基層,貪腐情況就越嚴重,把陳水扁說成 "少數" 不肖黨員是完全違反事實的,豈有可能總統貪得一塌糊塗,而底下文武百官及地方政客卻兩袖清風?!</text:span></text:p>
      <text:p text:style-name="P3"><text:span text:style-name="T1">至於什麼清廉仍是民進黨的招牌,貪腐只是少數人的行為,這當然完全不是事實,一顆臭雞蛋難道要每一粒蛋白質細胞都發出惡臭才叫做臭雞蛋? 一塊麵包發霉,頂端綠綠一層,難道你要說這一層綠色霉菌只是 "少數" 高層的不肖作為? 難道你要說它只佔總體積百分之三,所以這麵包仍是清廉可口?</text:span></text:p>
      <text:p text:style-name="P3"><text:span text:style-name="T1">過去的國民其實就很喜歡這樣反駁批評者,每次都說什麼那只是 "少數" 不肖黨員的個人行為,說什麼本黨基本上還是很偉大很清廉的. 黑金之父李登輝不就整天都這麼辯解?! 然後就搬出林覺民或黃花崗七十二烈士來證明該黨的偉大不容汙衊.</text:span></text:p>
      <text:p text:style-name="P3"><text:span text:style-name="T1">我跟姚嘉文過去還蠻熟的,他剛出獄不久就當上民進黨主席,大約是 1988 年吧,那時我還屬於這個爛黨,幾次公開在會議上跟他說民進黨選舉竟然四處買票,他卻打太極,然後私下拉我到一旁說我們要維護黨的形象,反正 "查無實據",睜一眼閉一眼算了.</text:span></text:p>
      <text:p text:style-name="P3"><text:span text:style-name="T1">那時仍是風聲鶴唳的年代就已經這麼黑,何況是有了無數利益可以分贓的美好時代.</text:span></text:p>
      <text:p text:style-name="P3"><text:span text:style-name="T1">至於說什麼不屑以國民黨的標準自我要求,問題是,不管拿什麼標準,民進黨的清廉都完全不及格,如果一個人每次考試都考 5 分10 分,他怎麼好意思說他不屑以某人 "過去" 曾經考 3 分為目標? 你要做比較,應該是以同樣的時空背景和同樣的權力基礎來比,哪有民國比宣統,現在比過去?</text:span></text:p>
      <text:p text:style-name="P3"><text:span text:style-name="T1">國民黨早已經是在野黨 N 年了不是嗎? 為什麼還念念不忘過去那個 "萬惡的國民黨"? 在野黨想貪也沒辦法貪得太誇張,因為執政資源在別人手裏,而且政敵權力在手,你若敢貪,對方豈有可能放過你?</text:span></text:p>
      <text:p text:style-name="P3"><text:span text:style-name="T1">你看, 連馬英九那樣乾淨得近乎潔癖的人,我在電視上卻看到一個叫什麼謝欣霓的民進黨小政客,竟然公開說馬英九 "若要人不知,除非己莫為",講得好像馬英九是個大貪官似的. 無中都能生有,在野者或異議份子若敢貪敢亂來,對方豈有可能放過你?</text:span></text:p>
      <text:p text:style-name="P3"><text:span text:style-name="T1">更荒謬的是,這時候還老惦記著 "以前" 那個 "萬惡的國民黨",那不是很錯亂嗎? 那不如拿袁世凱來比賽好了,就說考 5 分的民進黨 "不屑" 以一百年前曾經考 3 分的袁世凱的道德標準自我要求.</text:span></text:p>
      <text:p text:style-name="P3"><text:span text:style-name="T1">而且,把貪腐這種問題視為某個黨的專利或甚至 "本質",這更奇怪,這同樣仍是活在一種自欺欺人的 "萬惡的國民黨" 的妄想裏. 貪污這種東西是隨著法律和時空而調整的,而不是一種本質,就好像等民進黨下台,他就算想貪也沒辦法貪成像現在這樣滿地開花.</text:span></text:p>
      <text:p text:style-name="P3"><text:span text:style-name="T1">隨著時空的改變,"萬惡的國民黨" 早已一去不返,活在蔣公的年代是很時空錯亂的. 這樣的反省等於沒有反省,心意可嘉,但也僅此而已.</text:span></text:p>
      <text:p text:style-name="P3"><text:span text:style-name="T1">同樣的錯亂,老是說什麼民主前輩犧牲奉獻,把它視為民進黨的資產甚至 "本質",那真是超級荒唐.那些歷史跟現在這個民進黨有啥關係啊? 這就好像過去國民黨面對批評時老是喜歡說什麼本黨有著幾十年偉大傳統,烈士英雄輩出,救國救民犧牲奉獻可歌可泣.</text:span></text:p>
      <text:p text:style-name="P3"><text:span text:style-name="T1">我們不否認黃花崗不否認林覺民,我們承認興中會同盟會跟國民黨的某種歷史淵源,但是,那些過去的人事物,跟當下這個為非作歹貪贓枉法的黨有啥關係呢? 把某種與之沒有隸屬關係的歷史全部打包佔為己有,或甚至視為一種 "本質",那不是很荒謬很時空錯亂嗎?</text:span></text:p>
      <text:p text:style-name="P3"><text:span text:style-name="T1">就比方說鄭南榕為言論自由自焚沒錯啊,但他太太葉菊蘭之種種打壓言論與荒腔走板的政客言行,難道就可以因此一偉大烈士遺孀的身份而合理化? 把某段歷史囊括己有視為一種 "本質" 是很荒唐的,把一種惡行視為對方彷彿亙古不變的萬惡 "本質",當然也一樣時空錯亂.</text:span></text:p>
      <text:p text:style-name="P3"><text:span text:style-name="T1">再說,貪污有何可怕,如果司法健全,你有種就貪啊. 換句話說,以過去那個 "萬惡的" 國民黨之敗行劣跡做為一種不支持現在這個國民黨的理由是根本毫無意義的. 重點是,不管哪個黨,只要惡搞只要貪污只要挑撥族群,就該受到制裁,而不是老是講一種什麼我民主進步而你貪污腐敗的本質論,難道我們還需要什麼聖君賢相不成? 更何況那根本不是什麼某個黨的 "本質".</text:span></text:p>
      <text:p text:style-name="P3"><text:span text:style-name="T1">陳真 2006 9 27</text:span></text:p>
      <text:p text:style-name="P3"><text:span text:style-name="T1">===============</text:span><text:span text:style-name="T3"><text:line-break/></text:span><text:span text:style-name="T1">綠六組觀點 民主 本土 清廉</text:span></text:p>
      <text:p text:style-name="P3"><text:span text:style-name="T1">蘋果日報2006 9 26</text:span></text:p>
      <text:p text:style-name="P3"><text:span text:style-name="T1">二十歲生日象徵著一個人的成熟與他邁向未來的第一步。民主進步黨也即將二十歲了，然而今日的民進黨卻是創黨以來士氣處於最低落的時刻。過去一個禮拜內，綠六組透過一系列執政後對於民進黨行動綱領執行的探討文章，試圖尋回民進黨的核心價值。民進黨的核心價值其實非常簡單，就是「民主、本土、清廉」。</text:span></text:p>
      <text:p text:style-name="P3"><text:span text:style-name="T1">民進黨整體來說其實並沒有背離這些核心價值，然而不可否認的，過去這段時間，民進黨的某些黨政高層以及少數的從政公職，不但背離黨的核心價值，更糟的是讓外界有民進黨不再堅持創黨理念的錯誤印象。對此我們感到無比痛心之外，也希望民進黨能夠在未來堅持自我的核心價值，重拾感動人民的力量。以下是我們這群年輕人給黨最誠心的生日禮物。</text:span><text:span text:style-name="T3"><text:line-break/><text:line-break/></text:span><text:span text:style-name="T1">長治久安為最高任務</text:span></text:p>
      <text:p text:style-name="P3"><text:span text:style-name="T1">在過去為爭取台灣民主制度以及捍衛民主精神，民進黨都扮演極為重要的角色，為了民主制度，發動國會全面改選與總統直選的抗爭，前輩們甚至為了捍衛民主精神的言論自由而犧牲。近日來，黨中央領導高層似乎忘記過去為了民主精神奮鬥的艱辛，竟然學習過去國民黨，在黨內搞起秋後算帳，甚至箝制言論自由。而在制度上，過去6年無解的政治內耗，已證明台灣憲政體制走入了死胡同。</text:span></text:p>
      <text:p text:style-name="P3"><text:span text:style-name="T1">民進黨所提出政府體制的可行方案，完全符合建立民主制度的精神，但在同時，我們卻看見少數領導階層以口號式的方式，喊出意識型態的憲改主張，這種以憲改為工具來達成自我權力鞏固的目的，我們完全不能認同，因為這種權謀操作與消費，只會更加傷害下一階段民主制度的建立。我們在此呼籲黨政領導高層，在未來這段時間，務必以建立台灣長治久安的民主制度為最高任務，任何可能傷害此任務的所有言行都應停止。</text:span></text:p>
      <text:p text:style-name="P3"><text:span text:style-name="T1">「本土」也是民進黨的核心價值，然而本土意涵為何？民進黨黨綱內的「族群多元國家一體決議文」已明定。「各族群能在新國家中共生共榮……深化黨綱中多元文化主義的主張 ，建立各族群相互接納、共同參與建構國家的公民社會」、「中華民國認同與台灣認同應相互接納」、「族群歧視言行應予譴責」。這些條文皆是提倡進步本土論述象徵。這樣的「本土論述」不應窄化為「狹隘的本土主義」，更不應是打擊異己、把人民內部矛盾變成敵我矛盾的武器，而應是團結全國人民的論述。</text:span><text:span text:style-name="T3"><text:line-break/><text:line-break/></text:span><text:span text:style-name="T1">讓台灣回歸理性制度</text:span></text:p>
      <text:p text:style-name="P3"><text:span text:style-name="T1">近日來，黨中央領導階層卻頻頻說出「中國黨糟蹋台灣人」等違背族群決議文的言語。我們不瞭解將全國半數人口歸類為另一國的國民，能如何團結全國，因為除了激化情緒，獲得群眾基礎以換取個人政治權力籌碼的動機外，完全看不出這些言語的積極意義。因此我們基於民進黨族群決議文譴責部分領導高層近來的不當發言，也誠心期許民進黨能夠堅守本土論述，以包容及尊重多元的精神，引領台灣走向更和諧的社會。</text:span></text:p>
      <text:p text:style-name="P3"><text:span text:style-name="T1">「清廉」過去是民進黨的招牌與武器，曾幾何時清廉成為我們執政正當性的致命傷。我們雖認為民進黨絕大多數仍然信守清廉的原則，但不可否認的，少數人的行為的確造成民進黨形象的絕大傷害。或許有人質疑在野黨以及媒體以雙重標準檢驗民進黨，但我們認為民進黨不應排斥以更高的標準來要求自我。</text:span></text:p>
      <text:p text:style-name="P3"><text:span text:style-name="T1">國民黨是腐壞的，至今都是，與一個腐爛到根的政黨共用同一套標準，只會讓民進黨向下沉淪而不會向上提升，我們不屑與國民黨相比較，唯有對自我的最高要求才能夠維持民進黨「清廉」這塊招牌。因此我們認為陳總統或其配偶若遭司法起訴，我們呼籲民進黨立法院黨團立即啟動總統罷免或彈劾程序。但相對地，若司法當局沒有起訴總統或其配偶，我們也同時呼籲「倒扁」勢力的領導人與群眾，尊重司法，停止抗爭，讓台灣回歸理性與制度。</text:span></text:p>
      <text:p text:style-name="P3"><text:span text:style-name="T1">我們是熱愛民進黨的年輕人，因「民主、本土、清廉」的價值吸引而參與這政黨，我們期待成年的民進黨能繼續堅持理念帶領台灣，在此向我們的黨說一聲，二十歲生日快樂。</text:span><text:span text:style-name="T3"><text:line-break/></text:span></text:p>
      <text:p text:style-name="P3"><text:span text:style-name="T1">作者為綠六組總召，綠六組網址：www.wretch.cc/blog/greensix</text:span></text:p>
      <text:p text:style-name="P3"><text:span text:style-name="T1">林致真</text:span></text:p>
      <text:p text:style-name="P3"><text:span text:style-name="T1">================</text:span><text:span text:style-name="T3"><text:line-break/></text:span><text:span text:style-name="T1">中央社</text:span></text:p>
      <text:p text:style-name="P3"><text:span text:style-name="T1">民進黨新生代黨工籲朝野回歸司法底線</text:span></text:p>
      <text:p text:style-name="P3"><text:span text:style-name="T1">更新日期:2006/09/26 11:40</text:span></text:p>
      <text:p text:style-name="P3"><text:span text:style-name="T1">（中央社記者林怡君台北二十六日電）民進黨新生代黨工組成的「綠六組」今天呼籲朝野以司法為底線，若總統陳水扁或總統夫人吳淑珍遭司法起訴，民進黨立法院黨團應立即啟動罷免或彈劾總統程序；反之，倒扁領導人應停止群眾抗爭，回歸理性及制度。</text:span></text:p>
      <text:p text:style-name="P3"><text:span text:style-name="T1">「綠六組」總召集人林致真上午在立法院召開記者會發表「民主、本土、清廉」宣言，作為送給民進黨的二十歲生日禮物。</text:span></text:p>
      <text:p text:style-name="P3"><text:span text:style-name="T1">「綠六組」說，本土是民進黨核心價值，在黨綱「族群多元國家一體決議文」已明白定義：「中華民國認同與台灣認同應互相接納」、「族群歧視言行應予譴責」，本土論述不應窄化為「狹隘的本土主義」。反觀黨中央近日言行除了激化情緒、謀取政治利益，看不出積極意義。</text:span></text:p>
      <text:p text:style-name="P3"><text:span text:style-name="T1">「綠六組」宣言指出，清廉是民進黨的招牌與武器，民進黨不應排斥以更高標準自我要求；國民黨是腐壞的，與一個腐爛到根的政黨共用一套標準，只會讓民進黨向下沈淪，不會向上提升。盼民進黨繼續堅持「民主、本土、清廉」核心價值，帶領台灣。</text:span></text:p>
      <text:p text:style-name="P3"><text:span text:style-name="T1">宣言說，陳總統指修憲應考慮領土問題，是錯誤的發言，口號式喊出意識型態的憲改主張，只會傷害下一階段民主制度，黨政高層應停止相關言行。並呼籲朝野政爭回歸司法底線，以陳總統或吳淑珍是否遭起訴為判斷依據。950926</text:span><text:span text:style-name="T3"><text:line-break/></text:span></text:p>
      <text:p text:style-name="P1"><text:span text:style-name="T1">陳真 | 2006.09.25 20:35 | </text:span><text:span text:style-name="T2">#</text:span></text:p>
      <text:p text:style-name="P2"><text:span text:style-name="T1">頭痛不能醫頭, 腳痛也不能光醫腳. 房子漏水也一樣, 屋簷某個地方漏水, 但問題往往不是出在那個漏水點, 而是出在其它地方. 疾病也一樣, 病因往往在於症狀 “背後” 的某個地方, 光是在漏水點或表面症狀上打轉是徒勞無功的, 唯有找到病因診斷或堵住源頭, 問題才能解決.</text:span></text:p>
      <text:p text:style-name="P2"><text:span text:style-name="T1">因此, 當一個人不知所云, 比方說當一個精神病人胡言亂語, 說什麼玉皇大帝王母娘娘, 這時候你跟他討論這些是沒有意義的. 重點不是這些有問題的話, 重點是為什麼會產生這樣一些怪話.</text:span></text:p>
      <text:p text:style-name="P2"><text:span text:style-name="T1">就好像當我批評南方朔不學有術, 整天張冠李戴離譜地使用各種他完全誤解的知識, 這時候我們不需要去教導他理解這些知識, 而只能探究為什麼會有人膽敢天天在公眾面前任意且離譜地瞎掰胡扯, 是什麼樣的社會促使這樣的問題普遍發生.</text:span></text:p>
      <text:p text:style-name="P2"><text:span text:style-name="T1">換句話說, 並不是我們對這個人或那個人感興趣, 我們感興趣的不是某個人, 而是這個人和那個人身上所共有的某種問題, 就好像一種病及病之蔓延一樣.</text:span><text:span text:style-name="T3"><text:line-break/></text:span></text:p>
      <text:p text:style-name="P1"><text:span text:style-name="T1">陳真 | 2006.09.25 20:14 | </text:span><text:span text:style-name="T2">#</text:span></text:p>
      <text:p text:style-name="P3"><text:span text:style-name="T1">柏楊曾舉個例,他說,討論就像醫生給人看病,只需指出問題或疾病所在,而不需讚美病人頭髮烏溜溜或身材好或長相甜美. 討論畢竟不是聊天打屁說八卦套交情,討論是六親不認的,"問題所在" 是唯一值得注意之處.</text:span></text:p>
      <text:p text:style-name="P3"><text:span text:style-name="T1">指出問題就像醫生指出疾病或病因所在,我們應感謝這樣的指正,而不是視為一種冒犯,難道我們找醫生看病不是為了找出診斷及病因,而是為了聽到讚美? 當醫生詳細指出問題的嚴重性,他並不是要詛咒你或對你有著什麼特殊好惡.</text:span></text:p>
      <text:p text:style-name="P3"><text:span text:style-name="T1">同樣的道理,醫學是研究病,而不是研究健康,健康是無法研究的. 正因為有著這樣那樣的各種病或異常,於是也才有醫學.任何知識或思考或任何公眾事務也一樣,"問題所在" 是唯一值得注意之處. 與其說追求健康,不如說是追求問題的發現診斷與解決.</text:span></text:p>
      <text:p text:style-name="P3"><text:span text:style-name="T1">天底下沒有什麼思想家這種東西,良好的思想就是問題比較少的思想,就好像良好的健康就是比較沒有病痛異樣的一種狀態,而不是說健康 "以上" 還有著一種 "更" 健康的狀態. 天底下也沒有什麼 "偉大思想" 這樣一種彷彿比 "沒有什麼問題" 的思想更艱難深奧的思想.</text:span></text:p>
      <text:p text:style-name="P3"><text:span text:style-name="T1">我相信有些人思考能力比較好,但好是好在他有著較少的錯誤而不是好在他有著什麼偉大的思想.</text:span></text:p>
      <text:p text:style-name="P3"><text:span text:style-name="T1">一個病或一個問題就是一個東西,但健康不是,健康不是東西,它是一種沒有問題存在的狀態.</text:span></text:p>
      <text:p text:style-name="P1"><text:span text:style-name="T1">陳真 | 2006.09.25 17:49 | </text:span><text:span text:style-name="T2">#</text:span></text:p>
      <text:p text:style-name="P2"><text:span text:style-name="T1">我看還是別問我什麼問題吧,這樣很挫折,因為我常不知道別人到底是在問什麼;但總不能假裝我知道.</text:span></text:p>
      <text:p text:style-name="P2"><text:span text:style-name="T1">而且,如果有人說一些很明顯違反事實或不知所云的話,你很難 "委婉" 地說不對不對不是這樣. 在我們的文化裏,說人家講得不對經常是會結樑子的,可我如果明知不對卻說對,那就是在蔑視他人,彷彿他人是可以欺瞞操弄的. 而且,如果我明知荒唐離譜卻說別人講得精闢,那一開始就根本沒有討論什麼的必要.</text:span></text:p>
      <text:p text:style-name="P2"><text:span text:style-name="T1">比方我如果說,希特勒這樣一些自由主義者根本就是共產黨,難道他們真的只是會叫而已的一些廢物? 社會上有一些弱勢者對我們不好,難道我們還要支持他們? 反貪污會不會反而害了我們自己啊?...等等等.</text:span></text:p>
      <text:p text:style-name="P2"><text:span text:style-name="T1">別人聽了這一連串 "問題",除了說荒唐,不知道還能說啥,難道要把人類的歷史及政治學概論及如何思考從ABC說起?那幾乎就等於在給一個外星人或小 baby 上課不是嗎? 可是,有些東西比方說思考,是別人所無法代勞的.</text:span></text:p>
      <text:p text:style-name="P1"><text:span text:style-name="T1">欣宜 | 2006.09.25 09:12 | </text:span><text:span text:style-name="T2">#</text:span></text:p>
      <text:p text:style-name="P3"><text:span text:style-name="T1">...不用自己思考很輕鬆吧？</text:span></text:p>
      <text:p text:style-name="P3"><text:span text:style-name="T1">如果你甘願就這樣任人擺佈，一開始就沒有提出問題的必要.......</text:span></text:p>
      <text:p text:style-name="P1"><text:span text:style-name="T1">Binome | 2006.09.25 07:43 | </text:span><text:span text:style-name="T2">#</text:span></text:p>
      <text:p text:style-name="P2"><text:span text:style-name="T1">謝謝回覆</text:span></text:p>
      <text:p text:style-name="P2"><text:span text:style-name="T1">未來可能盡量不去了解這些所謂的事實真相了，希望能夠騙騙自己，相信美國的民主、道德觀，高興過日子就好了</text:span></text:p>
      <text:p text:style-name="P1"><text:span text:style-name="T1">陳真 | 2006.09.25 05:59 | </text:span><text:span text:style-name="T2">#</text:span></text:p>
      <text:p text:style-name="P3"><text:span text:style-name="T1">(續)</text:span></text:p>
      <text:p text:style-name="P3"><text:span text:style-name="T1">民進黨怎麼會是liberal(自由主義者)?民進黨是一群操弄族群的政客,就跟希特勒一樣,整天搞敵我二分,喊打喊殺,應該是 liberal 的正好相反吧.</text:span></text:p>
      <text:p text:style-name="P3"><text:span text:style-name="T1">liberal 跟共產主義就算概念上不一定對立,也不可能連到一塊吧?</text:span></text:p>
      <text:p text:style-name="P3"><text:span text:style-name="T1">你顯然不知道自己在說啥,不會是從火星來的吧?</text:span></text:p>
      <text:p text:style-name="P1"><text:span text:style-name="T1">陳真 | 2006.09.24 21:58 | </text:span><text:span text:style-name="T2">#</text:span></text:p>
      <text:p text:style-name="P2"><text:span text:style-name="T1">Binome 你好,謝謝留言. 我沒啥好請教的,我相信自己講的,但那也僅僅適用於我自己,至於別人是不是要跟我一樣,我看是最好不要. 我的意思是,是非善惡的事,理應自己給自己做個裁決,至於別人的想法,稱不上請教,不過各言爾志. 道德裁量,無所不在,如何衡量輕重,沒有絕對標準.</text:span></text:p>
      <text:p text:style-name="P2"><text:span text:style-name="T1">有一種條約叫核武不擴散,道德其實也不該擴散,它是一種一人聖經,自己相信就好,不要以為別人也該跟你一樣相信某種並非絕對的作法或想法,因此,說 "請教" 太沉重.</text:span></text:p>
      <text:p text:style-name="P2"><text:span text:style-name="T1">Chomsky 的一本語言學成名書,名義上就是以軍方的研究經費出版,很多北七以此攻擊他說一套做一套,但這樣的攻擊很低能. 我記得二十幾年前剛上大學時,北部有一些號稱左派的學生南下找我,說要 "南北大串連",席間竟然要求我從高醫辦理自動退學,說我們應該起來 "革命",說高醫是什麼 "台奸" 陳中和的後代子孫所創辦,質疑我為什麼可以跟他們 "同流合污"? 應該退學才對.</text:span></text:p>
      <text:p text:style-name="P2"><text:span text:style-name="T1">很蠢吧? 依此邏輯,沒有一間大學是乾淨的. 我不是說不能退學,但是要退你自己退啊. 台大是國民黨黨官當校長,政大是黨校,不乾不淨的, 為什麼你們自己不先退學而要 "同流合污" 呢?</text:span></text:p>
      <text:p text:style-name="P2"><text:span text:style-name="T1">你另外的問題實在太籠統: 路人甲對我不錯,我該支持他嗎? 某某校長對我不錯,我該支持他嗎? 支持他幹啥事呢? 支持他吸毒強姦嗎?</text:span></text:p>
      <text:p text:style-name="P2"><text:span text:style-name="T1">啥是 liberal? 籠統得不能再籠統. 從liberal 扯到共產黨? 危害國家發展? 你不覺得這些問題就像一團醬糊一樣完全沒辦法認知嗎?</text:span></text:p>
      <text:p text:style-name="P2"><text:span text:style-name="T1">至於什麼弱勢族群對我們不好,我們該支持嗎? 這就更玄了. 真不知道你是幾歲的娃? 怎麼想法這麼粗糙混沌?! 這些問題就跟一堆亂碼一樣,完全無法理解.</text:span></text:p>
      <text:p text:style-name="P2"><text:span text:style-name="T1">反對錫安主義,會不會害到亞洲人啊? 反戰會不會害了自己啊? liberal 只是會叫的廢物嗎? ...等等,全都太玄了,你真的知道自己在問什麼嗎?</text:span></text:p>
      <text:p text:style-name="P2"><text:span text:style-name="T1">民進黨只是一群商人,忽左忽右,有奶便是娘,沒有立場就是他們的立場. 他們怎麼可能是什麼 liberal? 但話說回來,啥又是 liberal呢? 用一些別人根本不知道你在指什麼的曖昧標籤談問題不是越談越曖昧嗎?</text:span></text:p>
      <text:p text:style-name="P2"><text:span text:style-name="T1">至於其它什麼民進黨不好,國民黨會更好嗎? 你去餐廳,每次吃飯都吃到蔡賽送急診吊點滴,人們叫你換一家餐廳,你卻問說別家會更好嗎? 這就是你要問的嗎?</text:span></text:p>
      <text:p text:style-name="P2"><text:span text:style-name="T1">馬英九若是校園間諜,那麼幾乎每個民進黨人全是CIA的線民或大財團的跑腿了.</text:span></text:p>
      <text:p text:style-name="P2"><text:span text:style-name="T1">我常有個感想,一個人如果沒辦法清楚地問好一個問題,那意味著那問題對他來講其實並不是那麼重要,那頂多只能說是閒來無事上網聊聊天. 這樣一種普遍的輕薄,常讓我覺得很挫折.</text:span></text:p>
      <text:p text:style-name="P2"><text:span text:style-name="T1">我在親系譜上提到一個故事,兩人相約見面,其中一人因為受囚而無法赴約,他竟然自殺,魂魄飄出籠牢,以信守承諾,有詩云:「此身如朝露，惟惜與君緣。相逢如可換，不辭赴黃泉。」</text:span></text:p>
      <text:p text:style-name="P2"><text:span text:style-name="T1">我很喜歡 "不辭赴黃泉" 這樣的熱情. 某種程度上,我們依靠話語溝通,但話語是死的,唯有熱情賦予它意義. 熱情就是當真,以命相許,當它一回事,唯有如此,一切言語或許才有那麼一點意義.</text:span></text:p>
      <text:p text:style-name="P2"><text:span text:style-name="T1">詩人Rilke 說,"如果你不寫詩會死,你才寫." 我想任何道理都一樣,如果你不講會死,你才講;生死以之,話語應該跟生命黏在一起,否則它就是毫無意義的無謂談論.</text:span></text:p>
      <text:p text:style-name="P1"><text:span text:style-name="T1">Binome | 2006.09.24 19:49 | </text:span><text:span text:style-name="T2">#</text:span></text:p>
      <text:p text:style-name="P3"><text:span text:style-name="T1">你好</text:span><text:span text:style-name="T3"><text:line-break/></text:span><text:span text:style-name="T1">有很多問題想像您請教</text:span><text:span text:style-name="T3"><text:line-break/></text:span><text:span text:style-name="T1">1. 我的學校收了很多研發武器公司的錢，學校也有軍隊… 常常同學們都是支持猶太人zionist的… 要拿獎學金或是找一些實習工作 都跟研發軍事武器間接有關… 請問我去幫那些人做事(短期) 會不會不道德啊…?</text:span><text:span text:style-name="T3"><text:line-break/></text:span><text:span text:style-name="T1">2. 布希對台灣不錯，身為一個台灣人 到底該不該支持布希</text:span><text:span text:style-name="T3"><text:line-break/></text:span><text:span text:style-name="T1">http://www.mobile01.com/topicdetail.php?f=37&amp;t=213942&amp;p=2</text:span><text:span text:style-name="T3"><text:line-break/></text:span><text:span text:style-name="T1">3. 很多liberals 都跟共產主義沒兩樣… liberals 到底是對還是錯.. 是不是危害國家發展</text:span><text:span text:style-name="T3"><text:line-break/></text:span><text:span text:style-name="T1">4. 很多人常說liberals只會在那邊叫而已 現實社會根本不可能那麼理想</text:span><text:span text:style-name="T3"><text:line-break/></text:span><text:span text:style-name="T1">5. 美國雖然很多人罵 但是我覺得種族歧視最不嚴重的就是美國了….反而很多罵美國的國家 種族歧視很嚴重 可以說歸功於猶太人媒體反對種族歧視 所以反而支持猶太人對亞洲人比較好?</text:span><text:span text:style-name="T3"><text:line-break/></text:span><text:span text:style-name="T1">6. 我本身在美國是沒遇到過，但是很多所謂的弱勢族群對亞洲人都很不友善 (本身在美國之外的國家有遇到過)… 我們應該支持弱勢族群嗎?</text:span><text:span text:style-name="T3"><text:line-break/></text:span><text:span text:style-name="T1">7. 最重要的 anti Zionism 常常被說成 anti Semitism 種族歧視 自少大部分人都這樣認為 所以反對錫安主義 會不會害到亞洲人啊 一般來說美國白人都認為亞洲人還不錯, 是不是只要乖乖的 當白人的奴隸就好了 去搞什麼反戰, 反而會害了自己?</text:span></text:p>
      <text:p text:style-name="P3"><text:span text:style-name="T1">關於台灣…</text:span><text:span text:style-name="T3"><text:line-break/></text:span><text:span text:style-name="T1">1. 同上 有人常說liberals只會叫而已 民進黨可以算是證明了這一點嗎? 難道liberal真的就只是適合叫的廢物而已? 倒扁是必要的嗎?</text:span><text:span text:style-name="T3"><text:line-break/></text:span><text:span text:style-name="T1">2. 現在的民進黨真的不行了 但是換馬英九做 馬英九以前不是校園間諜嗎? 換給國民黨做 雖然比較好 但是國民黨很多人人品都很有問題吧…</text:span></text:p>
      <text:p text:style-name="P3"><text:span text:style-name="T1">有的時候真的很想去信基督教 然後每天看 Fox News 之類的主流媒體 相信媒體所說的 幫白人工作 有什麼不順就去怪政府 快快樂樂的過日子就好了……….</text:span><text:span text:style-name="T3"><text:line-break/></text:span></text:p>
      <text:p text:style-name="P1"><text:a xlink:type="simple" xlink:href="http://palinfo.habago.org/mt-comments.cgi?__mode=red&amp;id=6515"><text:span text:style-name="T2">易燁煌</text:span></text:a><text:span text:style-name="T1"> | 2006.09.24 03:53 | </text:span><text:span text:style-name="T2">#</text:span></text:p>
      <text:p text:style-name="P2"><text:span text:style-name="T1">了解，在一個黨上下出了問題時還待在其中，是沒有什麼值得讚揚的，除非他能“做”出什麼事，解決問題</text:span><text:span text:style-name="T3"><text:line-break/></text:span><text:span text:style-name="T1">否則只是在黨裏頭默不作聲，或是說些無關緊要的空話，甚至是算計什麼時機、利益的</text:span><text:span text:style-name="T3"><text:line-break/></text:span><text:span text:style-name="T1">真的就是…沒什麼好說的了</text:span></text:p>
      <text:p text:style-name="P4"><text:span text:style-name="T1"/></text:p>
      <text:p text:style-name="P2"><text:span text:style-name="T1">但像早年老K的外交把手葉公超曾對李敖說過的一段感言：「我(葉公超)加入國民黨，原希望用兩腳踩到泥裏，可以把國民黨救出來，結果呢，不但沒把國民黨救出來，反倒把自己陷進去了。」</text:span></text:p>
      <text:p text:style-name="P2"><text:span text:style-name="T1">這就不知道是葉某晚年的悔悟？</text:span><text:span text:style-name="T3"><text:line-break/></text:span><text:span text:style-name="T1">還是活用了外交詞令，只是借李敖之口留點好名聲了</text:span></text:p>
      <text:p text:style-name="P1"><text:span text:style-name="T1">陳真 | 2006.09.23 21:45 | </text:span><text:span text:style-name="T2">#</text:span></text:p>
      <text:p text:style-name="P3"><text:span text:style-name="T1">我不認識王拓,其人其事知之甚少,但相較於其他我所認識的民進黨那些所謂大老新秀們,王拓似乎比較好.但就道德上來講,這時候若還屬於民進黨的,還能有什麼值得讚揚的呢? 就像以前的國民黨開明派一樣,區分誰是開明派誰是保守派並沒有多少意義,全是一夥. 唯有當時空改變,權力易手,那時候或許才有差別.</text:span></text:p>
      <text:p text:style-name="P3"><text:span text:style-name="T1">比方說林濁水,義不正卻辭嚴,一副道貌岸然. 相對於其他政客而言,他當然 "比較" 好,但這種 "比較" 在道德意義上來講根本微不足道. 拿刀叉吃人肉跟徒手吃人肉並沒有多大差別,全是食人一族.</text:span></text:p>
      <text:p text:style-name="P3"><text:span text:style-name="T1">就好像若在 20年前凡屬於國民黨的,還能有什麼值得讚揚的呢? 從根本上就是不義了不是嗎? 在不義的基礎上區分誰的正義成份多一些或少一些,並沒有多少意義.</text:span></text:p>
      <text:p text:style-name="P3"><text:span text:style-name="T1">民進黨的惡劣醜陋和可惡,罄竹難書,不擇手段,無所不用其極(比方說整天挑撥什麼中國人欺負咱台灣郎,真是混蛋透頂).一個正直的人有可能成為它的一個基層黨員,但一個正直的人絕不可能一方面成為它的檯面人物或成為所謂親綠學者或親綠 XX,一方面卻對其敗行劣跡幾乎從來不吭一聲. 這時候,在裏頭區分誰比較好,就好像區分臭雞蛋比較臭或臭鴨蛋比較臭一樣.</text:span></text:p>
      <text:p text:style-name="P3"><text:span text:style-name="T1">過去不是很多親國民黨的所謂開明派學者或開明派 XX 嗎? 所謂惡紫之奪朱,這樣的一些開明人士,反倒比污七媽黑的政客更要可惡一些,因為他們以紫奪了朱,混淆了是非. 忽黑忽白,又黑又白,白天白晚上黑,黑白通吃,比一黑到底更糟糕.</text:span></text:p>
      <text:p text:style-name="P3"><text:span text:style-name="T1">===========</text:span><text:span text:style-name="T3"><text:line-break/></text:span><text:span text:style-name="T1">(續)</text:span></text:p>
      <text:p text:style-name="P3"><text:span text:style-name="T1">另外,我說個人道德修為與公眾事務無關意思是說:</text:span></text:p>
      <text:p text:style-name="P3"><text:span text:style-name="T1">第一,公眾事務之良善運作並非依靠那唯心的所謂個人道德修養,就好像運動會比賽不需要先要求運動員具有崇高的道德修養一樣,把公眾事務的腐敗歸咎於聖人數目太少是很荒唐的.成員的品性良好當然有助於公眾事務的發展或比賽的進行,但它不是一種先決要件.</text:span></text:p>
      <text:p text:style-name="P3"><text:span text:style-name="T1">第二,即便是甘地式的非暴力鼓吹一種道德精神面的純粹與無私,那依然只是鼓吹一種類似惻隱之心人皆有之的人性本善,而不是鼓吹 "某一類" 特定的道德修養(比方說 "不可以罵髒話" 喔),更不是鼓吹一種 "崇高" 的道德境界.</text:span></text:p>
      <text:p text:style-name="P3"><text:span text:style-name="T1">就好像我若生病,當我病好了,我就恢復正常,跟你跟他一樣正常,我並不需要也不可能追求一種 "比" 別人更 "崇高" 的健康狀態.</text:span></text:p>
      <text:p text:style-name="P3"><text:span text:style-name="T1">乾淨就是不髒,不髒就是最高級了,如果以為有一種 "不髒" 比別的不髒 "更" 崇高"更" 乾淨,那只是自欺欺人的一種道德虛榮.</text:span></text:p>
      <text:p text:style-name="P3"><text:span text:style-name="T1">疾病有無數種,但健康卻只有一種,若以為自己可以 "更" 健康,那簡直就是一種可怕的病.</text:span></text:p>
      <text:p text:style-name="P3"><text:span text:style-name="T1">第三,退一千萬步來講,就算假設以上兩項反駁都不成立,那麼, "道德一致性" 的問題依然存在,也就是說,你得自己先做到你自己說的那些漂亮話(比方說反省),再來教訓別人也不遲.</text:span></text:p>
      <text:p text:style-name="P3"><text:span text:style-name="T1">第四,把一種正常社會的正常抗爭,扭曲成一種 "不安定" 或 "騷亂",扭曲成一種負面現象,那不就是把過去國民黨那一套封建說法原封不動抄一遍? 當林義雄自己搞抗爭時,說法完全不一樣,馬上變成是多麼神聖偉大的行為,甚至動不動就說是 "代表台灣人民" 的一種偉大舉動. 可是,為什麼每一次當異己做同樣的事時,為什麼就變成一種負面的可恥的或甚至應該鎮壓排除的 "騷亂"?</text:span></text:p>
      <text:p text:style-name="P3"><text:span text:style-name="T1">你可以這樣,也可以那樣,但你不能一下子說這樣一下子又說那樣. 道德不一致是可恥的.</text:span></text:p>
      <text:p text:style-name="P3"><text:span text:style-name="T1">陳真 2006 9 23</text:span></text:p>
      <text:p text:style-name="P1"><text:a xlink:type="simple" xlink:href="http://palinfo.habago.org/mt-comments.cgi?__mode=red&amp;id=6513"><text:span text:style-name="T2">易燁煌</text:span></text:a><text:span text:style-name="T1"> | 2006.09.23 17:54 | </text:span><text:span text:style-name="T2">#</text:span></text:p>
      <text:p text:style-name="P2"><text:span text:style-name="T1">再說說島上的一些事…</text:span></text:p>
      <text:p text:style-name="P2"><text:span text:style-name="T1">前兩天基隆市現任市長許某人的貪污(濫用權利)案在法院一審宣判了，許市長被判有罪</text:span><text:span text:style-name="T3"><text:line-break/></text:span><text:span text:style-name="T1">當初與許共謀圖利，但後來反目舉發整件事的一商人被判緩刑</text:span></text:p>
      <text:p text:style-name="P2"><text:span text:style-name="T1">我以一個基隆市民來說，當然認為許財利應該為自己的所做所為負責</text:span><text:span text:style-name="T3"><text:line-break/></text:span><text:span text:style-name="T1">但要他自己下台是不可能的，基隆市民以其他手法(地方自治法裏的罷免)讓他下台有可能，但需要有人去做</text:span></text:p>
      <text:p text:style-name="P2"><text:span text:style-name="T1">前面所提…都是法律層面的事</text:span></text:p>
      <text:p text:style-name="P2"><text:span text:style-name="T1">但政治面的事…</text:span><text:span text:style-name="T3"><text:line-break/></text:span><text:span text:style-name="T1">現在不論是不是基隆市民，都會追問當初強力為許背書的馬英九的態度</text:span><text:span text:style-name="T3"><text:line-break/></text:span><text:span text:style-name="T1">許財利在法院判決出來的第一時間就「退出國民黨」試圖要和老K劃清界線</text:span></text:p>
      <text:p text:style-name="P2"><text:span text:style-name="T1">然沒有人會說他許財利退了黨基隆的事就和馬英九無關</text:span><text:span text:style-name="T3"><text:line-break/></text:span><text:span text:style-name="T1">馬英九也不可能說一句遺憾還是一些表面話就能算了的</text:span></text:p>
      <text:p text:style-name="P2"><text:span text:style-name="T1">現在也開始有一些綠營的人開始拿許的事攻擊馬英九，這也應該要馬自己說的</text:span></text:p>
      <text:p text:style-name="P2"><text:span text:style-name="T1">但好笑的是有某些民進黨要參選台北市議員的小政客</text:span><text:span text:style-name="T3"><text:line-break/></text:span><text:span text:style-name="T1">拿著基隆市的事跑去找施明德…好像是要向施「陳情」說你們廣場上紅衣的群眾不要只找陳水扁的麻煩，應該一並去說說基隆許財利的問題</text:span></text:p>
      <text:p text:style-name="P2"><text:span text:style-name="T1">我以一基隆市民來說，覺得這個小政客很無聊</text:span><text:span text:style-name="T3"><text:line-break/></text:span><text:span text:style-name="T1">選個台北市議員要拿基隆市的事找施明德(反貪倒扁)做訴求…純屬一個做秀而已</text:span></text:p>
      <text:p text:style-name="P2"><text:span text:style-name="T1">他如果這麼關心基隆的問題，我歡迎他帶人包圍基隆市政府，要在基隆市區搞紅衣靜坐要求許財利下台我也支持</text:span></text:p>
      <text:p text:style-name="P2"><text:span text:style-name="T1">他要說國民黨馬英九要為此負責，去北市府、國民黨或馬英九家裏找馬英九給交待，那我也支持</text:span><text:span text:style-name="T3"><text:line-break/></text:span><text:span text:style-name="T1">然而這些綠營小政客都不，偏找上總統府前的施明德…真的讓人覺得好笑？</text:span></text:p>
      <text:p text:style-name="P2"><text:span text:style-name="T1">另一個有趣的事…就是王拓的態度</text:span><text:span text:style-name="T3"><text:line-break/></text:span><text:span text:style-name="T1">去年底選縣市長的時候，民進黨(扁)自己為了討好李登輝(台聯)</text:span><text:span text:style-name="T3"><text:line-break/></text:span><text:span text:style-name="T1">要求迫使民進黨正式提名的王拓退選基隆市長</text:span></text:p>
      <text:p text:style-name="P2"><text:span text:style-name="T1">今天王拓和基隆的民進黨人…在譴責許財利的同時，有沒有必要去想想自己的問題？</text:span><text:span text:style-name="T3"><text:line-break/></text:span><text:span text:style-name="T1">(不要求他們解釋了)</text:span></text:p>
      <text:p text:style-name="P2"><text:span text:style-name="T1">對了，想請問一下陳真老大，能否說說你知道的王拓其人其事？</text:span><text:span text:style-name="T3"><text:line-break/></text:span><text:span text:style-name="T1">在我看來…他在現在的民進黨裏還算個人物(?)</text:span><text:span text:style-name="T3"><text:line-break/></text:span><text:span text:style-name="T1">至少沒有扶同為惡，幫著作壞事</text:span></text:p>
      <text:p text:style-name="P2"><text:span text:style-name="T1">前兩天還在報上投書，很含蓄的要求陳水扁退黨(不是下台)</text:span></text:p>
      <text:p text:style-name="P2"><text:span text:style-name="T1">對王拓的過去…能知道的就是他寫得一手好文章，小說散文不錯</text:span><text:span text:style-name="T3"><text:line-break/></text:span><text:span text:style-name="T1">在所謂“鄉土文學論戰”啥的時候，還曾經是個「左派」的說</text:span></text:p>
      <text:p text:style-name="P1"><text:span text:style-name="T1">陳真 | 2006.09.23 02:05 | </text:span><text:span text:style-name="T2">#</text:span></text:p>
      <text:p text:style-name="P3"><text:span text:style-name="T1">過去國民黨的黨國教育整天灌輸諸如 "不要問國家能為你做什麼,要問你能為國家做什麼" 之類的封建論調,蔣經國還有些名言不是嗎? 他教導我們必須 "犧牲小我,完成大我",必須 "犧牲享受,然後才能享受犧牲",歸結一句話就是你們要當聖人當順民當白癡,要擁護國家擁護集體榮光擁護偉大的什麼文化,而不要在乎個人利益.</text:span></text:p>
      <text:p text:style-name="P3"><text:span text:style-name="T1">林義雄的這類論調或一般所謂 "愛台灣",完全如出一轍,是卑鄙可惡的封建思想.</text:span></text:p>
      <text:p text:style-name="P3"><text:span text:style-name="T1">民主是奠基於自利自私的一種遊戲規則,就好像下棋或比賽大家都想贏一樣; 想贏是正常的合理的,不想贏才是怪異扭曲. 人為己謀利一點都不可恥,問題不在比賽想贏,而在於比賽有無公平遊戲規則. 我們需要的是一種制度一種合乎基本公平正義的遊戲規則,而不是需要更多聖人(或者應該說愚民).</text:span></text:p>
      <text:p text:style-name="P3"><text:span text:style-name="T1">個人性質的道德聖潔與公眾事務根本不相干,但台灣不管誰當權或誰有發言地位,馬上就會變成道德導師,包括阿扁呂秀蓮甚至黑金之父李登輝都曾致於推動什麼心靈改革與道德重整運動,可是,公眾事務與個人道德修為何干? 眾人的安全並不是依靠個人美德,那太不可靠了,誰知道誰哪天會突然起盜心?</text:span></text:p>
      <text:p text:style-name="P3"><text:span text:style-name="T1">眾人事務跟個人道德修為不相干(就算相干也輪不到政客來導正我們的心靈與道德),叫大家要無私無我地犧牲奉獻什麼的,那完全是一種封建思想! 二十一世紀的今天,如果人們還相信這一套什麼聖人思維,那真是很可悲,不如改為帝制,回到過去聖君賢相的時代算了.</text:span></text:p>
      <text:p text:style-name="P1"><text:span text:style-name="T1">陳真 | 2006.09.22 22:51 | </text:span><text:span text:style-name="T2">#</text:span></text:p>
      <text:p text:style-name="P2"><text:span text:style-name="T1">學姐傳底下這報導給我,問說林義雄到底在講什麼?</text:span></text:p>
      <text:p text:style-name="P2"><text:span text:style-name="T1">過去來過我在台灣的書房的人一定見過我在牆上貼了林義雄寫的一張書法,是寫給鄭南榕,上面寫著: 無私無我,死生如一.</text:span></text:p>
      <text:p text:style-name="P2"><text:span text:style-name="T1">林先生滿口反省,我以前很信,但現在完全不信,而且覺得很糟糕,因為他在政治上做了許多言行不一的事,在這一點惡行上,恐怕不輸給他所強力推薦的大壞蛋陳水扁,但林義雄對自己的一切言行不一與各種錯誤,不但從來沒有半點反省,而且反而持續以什麼道德大師的姿態做一些非關原則性的高調訓話.</text:span></text:p>
      <text:p text:style-name="P2"><text:span text:style-name="T1">反省來反省去,全是反省別人. 可是,反省難道不是像禱告那樣一種東西,純粹是你自己內心的事,怎麼能拿來以一種彷彿禱告大師反省大師的口氣高高在上教訓眾人呢? 這就是自以為是,而自以為是在一些宗教看來,就是最大的敗德,因為你膨漲了自己,僭越了神,整天講著只有神明才有資格講的話.</text:span></text:p>
      <text:p text:style-name="P2"><text:span text:style-name="T1">如果那麼喜歡講反省,那至少你得先反省自己那麼多明明白白的錯誤不是嗎? 可我從未見過他在政治上做過什麼反省或認過什麼錯,他似乎以為自己是永不犯錯或就算犯錯也不能算錯的教宗.</text:span></text:p>
      <text:p text:style-name="P2"><text:span text:style-name="T1">如果我們偏偏不把眾人皆能遵循的基本原則當一回事(比方說言行一致,比方說推薦出一個貪污腐敗整天搞族群仇恨鬥爭的超級惡劣政客,那就應該向眾人道歉或自我懲罰,為自己之推薦錯誤負起責任--如果是日本人,可能就得切腹自殺),反而訓話訓什麼無私無我的道德高調,那就像一個數學每次都考零分的人整天說他要成為全世界最偉大的數學大師一樣.</text:span></text:p>
      <text:p text:style-name="P2"><text:span text:style-name="T1">可是,如果你連一加一等於二都不會,那你何必以什麼數學家的高姿態講話呢? 對自己那麼明顯的無數錯誤或最基本的言行一致都做不到,整天講那些宇宙般偉大的什麼無私無我漂亮話教訓世人,究竟有何意義? 那不是很敗德嗎?</text:span></text:p>
      <text:p text:style-name="P2"><text:span text:style-name="T1">馬英九為許財利助選,這人卻涉嫌貪污,馬英九馬上出來道歉,為自己的錯誤推薦感到不安與慚愧. 人只要能做到這樣就行,不必整天講那麼崇高的什麼無私無我但卻連最基本的東西都一概沒做到,這不是很荒唐很敗德嗎?</text:span></text:p>
      <text:p text:style-name="P2"><text:span text:style-name="T1">我心裏有個無形的 "墓碑",是為我過去的精神導師林義雄而立,墓碑上寫著: 1941-1999.</text:span></text:p>
      <text:p text:style-name="P2"><text:span text:style-name="T1">自 1999 年之後,我看林義雄當黨主席那樣一種膨風與惡搞以及玩弄黨規黨章甚至為了勝選抬舉素行不良的陳水扁,一年又一年,惡搞再惡搞(什麼國會一定要減半,TVBS一定要關台,開發核電的政府沒有存在價值,並不斷大力支持陳水扁以及說什麼民進黨多棒多好之類的睜眼瞎話),我就不再相信他說的什麼反省了. 我相信他的人格,但他卻是道德的極其負面示範.</text:span></text:p>
      <text:p text:style-name="P2"><text:span text:style-name="T1">陳真</text:span></text:p>
      <text:p text:style-name="P2"><text:span text:style-name="T1">=====================</text:span></text:p>
      <text:p text:style-name="P2"><text:span text:style-name="T1">林義雄：每人應反省自己是否真心要台灣和諧</text:span></text:p>
      <text:p text:style-name="P2"><text:span text:style-name="T1">中央社 2006-09-22 15:32</text:span><text:span text:style-name="T3"><text:line-break/><text:line-break/></text:span><text:span text:style-name="T1">（中央社記者沈如峰宜蘭縣二十二日電）倒扁及挺扁力量對立，引發社會不安。前民主進步黨主席林義雄今天在宜蘭說，每個人現在都要好好反省，看看自己是否真心要台灣和諧；如果大家都能這樣做，包括總統陳水扁、抗爭的民眾、媒體及政黨都會有好的作為，否則其他舉止都不會對政局有幫助。</text:span><text:span text:style-name="T3"><text:line-break/><text:line-break/></text:span><text:span text:style-name="T1">已故民進黨籍立法委員張川田（宜蘭縣）告別式，中午在宜蘭礁溪舉行，林義雄前往會場上香，並擔任張川田生平行誼介紹人。</text:span></text:p>
      <text:p text:style-name="P2"><text:span text:style-name="T1">林義雄說，他相信每個人都非常關心目前的政局，也希望對立的情況能夠趕緊結束，恢復到安和樂利的生活，但是目前各方爭執激烈的情況還是無法立即結束。</text:span></text:p>
      <text:p text:style-name="P2"><text:span text:style-name="T1">他表示，如果大家都想對政局有幫助，最重要的工作就是要好好反省自己，用探照燈探照自己是否心中存有不好的意念，是否真心要讓台灣和諧，如果大家都能這樣反省自己，相信總統應該會有好的作為，抗爭的民眾、各縣市主管機關、警察治安單位也會有好的表現。</text:span></text:p>
      <text:p text:style-name="P2"><text:span text:style-name="T1">此外，媒體及各政黨也應好好反省自己，看看自己的所作、所言，是否會讓台灣政局更不好收拾。</text:span></text:p>
      <text:p text:style-name="P2"><text:span text:style-name="T1">林義雄說，如果大家都能這樣做，那麼相信以台灣全體人民的智慧，目前政局的各種情況都會過去；除了反省自己之外，目前其他的言語及行動，都不會對政局有所幫助。</text:span><text:span text:style-name="T3"><text:line-break/></text:span></text:p>
      <text:p text:style-name="P1"><text:span text:style-name="T1">路過的人 | 2006.09.22 15:17 | </text:span><text:span text:style-name="T2">#</text:span></text:p>
      <text:p text:style-name="P3"><text:span text:style-name="T1">了解, 謝謝開導.</text:span><text:span text:style-name="T3"><text:line-break/></text:span><text:span text:style-name="T1">話說回來, 不在乎原則者, 似乎也很難做出什麼好事來.</text:span></text:p>
      <text:p text:style-name="P1"><text:span text:style-name="T1">陳真 | 2006.09.22 11:20 | </text:span><text:span text:style-name="T2">#</text:span></text:p>
      <text:p text:style-name="P2"><text:span text:style-name="T1">(續)</text:span></text:p>
      <text:p text:style-name="P2"><text:span text:style-name="T1">宗教哲學上總是有上帝存不存在的辯論,有時聽了覺得很好笑,拼命說上帝不存在的人許多時候似乎比說上帝存在的人更具有宗教性.</text:span></text:p>
      <text:p text:style-name="P2"><text:span text:style-name="T1">敝學院前院長 Bernard Williams 說得很對,他說,這些無神論者顯然很在乎神存不存在,否則就不會花那麼大力氣說神不存在.那些認為神存在也好不存在也罷一點都無所謂的人,才是真正的無神論者.</text:span></text:p>
      <text:p text:style-name="P1"><text:span text:style-name="T1">陳真 | 2006.09.22 10:57 | </text:span><text:span text:style-name="T2">#</text:span></text:p>
      <text:p text:style-name="P3"><text:span text:style-name="T1">這樣理解當然不對.如果你對你那樣的理解都很難接受,那就更不用說我講的意思了.</text:span></text:p>
      <text:p text:style-name="P3"><text:span text:style-name="T1">有陰有陽,有正有邪,評價性概念總是相對的,如果不存在一種對比,概念就不存在了.</text:span></text:p>
      <text:p text:style-name="P3"><text:span text:style-name="T1">就好像我現在眼前有隻蜘蛛,常在我床頭結網,我已經忍耐牠很久了,於是我說牠不乖. 但 "不乖" 得相對於 "乖" 才行,問題是,我不知道一隻蜘蛛該怎麼樣才算 "乖". 既然 "乖" 無法理解,"不乖" 當然也就沒有了意義.</text:span></text:p>
      <text:p text:style-name="P3"><text:span text:style-name="T1">同樣的道理,當我們要對一種現象做出評價,那就得先在空中畫出兩個世界或兩種互為襯托的屬性. 我說你理解得不太對是因為,我是說 "在乎" 之於 "不在乎",而不是 "善" 之於 "惡",也不是 "善" 之於不在乎.</text:span></text:p>
      <text:p text:style-name="P3"><text:span text:style-name="T1">即便是出於惡意幹惡事,只要他心裏對善惡有感覺(倒不一定要秉持善意),那當然在道德意義上要比啥都不在乎啥也不相信的犬儒幹好事要道德太多太多.</text:span></text:p>
      <text:p text:style-name="P3"><text:span text:style-name="T1">我這樣講,無法反駁,因為其實有點像在講 "A 等於A" 或 "阿扁就是阿扁".</text:span></text:p>
      <text:p text:style-name="P3"><text:span text:style-name="T1">你想,一個人如果連善惡都不在乎,那麼,在 "善惡" 這一層意義上,他的所做所為已經從根本上把善惡道德或是非這回事給完全整個 delete 了,那麼,在 "善惡" 這一層意義上,不管多麼邪惡的心態或作為,當然都比它道德,因為它根本不在乎這個領域的存在.</text:span></text:p>
      <text:p text:style-name="P3"><text:span text:style-name="T1">比方說一對戀人,也許出於各種原因,雙方處不來,潑硫酸寫黑函射飛鏢,各種武俠場面樣樣來,不管彼此如何由愛生恨,我們都會承認這是一個愛情故事,頂多說它是一個可悲的愛情故事. 但你去銀行辦事,銀行員再怎麼熱心,都不能說你跟他演出了一場愛情故事. 於是我們說,在 "愛情" 的意義上,潑硫酸射飛鏢比一個熱心助人的銀行員更具有愛情意義.</text:span></text:p>
      <text:p text:style-name="P3"><text:span text:style-name="T1">有句話說: "愛的反面不是恨,而是冷漠." 冷漠就是不在乎,愛也好,恨也罷,他都不在乎,在愛恨意義上,這當然比恨更可怕.</text:span></text:p>
      <text:p text:style-name="P3"><text:span text:style-name="T1">愛恨如此,是非善惡也一樣.</text:span></text:p>
      <text:p text:style-name="P3"><text:span text:style-name="T1">不管是叔本華或維根斯坦,都很認同基督教視自殺為最大的罪之想法,在我看來這話很有道理. 面對生命,你可以恐懼可以喜悅可以積極可以消極可以咒罵可以歌頌,但你不能連命都不要. 因為命是老天爺給你的,就像個禮物一樣,你在這 "禮物" 裏頭,可以滿意也可以不滿意可以行善也能行惡,隨便你,但你不能把禮物退回.</text:span></text:p>
      <text:p text:style-name="P3"><text:span text:style-name="T1">上帝既然給了你自由意志,那祂就得接受我們的生命之自由發展與選擇,但上帝並沒有賜給我們一種摧毀生命的自由,那是褻瀆神明.</text:span></text:p>
      <text:p text:style-name="P3"><text:span text:style-name="T1">善惡美醜就像個邏輯框框,我可以遵守,也可以違反,但不管遵守或違反,我心裏都應該對它有感覺,我應該在乎自己之遵守或不遵守.</text:span></text:p>
      <text:p text:style-name="P3"><text:span text:style-name="T1">就好像一個數學白癡演算半天,結果卻說一加一等於三十八,真不知道是怎麼算的,但是有一台計算機,它很快就演算出 "二" 這個正確答案,或是我甚至看過高雄六合夜市有個賭博攤位主人養了一隻鳥,竟然會做個位數的 "算數". 如果你問我,在 "數學" 意義上,哪一個更具數學意義或更懂得數學,那當然是那個數學白癡.</text:span></text:p>
      <text:p text:style-name="P3"><text:span text:style-name="T1">至於計算機,雖然每次都算對,但它並不是在從事一種數學,它只是一種獨立於數學之外的純機械式運轉,在數學上它是毫無意義的. 小鳥也是.</text:span></text:p>
      <text:p text:style-name="P3"><text:span text:style-name="T1">我不是說台南保安宮有幾隻九官鳥被我的小時玩伴們給 "教壞" 嗎? 本來廟裏訓練鳥兒們喊蔣總統萬歲或是唱梅花,結果這群可惡的小孩竟然教牠們講髒話,讓牠們整天對著來此求神問佛的善男信女罵 "x 你娘 78". 但我相信這些鳥根本不知道自己在說啥,也就是說,在 "罵人" 的意義上它是毫無意義的.</text:span></text:p>
      <text:p text:style-name="P3"><text:span text:style-name="T1">或善或惡的社會都不可怕,但是,善惡如屁如糞般不值錢無所謂沒溫度沒重量的社會,那才真的可怕,道德是非整個被 delete 了,甚至變成一種謀財謀利謀名的純工具.</text:span></text:p>
      <text:p text:style-name="P3"><text:span text:style-name="T1">哪一種狀況在道德意義上比較恐怖,我覺得那是毫無疑問的事,除非你誤解了我在說的意思,把它扭曲成什麼受害者多可憐啊多倒楣啊多麼需要人家幫助啊之類的八卦閒聊話題.</text:span><text:span text:style-name="T3"><text:line-break/></text:span></text:p>
      <text:p text:style-name="P1"><text:span text:style-name="T1">路過的人 | 2006.09.22 09:36 | </text:span><text:span text:style-name="T2">#</text:span></text:p>
      <text:p text:style-name="P2"><text:span text:style-name="T1">一個人基於好意而行惡事，比起不在乎善惡原則卻”不小心”或”為了利益”而施善行者在道德意義上要來得崇高．</text:span></text:p>
      <text:p text:style-name="P2"><text:span text:style-name="T1">不知小弟這樣理解對不對，如果真是這樣，還真有點讓人難接受．</text:span></text:p>
      <text:p text:style-name="P1"><text:span text:style-name="T1">陳真 | 2006.09.22 01:14 | </text:span><text:span text:style-name="T2">#</text:span></text:p>
      <text:p text:style-name="P3"><text:span text:style-name="T1">(續)</text:span></text:p>
      <text:p text:style-name="P3"><text:span text:style-name="T1">有句話說,"犬儒是道德的大敵". 現代所謂犬儒跟古希臘不一樣,現代犬儒是像我所認識的邱義仁那樣一些人,他可以做好事,也可以做壞事,但好壞全然失去意義,因為他根本不在乎好壞.</text:span></text:p>
      <text:p text:style-name="P3"><text:span text:style-name="T1">人使壞不可怕,可怕的是根本不在乎好壞;前者依然保有了正直的可能性,後者則否,道德是非對他而言是毫無意義的東西,只要能贏只要爽就好.</text:span></text:p>
      <text:p text:style-name="P3"><text:span text:style-name="T1">我對納粹並不如世人那般厭惡,世上邪惡有遠勝於納粹者,在我看來,生活中就有很多這樣的人事物,比方說台灣菁英,你說有幾個人真的在乎什麼是非善惡? 少之又少. 這些東西對他們只是一種身外物,一種工具,就像民進黨那樣,嘴巴喊的,跟實際上的所做所為完全不一樣,就算過去有些時候做了點好事,但那依然缺乏道德意義,因為他根本不在乎好壞,他只是想奪權想滿足某種個人慾望或權位,所謂是非善惡只是一種工具,工具用完就丟,工具本身是沒有善惡意義的.</text:span></text:p>
      <text:p text:style-name="P3"><text:span text:style-name="T1">這樣一種不在乎好壞的心態,才叫做邪惡,但納粹不是.納粹甚至認為自己是對的. 最近去看倫敦的戰爭博物館,我看那些每天處死病人的醫生護士納粹志工,個個笑咪咪,溫文良善,而且全是志願從事,視為一種榮耀. 博物館牆上寫著: 該集中營裏有七千位志工,他們全是懷抱理想,志願前來,並沒有人被強迫.</text:span></text:p>
      <text:p text:style-name="P3"><text:span text:style-name="T1">他們把智障者或老年失智病患或猶太人安樂死,這些行為在我們看來是錯的,問題是,這些醫生護士或一般志工並非不在乎對錯,相反地,他們很可能比我們一般人更具有正義感.</text:span></text:p>
      <text:p text:style-name="P3"><text:span text:style-name="T1">基本上,我仍然尊敬這樣一些人,但我對那些根本不在乎對錯猥猥瑣瑣不擇手段的人,卻無絲毫敬意--不管他們做好事或做壞事.</text:span></text:p>
      <text:p text:style-name="P1"><text:span text:style-name="T1">大學四年生 | 2006.09.20 12:25 | </text:span><text:span text:style-name="T2">#</text:span></text:p>
      <text:p text:style-name="P2"><text:span text:style-name="T1">收到，多謝董仔</text:span></text:p>
      <text:p text:style-name="P1"><text:span text:style-name="T1">陳真 | 2006.09.20 10:34 | </text:span><text:span text:style-name="T2">#</text:span></text:p>
      <text:p text:style-name="P3"><text:span text:style-name="T1">這是教宗的道歉:</text:span></text:p>
      <text:p text:style-name="P3"><text:span text:style-name="T1">http://english.aljazeera.net/NR/exeres/3F480063-6727-48EB-A300-A9E74B6D9C18.htm</text:span></text:p>
      <text:p text:style-name="P3"><text:span text:style-name="T1">從裏頭就能連到全文.</text:span></text:p>
      <text:p text:style-name="P1"><text:span text:style-name="T1">陳真 | 2006.09.20 10:27 | </text:span><text:span text:style-name="T2">#</text:span></text:p>
      <text:p text:style-name="P2"><text:span text:style-name="T1">http://www.vatican.va</text:span></text:p>
      <text:p text:style-name="P2"><text:span text:style-name="T1">教宗演說如上(馬的本台竟然貼不出來).很好找啊,半島英文台就有(我的電腦首頁),但這是梵諦岡的網站.</text:span></text:p>
      <text:p text:style-name="P2"><text:span text:style-name="T1">既然貼不出完整網址,我就直接剪貼全文.</text:span></text:p>
      <text:p text:style-name="P2"><text:span text:style-name="T1">馬的,連全文也不能貼.可能有幾個古文(?)所致.</text:span></text:p>
      <text:p text:style-name="P2"><text:span text:style-name="T1">馬的古文都刪了還是不能貼. 我刪掉一半試試.</text:span></text:p>
      <text:p text:style-name="P2"><text:span text:style-name="T1">馬的還是不行,看來只能貼前面幾段標題.</text:span></text:p>
      <text:p text:style-name="P2"><text:span text:style-name="T1">還是不行,似乎只能貼標題.</text:span></text:p>
      <text:p text:style-name="P2"><text:span text:style-name="T1">連標題也不能貼? 我不知道這是怎麼了? 機器不攔廣告,反倒攔起自己.</text:span></text:p>
      <text:p text:style-name="P2"><text:span text:style-name="T1">APOSTOLIC JOURNEY OF HIS HOLINESS BENEDICT XVI</text:span><text:span text:style-name="T3"><text:line-break/></text:span><text:span text:style-name="T1">TO MÜNCHEN, ALTÖTTING AND REGENSBURG</text:span><text:span text:style-name="T3"><text:line-break/></text:span><text:span text:style-name="T1">(SEPTEMBER 9-14, 2006)</text:span></text:p>
      <text:p text:style-name="P2"><text:span text:style-name="T1">MEETING WITH THE REPRESENTATIVES OF SCIENCE</text:span></text:p>
      <text:p text:style-name="P2"><text:span text:style-name="T1">LECTURE OF THE HOLY FATHER</text:span></text:p>
      <text:p text:style-name="P2"><text:span text:style-name="T1">Aula Magna of the University of Regensburg</text:span><text:span text:style-name="T3"><text:line-break/></text:span><text:span text:style-name="T1">Tuesday, 12 September 2006</text:span></text:p>
      <text:p text:style-name="P2"><text:span text:style-name="T3"><text:line-break/></text:span><text:span text:style-name="T1">Faith, Reason and the University</text:span><text:span text:style-name="T3"><text:line-break/></text:span><text:span text:style-name="T1">Memories and Reflections</text:span></text:p>
      <text:p text:style-name="P4"><text:span text:style-name="T1"/></text:p>
      <text:p text:style-name="P2"><text:span text:style-name="T1">Your Eminences, Your Magnificences, Your Excellencies,</text:span><text:span text:style-name="T3"><text:line-break/></text:span><text:span text:style-name="T1">Distinguished Ladies and Gentlemen,</text:span></text:p>
      <text:p text:style-name="P2"><text:span text:style-name="T3"><text:line-break/></text:span><text:span text:style-name="T1">It is a moving experience for me to be back again in the university and to be able once again to give a lecture at this podium. ........</text:span></text:p>
      <text:p text:style-name="P1"><text:span text:style-name="T1">大學四年生 | 2006.09.20 09:53 | </text:span><text:span text:style-name="T2">#</text:span></text:p>
      <text:p text:style-name="P3"><text:span text:style-name="T1">請問有人看過最近引起穆斯林不滿的教宗演說全文嗎？</text:span><text:span text:style-name="T3"><text:line-break/></text:span><text:span text:style-name="T1">找來找去都只能看到片面的新聞，能否請知道的人提供一下網址，最好是英文的，謝謝．</text:span></text:p>
      <text:p text:style-name="P1"><text:span text:style-name="T1">asyura | 2006.09.20 04:41 | </text:span><text:span text:style-name="T2">#</text:span></text:p>
      <text:p text:style-name="P2"><text:span text:style-name="T1">@AIDS IN ASIA</text:span><text:span text:style-name="T3"><text:line-break/></text:span><text:span text:style-name="T1">A Continent in Peril</text:span><text:span text:style-name="T3"><text:line-break/></text:span><text:span text:style-name="T1">Susan Hunter</text:span><text:span text:style-name="T3"><text:line-break/></text:span><text:span text:style-name="T1">selected by the London Times online as one of the top five books on AIDS ever written.</text:span></text:p>
      <text:p text:style-name="P2"><text:span text:style-name="T1">@AIDS IN AMERICA</text:span><text:span text:style-name="T3"><text:line-break/></text:span><text:span text:style-name="T1">Susan Hunter, Foreword by Donald Trump, Introduction by Alan Cumming</text:span></text:p>
      <text:p text:style-name="P2"><text:span text:style-name="T3"><text:line-break/></text:span><text:span text:style-name="T1">剛好有空經過，順手查了一下資料。</text:span><text:span text:style-name="T3"><text:line-break/></text:span><text:span text:style-name="T1">董事長這邊還是一樣精彩...</text:span><text:span text:style-name="T3"><text:line-break/></text:span></text:p>
      <text:p text:style-name="P1"><text:span text:style-name="T1">陳真 | 2006.09.19 22:13 | </text:span><text:span text:style-name="T2">#</text:span></text:p>
      <text:p text:style-name="P3"><text:span text:style-name="T1">(再續)</text:span></text:p>
      <text:p text:style-name="P3"><text:span text:style-name="T1">至於那堆鬼畫符問說,氣味是一種 "主觀認定" 囉?</text:span></text:p>
      <text:p text:style-name="P3"><text:span text:style-name="T1">當你說你很喜歡某個朋友,如果有人故做理性狀說: "那是你的主觀認定". 你聽了是不是覺得很莫名其妙? 有這麼難嗎? 這也需要 "思考" 或 "論述" 一番嗎? 這既不是主觀,也不是客觀,這時候講什麼主觀客觀實在很蠢不是嗎?</text:span></text:p>
      <text:p text:style-name="P3"><text:span text:style-name="T1">這雖不知所云,但卻顯示出一種態度,也就是我所說的不正直不老實,簡單明白的一些事,卻偏要講得好像很難很需要做一番思考才能理解似的.</text:span></text:p>
      <text:p text:style-name="P3"><text:span text:style-name="T1">我倒還從沒見過這麼喜歡 "思考" 的歐肉桑,但卻也很少見過不會這樣 "論述" "思考" 的所謂菁英.</text:span></text:p>
      <text:p text:style-name="P3"><text:span text:style-name="T1">知識恐怕不是使人跌倒,而是使人輕薄短小. 明明白白簡簡單單的道理,卻總是要灌水扭曲虛構操弄誇大,搞得好像很難很偉大很需要什麼分析才能被理解似的. 切切實實的東西,沉甸甸的,卻搞得如屁一般,輕薄不堪. 菁英總是那麼喜歡智能,但卻彷彿沒有一點智能. 有點智能的人,不會無限膨漲智能在幾乎每一件事情上. 與其說菁英有著較好的智能,不如說他們有著對於智能的強烈虛榮,這讓他無法平實地看待人事物.</text:span></text:p>
      <text:p text:style-name="P3"><text:span text:style-name="T1">p.s.: 我絕不是在說 "誰". 這些話任何人都適用.</text:span></text:p>
      <text:p text:style-name="P3"><text:span text:style-name="T1">陳真</text:span></text:p>
      <text:p text:style-name="P1"><text:span text:style-name="T1">陳真 | 2006.09.19 21:42 | </text:span><text:span text:style-name="T2">#</text:span></text:p>
      <text:p text:style-name="P2"><text:span text:style-name="T1">(續)</text:span></text:p>
      <text:p text:style-name="P2"><text:span text:style-name="T1">在我看來,這事比扁下不下台更重要許多.</text:span></text:p>
      <text:p text:style-name="P2"><text:span text:style-name="T1">如果哪天你到電影院的廁所方便,看到牆上一堆塗鴨,沒頭沒腦不知道在寫些什麼,其中有一句說: "告訴我自由的真諦,我對自由很感興趣!"</text:span></text:p>
      <text:p text:style-name="P2"><text:span text:style-name="T1">你回家後,發表一篇有關自由的文章,文章裏頭說,牆上塗鴉者無自由可言,因為 "它" 們根本不是人,"它" 們啥也不是,"它" 們只是一堆鬼畫符,豈有什麼自不自由可言?</text:span></text:p>
      <text:p text:style-name="P2"><text:span text:style-name="T1">隔天你又去看電影,牆上塗鴉竟然出現一句話: "陳真別生氣啊,我沒有惡意啊,你要相信我,偶素是個歐肉桑耶".</text:span></text:p>
      <text:p text:style-name="P2"><text:span text:style-name="T1">你說這是不是很荒唐?! 我沒在講 "你" 啊! 我怎麼會知道你是誰?</text:span></text:p>
      <text:p text:style-name="P2"><text:span text:style-name="T1">這個鬼畫符顯然完全不知道別人在說什麼,"它" 似乎只能理解一種極其通俗而八卦的意義,否則不會出現這麼荒謬的誤解.</text:span></text:p>
      <text:p text:style-name="P2"><text:span text:style-name="T1">而且,一個人如果不是窩囊無聊到極點,怎麼可能對著公廁塗鴉有著什麼 "針對性" 的好惡? 連個人影也沒有不是嗎? 雌雄莫辨,神不知鬼不覺,何來針對性?</text:span></text:p>
      <text:p text:style-name="P2"><text:span text:style-name="T1">你要讓人相信 "你",難道前提不就是要先讓別人知道 "你" 是 "誰"? 否則如何說什麼信或不信?</text:span></text:p>
      <text:p text:style-name="P2"><text:span text:style-name="T1">當你看到公廁牆上塗鴨說: "請相信我!",難道你還真的能相信或不相信 "它"?</text:span></text:p>
      <text:p text:style-name="P2"><text:span text:style-name="T1">這時候根本無所謂信或不信,因為根本連個信或不信的對象也沒有不是嗎?</text:span></text:p>
      <text:p text:style-name="P2"><text:span text:style-name="T1">我若也同樣匿名在公廁牆上回應說: "我相信你!!!",連打三個驚嘆號. 第三個人看到這樣的對話,難道不會覺得很好笑很荒唐? 一個沒頭沒臉無影無蹤的鬼畫符,說 "它" 相信另一個同樣沒頭沒臉無影無蹤的鬼畫符,這何止輕薄短小,這不會太玄了一點嗎?</text:span></text:p>
      <text:p text:style-name="P2"><text:span text:style-name="T1">這只是簡單到極點的想法不是嗎? 這難道也需要教導? 為什麼總是得對台灣人教導這樣一些根本不需教導的東西?</text:span></text:p>
      <text:p text:style-name="P2"><text:span text:style-name="T1">如果今天我們是在廁所牆上演算一道數學題目,或許有沒有個人影並不影響計算結果,但今天如果你不是在演算那樣一種東西,那麼,"你是誰" 就顯得無比重要,因為是 "你" 這個人賦予你講的話應有的意義,如果把人抽掉,話語就只成了一堆毫無意義的空洞符號.</text:span></text:p>
      <text:p text:style-name="P2"><text:span text:style-name="T1">如果你在電影院廁所牆上看到一行漂亮字眼說: "我們要有愛心!!!" 後面還打了幾個驚嘆號,難道你就被這堆符號感動? 難道你能夠有意義地和公廁牆上塗鴉進行這樣的溝通與對話? 那不是很荒唐很窩囊,窩囊得近乎有點齷齪不是嗎?</text:span></text:p>
      <text:p text:style-name="P2"><text:span text:style-name="T1">話語不是一種自身獨立的東西,如果它不黏到一個活生生的人身上,話語將毫無意義. 把話語當成一種彷彿可以不需要個 "主詞" 的死東西來談論是很齷齪的.</text:span></text:p>
      <text:p text:style-name="P2"><text:span text:style-name="T1">當我這麼說時,牆上那堆鬼畫符卻說: "相信我啊,我沒惡意啊! 偶速個歐巴桑啊!" 我聽了,是不是會覺得很荒唐? 這道理有這麼難嗎?</text:span></text:p>
      <text:p text:style-name="P2"><text:span text:style-name="T1">更重要的是,別人是在談論那樣一種低級層次的八卦式聊天或心得分享嗎?</text:span></text:p>
      <text:p text:style-name="P2"><text:span text:style-name="T1">再說,誰會低能無聊到對著一堆鬼畫符有著一種具有 "針對性" 的厭惡或喜好? 當你喜歡誰或討厭誰,難道不是要先知道對方是 "誰"? 否則如何喜歡或討厭起?</text:span></text:p>
      <text:p text:style-name="P2"><text:span text:style-name="T1">只有窩囊猥瑣到極點的人,才會在公廁裏對著牆上塗鴉進行一種具有 "針對性" 的什麼個人互動喜好或聊天.</text:span></text:p>
      <text:p text:style-name="P2"><text:span text:style-name="T1">台灣人聽說網上聊天是世界冠軍,樂此不疲,但我不在乎打翻一船人,我覺得那就是一種面目模糊的窩囊特徵. 如果你連自己是誰都如此羞於見人,那不是窩囊是什麼? 以這種猥瑣方式討論什麼道德是非美感問題是很可恥很不正直的.</text:span></text:p>
      <text:p text:style-name="P2"><text:span text:style-name="T1">這些東西不是一種聊天話題,也不是一種數學計算題,它無法憑空存在,它甚至不該是一種話語,它必須黏到一個活生生的人身上,然後空洞的符號才有可能取得意義.</text:span></text:p>
      <text:p text:style-name="P2"><text:span text:style-name="T1">就像那個要自主公民站出來的陳姓進步青年,學姐說他列舉了八大項偉大工程,必須全部完成才有資格成為什麼 "自主公民",可是,難道他不是得先自己 "站出來",並且一一做到那八大自主工程,然後他講的那些話才不會聽起來像在放屁一樣.</text:span></text:p>
      <text:p text:style-name="P2"><text:span text:style-name="T1">如果這只是一種作文比賽,那我肯定能寫出更多項工程,我估計應該能論述出至少八百項自主公民的偉大條件,佩服吧? 可是,既能飛天又會鑽地,全是空洞字眼,這跟放屁有何兩樣?</text:span><text:span text:style-name="T3"><text:line-break/></text:span></text:p>
      <text:p text:style-name="P1"><text:span text:style-name="T1">陳真 | 2006.09.15 19:24 | </text:span><text:span text:style-name="T2">#</text:span></text:p>
      <text:p text:style-name="P3"><text:span text:style-name="T1">大家還記得東珍吧? 李丹最近得了一家英國公司提供的人權獎. 原始網址如下, 左邊第一個就是李丹. 第二個是個美國人, 也叫做若雪…</text:span></text:p>
      <text:p text:style-name="P3"><text:span text:style-name="T1">http://www.reebok.com/static/global/initiatives/rights/media/index.html#</text:span></text:p>
      <text:p text:style-name="P3"><text:span text:style-name="T1">找了幾篇剪報, 怕大家懶得看, 所以特別把剪報中的一段李丹自己的說法挪到前面來, 如下.</text:span></text:p>
      <text:p text:style-name="P3"><text:span text:style-name="T1">幾年前, 李丹給我寄來一張照片, 山野荒地上隆起一座小土坵, 李丹信裏說, 這像個墳嗎? 這就是他底下講的那件事.</text:span></text:p>
      <text:p text:style-name="P3"><text:span text:style-name="T1">陳真 2006 9 15</text:span></text:p>
      <text:p text:style-name="P3"><text:span text:style-name="T1">------------------------</text:span></text:p>
      <text:p text:style-name="P3"><text:span text:style-name="T1">http://www.newsbbs.net/html/2006-5-13/21175933119.html</text:span></text:p>
      <text:p text:style-name="P3"><text:span text:style-name="T1">新聞論壇 2006 5 13</text:span></text:p>
      <text:p text:style-name="P3"><text:span text:style-name="T1">（三）李丹</text:span></text:p>
      <text:p text:style-name="P3"><text:span text:style-name="T1">“我過去是生活在北京的一個普通人，感覺世界很美，生活充滿希望。但是自從我目睹了那些因為愛滋病而遭受失去整個家庭的人們的痛苦，以及他們為此而産生的人身危機感之後，我就不再僅僅屬於北京了。”</text:span></text:p>
      <text:p text:style-name="P3"><text:span text:style-name="T1">李丹</text:span></text:p>
      <text:p text:style-name="P3"><text:span text:style-name="T1">27 歲</text:span></text:p>
      <text:p text:style-name="P3"><text:span text:style-name="T1">中國</text:span></text:p>
      <text:p text:style-name="P3"><text:span text:style-name="T1">李丹在北京還是一個天文物理學專業的學生時，他研究的是太陽的特性：太陽的光輝、日冕物質的噴射以及太陽黑子周期。然而，就在他研究人類視野中最明亮的物體時，他發覺自己的注意力被吸引到了一些陰暗的角落，那裏有成千上萬的中國同胞正在遭受愛滋病的痛苦。</text:span></text:p>
      <text:p text:style-name="P3"><text:span text:style-name="T1">自從 1985 年中國公佈了首例愛滋病病例以來，中國政府一直拒絕承認疫情範圍。這種做法造成的最明顯的嚴重後果就是河南省有一百萬之多的人群由於20世紀90年代由政府批准的不衛生的賣血行為而感染上HIV，這些人群大多數是農民，他們面對著試圖用政府提供的不充足的援助來為自己和孩子進行幫助的巨大挑戰，生活在充斥著歧視與屈辱的氛圍裏。</text:span></text:p>
      <text:p text:style-name="P3"><text:span text:style-name="T1">李丹第一次意識到生活在愛滋病狀態中的人們所承受的屈辱是在1998年，當時他觀看了湯姆·漢克斯的電影《費城故事》。同年，他與中國第一位公開自己愛滋病病情的人成為朋友。隨後的幾年裏李丹和他的朋友們與媒體一起工作，努力使公衆認識到愛滋病患者在社會上所面對的歧視。李丹在向國人揭示愛滋病病情的時候瞭解到了河南所發生的危機。</text:span></text:p>
      <text:p text:style-name="P3"><text:span text:style-name="T1">在他首次去往河南的途中，他遇見了一位老漢。老漢的兒子三天前死於愛滋病。村民們由於害怕傳染，強迫老漢不僅燒毀了兒子的一切用品，而且立刻埋葬了他。他們拒絕幫他造棺材以及舉行安葬儀式。於是老漢用竹席卷起兒子，背上肩膀，走了很遠，到他的西瓜地。他在那裏挖了一個坑，把兒子放進裏面，用土掩埋了屍體。</text:span></text:p>
      <text:p text:style-name="P3"><text:span text:style-name="T1">李丹說：“中國人對葬禮和墓地非常重視，因為這不僅表明一個家庭的地位，也表達對死者的尊重。但是那塊墳地看起來根本不像墓地，而是就像一堆亂土包。那個年輕人活著的時候就沒有得到尊重，現在既然他已經死了，他也就得不到什麽尊嚴了。”</text:span></text:p>
      <text:p text:style-name="P3"><text:span text:style-name="T1">李丹對河南受愛滋病感染人群所面臨的困境瞭解得越多，他的碩士學位就愈發顯得不那麽重要了。儘管有人告訴他自己是中國科學院歷史上天文物理學專業學生中最有希望的一個，李丹還是放棄了他的研究，轉而投身到為愛滋病人群的生存權利而奮鬥的生活中。首先，他製作了一個記錄片，把片子送給衛生部和記者，以此提高中國和國際上對河南現狀的關注。</text:span></text:p>
      <text:p text:style-name="P3"><text:span text:style-name="T1">在一個村子裏李丹曾經遇見過一個婦女，她和她的五個兒子和五個兒媳婦由於賣血都感染了HIV 。李丹說：“他們告訴我沒有什麽再能幫助他們了。他們唯一的希望就是在他們‘走後’能夠有人照顧他們的孩子們。他們看起來很年輕，不比我大，而我卻知道他們在一年內就要死去。他們的故事確實使我很傷心。”</text:span></text:p>
      <text:p text:style-name="P3"><text:span text:style-name="T1">於是李丹承擔起幫助河南超過10萬愛滋孤兒的使命，因為許多孤兒面臨著被社會和學校所遺棄的困境。2003年他開設了東珍學校和愛滋孤兒院，卻被地方官員強迫關閉。在他出現在一個著名的新聞節目裏討論學校和愛滋病疫情後，警察拘留並毆打了他。然而李丹始終不為所動，繼續為愛滋孤兒提供幫助，遊說中國政府對農村日益嚴重的疫情做出反應。</text:span></text:p>
      <text:p text:style-name="P3"><text:span text:style-name="T1">李丹說：“如果我僅僅是閱讀了有關文章，或者僅僅是從朋友那裏聽說了這件事，可能這不會對我産生這麽重大的影響。但是我看到了那些村民在感染愛滋病前已經經受的極度貧窮，看到了孩子們變得無家可歸，看到了人們痛苦地死去以及一些令人恐怖的死亡。所有那一切絕望都曾經壓倒了我，但最終這也激勵了我。我不想轉身逃離這種可怕的局面，相反我想做任何我能做的事，來維護中國受愛滋病感染人群的權利。”</text:span></text:p>
      <text:p text:style-name="P3"><text:span text:style-name="T1">------------------</text:span><text:span text:style-name="T3"><text:line-break/></text:span><text:span text:style-name="T1">http://www.newsbbs.net/html/2006-5-13/21175933119.html</text:span></text:p>
      <text:p text:style-name="P3"><text:span text:style-name="T1">新聞論壇 2006 5 13</text:span></text:p>
      <text:p text:style-name="P3"><text:span text:style-name="T1">(一)銳步人權獎獲獎名單</text:span></text:p>
      <text:p text:style-name="P3"><text:span text:style-name="T1">李丹， 27 歲，中國</text:span></text:p>
      <text:p text:style-name="P3"><text:span text:style-name="T1">中國抗擊愛滋疫情的領袖</text:span></text:p>
      <text:p text:style-name="P3"><text:span text:style-name="T1">李丹勇敢地記錄下中國愛滋病疫情所引發的災難性後果，敦促政府做出反應。儘管他曾遭遇到困境，他卻仍然幫助那些被社會遺棄的愛滋孤兒。</text:span></text:p>
      <text:p text:style-name="P3"><text:span text:style-name="T1">雷切爾·勞埃德，30 歲，美國</text:span></text:p>
      <text:p text:style-name="P3"><text:span text:style-name="T1">美國為營救遭受性虐待少年兒童的呼籲者</text:span></text:p>
      <text:p text:style-name="P3"><text:span text:style-name="T1">雷切爾的工作是營救紐約市受性虐待的兒童。她創立了一個組織，該組織為性交易行業中的未成年女孩提供援助並遊說政府立法保護這些容易受傷害的少年兒童。</text:span></text:p>
      <text:p text:style-name="P3"><text:span text:style-name="T3"><text:line-break/></text:span><text:span text:style-name="T1">庫拉姆·帕伍茲，28 歲，印度</text:span></text:p>
      <text:p text:style-name="P3"><text:span text:style-name="T1">為克什米爾地區和平與人權而勇敢呐喊的人</text:span></text:p>
      <text:p text:style-name="P3"><text:span text:style-name="T1">庫拉姆捍衛戰火紛飛的克什米爾地區的人權，鼓勵年輕人用和平手段改變現狀。儘管他曾遭受了殘害，卻仍然繼續為人權和受暴力影響的家庭奔走呼籲。</text:span></text:p>
      <text:p text:style-name="P3"><text:span text:style-name="T1">奧托·薩基，24 歲，津巴布韋</text:span></text:p>
      <text:p text:style-name="P3"><text:span text:style-name="T1">面對暴政果敢捍衛正義的人。</text:span></text:p>
      <text:p text:style-name="P3"><text:span text:style-name="T1">奧托為面臨困境與可能遭遇逮捕的人權捍衛者奔走呼籲。儘管他要面對的是腐敗的警察和受到脅迫的法官，他仍然追求著公正。在暴政殘暴地拆毀成千上萬受害者的家園時，奧托為他們尋求保護。</text:span></text:p>
      <text:p text:style-name="P3"><text:span text:style-name="T1">（二）以消除不公、壓迫而著稱的青年人權活動家</text:span></text:p>
      <text:p text:style-name="P3"><text:span text:style-name="T1">五月典禮上獲得2006 年銳步人權獎的活動家</text:span></text:p>
      <text:p text:style-name="P3"><text:span text:style-name="T1">紐約（2006 年3 月28 日 ）—— 一個是為了中國受到日益嚴重的HIV病毒威脅的人群而不懈奮鬥的人，一個是為了美國遭受性虐待的少年兒童奔走呼籲的人，一個是為了衝突不斷的克什米爾地區倡導和平而大無畏的人，一個是面對津巴布韋壓迫制度、為正義而勇敢抗爭的人。今天，他們這些人被提名為 2006年銳步人權獎的獲得者。</text:span></text:p>
      <text:p text:style-name="P3"><text:span text:style-name="T1">銳步人權獎授予30歲以下的青年活動家，因為他們與強大的對手抗爭，個人經常冒著巨大的危險，採用非暴力手段為人權事業做出了卓越貢獻。2006年5月17日將在紐約大學斯格堡演出中心舉行頒獎典禮。</text:span></text:p>
      <text:p text:style-name="P3"><text:span text:style-name="T1">這些獲獎者是：</text:span></text:p>
      <text:p text:style-name="P3"><text:span text:style-name="T1">·李丹（27歲） ，曾是天文物理學專業學生。他放棄了攻讀碩士學位，轉而支援那些因為感染HIV 病毒而遭受歧視的人群。他使人們注意到中國處於疾病中的人群的困境，在此方面發揮了巨大的作用。李丹敦促中國政府對農村迅速蔓延的愛滋病疫情作出反應，並不顧個人安危，為那些被社會和學校所遺棄的愛滋孤兒提供撫養和教育。李丹說： “我過去是生活在北京的一個普通人，感覺世界很美，生活充滿希望。但是自從我目睹了那些因為愛滋病而遭受失去整個家庭的人們的痛苦，以及他們為此而産生的人身危機感之後，我就不再僅僅屬於北京了。”</text:span></text:p>
      <text:p text:style-name="P3"><text:span text:style-name="T1">·雷切爾·勞埃德（30歲） ，一個為了美國遭受性虐待的少年兒童奔走呼籲的人。她為陷入性交易行業中的女孩提供諮詢，在司法界為這些女孩子們應得的公正待遇而到處遊說。十幾歲的時候，雷切爾自己就陷入了性交易行業，右手掌被弄了個很深的傷疤以作為提醒她不要輕舉妄動的標誌。 1998年，雷切爾成立了女孩子教育輔導服務中心（GEMS ），該組織為紐約市性交易服務業中的未成年女孩提供援助。雷切爾說： “鑽石是寶貴的，但是對於那些女孩子們來說，她們多數被告知自己是輕賤的。有高達90%的性交易人員是遭受性虐待的少年兒童。許多少年兒童是離家出走人員或 " 被遺棄人員" ，他們不能看到未來，哪怕是很小的未來。在GEMS ，我們的工作是幫助他們找回未來。”</text:span></text:p>
      <text:p text:style-name="P3"><text:span text:style-name="T1">·庫拉姆·帕伍茲（28歲） ，一個為了衝突不斷的克什米爾地區倡導和平的大無畏的人。他工作在鬥爭前線來捍衛克什米爾地區的人權。作為大學生，他倡導用和平手段結束目前正在進行的衝突。2004年他的右腿被地雷炸掉，兩人在爆炸中喪生，但這並沒有嚇倒他。他努力建設人權文化，為受暴力影響的家庭奔走呼籲。庫拉姆說：“ 克什米爾地區每兩個家庭中就有一個有過痛苦的經歷；每兩個居民區中就有一個目睹過有人死去。強姦、折磨、死亡、綁架以及嚴酷鎮壓這些暴力都成為了戰爭的武器，這使得普通克什米爾人陷於痛苦之中。”</text:span></text:p>
      <text:p text:style-name="P3"><text:span text:style-name="T1">·奧托·薩基（24 歲），一個大膽反對津巴布韋不公正的穆加貝體制的人。儘管遭受到警察的威脅以及遇到那些受到脅迫的法官的不合作，他仍然支援人權保護者，因為他們面對的是折磨、脅迫與被捕。他還對政府發起的集體驅逐與拆毀民房的運動即所謂的“消除肮髒運動”做出強烈反應，幫助成千上萬的家庭向高等法院申請阻止拆毀民房，尋求歸還他們的財産。奧托說：“津巴布韋的活動家們就像蓋房子的人。我們一直在打地基，我們所擁有的每一塊磚以及所撿拾到的每一塊石頭都對修建一座更加結實的房子、營造一個更為善意的環境大有裨益。房子的完工可能需要很長的時間，但最終我們會擁有我們所需要的一切來實現一個公平的社會。”</text:span></text:p>
      <text:p text:style-name="P3"><text:span text:style-name="T1">自從1988年以來，已經有來自38個國家的84 名人權領袖們獲得了銳步人權獎。該獎項致力於通過引起國際社會對這些年輕英雄們所從事的事業的注意，以加強他們的工作成果。獎金獲得者從銳步人權基金獲得5萬美元的獎金來幫助他們繼續開展工作。他們同時還獲得機會參與前沿網路，這是一個非正式的合作組織，它能使銳步人權獎的既往獲得者能夠互相幫助對危機做出反應，與國際社會進行溝通交流，獲得技巧以及分享策略。</text:span></text:p>
      <text:p text:style-name="P3"><text:span text:style-name="T1">獎金理事史蒂芬·迪克曼說：“每年銳步人權獎都把我們的注意力吸引到世界上那些年輕的人權英雄的果敢工作上來。這些年輕的人權保護者們犧牲了如此之多，使我們看見了被隱於暗處的人類悲劇。每一個故事都昭示了一個簡單的真理：一個獨自獻身的人可以把富於轉折性的光明帶進黑暗裏。”</text:span></text:p>
      <text:p text:style-name="P3"><text:span text:style-name="T1">--------------------</text:span><text:span text:style-name="T3"><text:line-break/></text:span><text:span text:style-name="T1">http://www.rfa.org/mandarin/shenrubaodao/2006/03/28/lidan/</text:span></text:p>
      <text:p text:style-name="P3"><text:span text:style-name="T1">中國愛滋病活動人士李丹獲銳步人權獎</text:span><text:span text:style-name="T3"><text:line-break/></text:span><text:span text:style-name="T1">RAF（亞洲自由電台）2006.03.28</text:span></text:p>
      <text:p text:style-name="P3"><text:span text:style-name="T1">中國年輕的愛滋病活動人士李丹星期二獲得世界第二大運動鞋製造商銳步的人權獎。這個獎主要表彰他不顧個人安危，為中國愛滋病人的悲慘遭遇獲得外界關注作出了突出貢獻。下面是自由亞洲電臺記者申華的採訪報導。</text:span></text:p>
      <text:p text:style-name="P3"><text:span text:style-name="T1">請聽報導錄音</text:span><text:span text:style-name="T3"><text:line-break/></text:span><text:span text:style-name="T1">下載音效檔案</text:span></text:p>
      <text:p text:style-name="P3"><text:span text:style-name="T1">今年27歲的李丹是榮獲2006年度“銳步人權獎”的四個人之一。其他三人是美國為受到性侵害女童爭取權益的雷切爾－羅伊德，克什米爾和平活動人士克拉姆－帕維茲，以及津巴布韋的人權律師奧托－薩基。</text:span></text:p>
      <text:p text:style-name="P3"><text:span text:style-name="T1">李丹在迫使中國政府承認中國愛滋病現實方面作出了突出貢獻。--銳步人權獎專案主任迪克曼</text:span></text:p>
      <text:p text:style-name="P3"><text:span text:style-name="T1">“銳步人權獎”設立於1988年，至今已有來自38個國家的84名人權活動人士獲此殊榮。這個獎主要是獎給那些30歲以下，為推動人權發展作出過突出貢獻的年輕人。銳步人權獎專案主任斯蒂芬－迪克曼在接受自由亞洲電臺專訪時，讚揚了李丹為維護中國愛滋病患者的權益所做出的突出貢獻：</text:span></text:p>
      <text:p text:style-name="P3"><text:span text:style-name="T1">“當李丹瞭解到感染愛滋病給這些人帶來的後果以及中國政府還不願意承認愛滋病現實的這些事實後，他毅然離開了學校，跑到河南愛滋村拍了一部記錄片，引起國際媒體的注意。李丹在迫使中國政府承認中國愛滋病現實方面作出了突出貢獻。”</text:span></text:p>
      <text:p text:style-name="P3"><text:span text:style-name="T1">迪克曼還提到，李丹經常冒著個人生命安全受到威脅的風險，為河南愛滋村的受害者提供資助，建立孤兒院、孤兒學校，為那些受到社會遺棄的人帶來溫暖。</text:span></text:p>
      <text:p text:style-name="P3"><text:span text:style-name="T1">李丹原是中國科學院國家天文臺太陽物理專業研究生。1998年他在一個光碟上看到愛滋病感染者遭受折磨並受到歧視，內心深處受到很大震撼。他放棄了學業，做起了志願者，投入到維護愛滋病感染者權益的活動中。他在2003年在河南愛滋村辦了一個愛滋病孤兒學校，為不被普通學校接受的愛滋孤兒提供受教育的機會。但是河南省地方政府卻認為這個學校有損當地政府的形象，而予以強行關閉。</text:span></text:p>
      <text:p text:style-name="P3"><text:span text:style-name="T1">李丹也先後三次受到不明身份人士的毒打，警告他不要干涉愛滋村的事情，他還因為愛滋病活動遭到地方政府關押。但是外表看似文弱的李丹卻癡心不改，在北京成立了“東珍納蘭文化傳播中心”，繼續為中國的愛滋病感染者服務。</text:span></text:p>
      <text:p text:style-name="P3"><text:span text:style-name="T1">由於記者採訪時已是北京時間深夜，李丹的手機已經關機。記者採訪到和李丹一起共過事的同事，他們都覺得李丹獲得“銳步人權獎”是對中國所有愛滋病活動人士的一個鼓勵。北京民間組織愛之行健康教育研究所的萬延海說。</text:span></text:p>
      <text:p text:style-name="P3"><text:span text:style-name="T1">劉毅是黑龍江的一位今年應屆大學畢業生，他現在在李丹創立的“東珍納蘭文化傳播中心”做志願者。他告訴本台記者說，正是李丹身上體現出的無私奉獻的精神感召力吸引他走上這條路。</text:span></text:p>
      <text:p text:style-name="P3"><text:span text:style-name="T1">按照中國官方數位，截止到去年底，中國已有65萬人感染愛滋病。國際社會包括聯合國都有預測，如果中國政府不從現在起遏制愛滋病的蔓延的話，愛滋病可能會在中國大爆發。中國政府這幾年雖然要比以前對愛滋病的現實更加開放一些，但是，劉毅說，他們這樣的草根組織要想為愛滋病感染者做點事還是很難。</text:span></text:p>
      <text:p text:style-name="P3"><text:span text:style-name="T1">銳步人權獎給每個獲獎者5萬美元的資助。李丹告訴美聯社記者說，他將用這些錢建立一個愛滋孤兒活動中心，並繼續調查愛滋病在中國蔓延的現實。</text:span></text:p>
      <text:p text:style-name="P3"><text:span text:style-name="T1">自由亞洲電臺申華採訪報導。</text:span></text:p>
      <text:p text:style-name="P3"><text:span text:style-name="T1">---------------------------</text:span><text:span text:style-name="T3"><text:line-break/></text:span><text:span text:style-name="T1">http://www.rfa.org/mandarin/shenrubaodao/2006/05/19/lidan/</text:span></text:p>
      <text:p text:style-name="P3"><text:span text:style-name="T1">中國愛滋病活動人士李丹領取銳步人權獎</text:span><text:span text:style-name="T3"><text:line-break/></text:span><text:span text:style-name="T1">RAF （亞洲自由電台）2006.05.19</text:span></text:p>
      <text:p text:style-name="P3"><text:span text:style-name="T1">27歲的中國愛滋病活動人士李丹榮獲今年美國“銳步人權獎”。他在美國紐約的頒獎典禮上表示，將把獲得的五萬美元獎金，捐助建立河南愛滋病活動中心。下面是自由亞洲電臺記者希望就此所作的採訪報導。</text:span></text:p>
      <text:p text:style-name="P3"><text:span text:style-name="T1">請聽報導錄音</text:span><text:span text:style-name="T3"><text:line-break/></text:span><text:span text:style-name="T1">下載音效檔案</text:span><text:span text:style-name="T3"><text:line-break/></text:span><text:span text:style-name="T1">海外中文的多維網星期四報導說，李丹曾經是中國科學院太陽物理研究所的研究生，後來因從事愛滋病事業而中斷學業。1998年，他帶領幾名大學生志願者，開始在中國投入反對歧視愛滋病患者的活動。這些話動包括：援助河南愛滋村，設立學校，收容愛滋孤兒，幫助愛滋病患者的子女。他的活動受到河南省地方政府的打壓，他本人隨後被驅逐出河南愛滋村。2003年，他又在北京成立了“東珍納蘭文化傳播中心”，繼續為中國愛滋病患者爭取權益。</text:span></text:p>
      <text:p text:style-name="P3"><text:span text:style-name="T1">自2003年成立以來，李丹領導的“東珍納蘭文化傳播中心”一直致力於救助河南愛滋病孤兒和為他們呼籲的工作。他們通過民間力量，救助愛滋孤兒，解決愛滋孤兒的生活、教育和心理問題，以便他們長大後能夠服務於自己的社區和村莊。</text:span></text:p>
      <text:p text:style-name="P3"><text:span text:style-name="T1">本台記者就李丹的獲獎採訪了北京的另一位愛滋病活動人士胡佳先生，他這樣介紹了李丹：(錄音)</text:span></text:p>
      <text:p text:style-name="P3"><text:span text:style-name="T1">多維網的報導援引李丹於5月17日晚上在紐約大學的頒獎儀式上的講話說， “雖然愛滋病在中國及全世界已釀成災害，但中國社會還是漠視愛滋病的存在，特別是媒體。”他表示，“感謝東珍全體工作人員。這項獎的獎金5萬美元，將用於在河南建設愛滋病活動中心，消除愛滋病患者被歧視的現象。”</text:span></text:p>
      <text:p text:style-name="P3"><text:span text:style-name="T1">李丹所創辦的東珍納蘭文化傳播中心，前身是東珍納蘭兒童心理研究所是非營利性的社會公益組織，下設東珍愛滋孤兒救助專案。該組織於2003年1月成立，2004年3月在北京市海澱區工商局註冊，2004年9月成為中國性病愛滋病防治協會團體會員， 2005年4月正式更名為“東珍納蘭文化傳播中心。目前中心有全職員工11人，志願者約600人。</text:span></text:p>
      <text:p text:style-name="P3"><text:span text:style-name="T1">胡佳先生說，雖然李丹的活動受到了當局的騷擾和打壓，他還是堅持不懈地為愛滋病患者的權益作鬥爭：(錄音)</text:span></text:p>
      <text:p text:style-name="P3"><text:span text:style-name="T1">這次的另一位領獎者是來自西藏的尼姑妮德容。她是1995年的獲獎人，但因當時身陷囹圄，沒有能夠出席當年的頒獎典禮。1989年，妮德容因參與藏民反迫害的和平示威運動，在拉薩被逮捕，後被判刑9年，當時她只有19歲。她在獄中曾受到電擊等酷刑。隨後，又因為在獄中創作讚揚達賴喇嘛的歌謠被發現，刑期增加8年。</text:span></text:p>
      <text:p text:style-name="P3"><text:span text:style-name="T1">銳步人權獎1988年設立，物件是全世界30歲以下的人權工作者，至今獲獎者已遍及38個國家。每年的申請者超過1萬名，只有4人能夠獲獎。今年的其餘3位獲獎人分別來自津巴布韋，印度及美國。</text:span></text:p>
      <text:p text:style-name="P3"><text:span text:style-name="T1">1989年北京天安門學生運動領袖李錄、王丹、柴玲和吾爾開希也曾獲得銳步人權獎。</text:span></text:p>
      <text:p text:style-name="P3"><text:span text:style-name="T1">以上是自由亞洲電臺記者希望的採訪報導。</text:span><text:span text:style-name="T3"><text:line-break/></text:span></text:p>
      <text:p text:style-name="P1"><text:span text:style-name="T1">陳真 | 2006.09.15 18:41 | </text:span><text:span text:style-name="T2">#</text:span></text:p>
      <text:p text:style-name="P2"><text:span text:style-name="T1">多謝怡靜,已經寫信去問了,不知道對方會不會回信.若有仁人君子知道這五本書是哪五本,仍請不吝賜教.</text:span></text:p>
      <text:p text:style-name="P1"><text:span text:style-name="T1">怡靜 | 2006.09.14 21:12 | </text:span><text:span text:style-name="T2">#</text:span></text:p>
      <text:p text:style-name="P3"><text:span text:style-name="T1">嗯，我也想知道是哪五本書。</text:span><text:span text:style-name="T3"><text:line-break/></text:span><text:span text:style-name="T1">用google找了一下，只知道其中一本是</text:span><text:span text:style-name="T3"><text:line-break/></text:span><text:span text:style-name="T1">Black Death: AIDS in Africa 作者是 Susan Hunter</text:span><text:span text:style-name="T3"><text:line-break/></text:span><text:span text:style-name="T1">另外四本我想直接寫email問London Times online比較快（假如他們會回信的話:P )</text:span><text:span text:style-name="T3"><text:line-break/></text:span><text:span text:style-name="T1">這裡是contact info:</text:span><text:span text:style-name="T3"><text:line-break/></text:span><text:span text:style-name="T1">online.editor@timesonline.co.uk</text:span></text:p>
      <text:p text:style-name="P3"><text:span text:style-name="T1">外文書的話，amazon.com大多有得買</text:span><text:span text:style-name="T3"><text:line-break/></text:span></text:p>
      <text:p text:style-name="P1"><text:span text:style-name="T1">陳真 | 2006.09.14 18:37 | </text:span><text:span text:style-name="T2">#</text:span></text:p>
      <text:p text:style-name="P2"><text:span text:style-name="T1">從事愛滋病工作的李丹問我一事,但我不明白,若有搜尋高手,麻煩告知.</text:span></text:p>
      <text:p text:style-name="P2"><text:span text:style-name="T1">他問說,有一本Aids in Asia 的書,書裏還提到 London Times Online 評選了五本有關愛滋病的文學書籍. 李丹他們想推薦給中國一般大眾看,但不知道有誰知道這幾本書是啥? 何處可買到等等.</text:span></text:p>
      <text:p text:style-name="P4"><text:span text:style-name="T1"><text:line-break/></text:span></text:p>
      <text:p text:style-name="P1"><text:span text:style-name="T1">陳真 | 2006.09.14 08:32 | </text:span><text:span text:style-name="T2">#</text:span></text:p>
      <text:p text:style-name="P3"><text:span text:style-name="T1">我沒在跟 "你" 講話啊! 因為根本沒有人知道 "你" 是誰不是嗎?</text:span></text:p>
      <text:p text:style-name="P3"><text:span text:style-name="T1">我又怎麼會說什麼 "你" "故意" 扭曲我的話? 我哪時候說過這樣的話啊?? @@??? 不解!</text:span></text:p>
      <text:p text:style-name="P3"><text:span text:style-name="T1">而且,我連 "你" 是誰都不知道,怎麼會在乎 "你" 是不是 "故意"扭曲? 匿名人士若是故意扭曲,直接刪掉就好啦,難道會有人笨到跟一團空氣多做解釋?</text:span></text:p>
      <text:p text:style-name="P3"><text:span text:style-name="T1">我覺得跑到網路上以一種匿名方式與人聊天是很怪異的事. 留言板畢竟不是聊天室,留言板只供資訊傳遞或想法上的議論,所有有關 "你我他" 這類東西都該排除在議論之外.</text:span></text:p>
      <text:p text:style-name="P3"><text:span text:style-name="T1">比方你說 "你" 對什麼法律規範有興趣,但是根本沒有人知道 "你" 是誰不是嗎? 匿名丟下這麼幾句話,別人怎麼可能理解 "你" 的所謂有興趣是什麼樣的一種狀況? 一方面匿名,一方面又一直說你你你,那不是很怪異嗎? 你你你,你是誰啊?</text:span></text:p>
      <text:p text:style-name="P3"><text:span text:style-name="T1">如果你是個法學教授,那你所謂興趣跟你是個機車行老闆的興趣顯然意義完全不一樣不是嗎? 再說,你既然有興趣,那應該頗有一點心得或疑惑不是嗎? 應該講給大家聽聽那些疑惑或心得到底是什麼,別人才好表示意見不是嗎? 啥都不講,憑空匿名丟下幾句話,這樣不會太後現代太抽象嗎?</text:span></text:p>
      <text:p text:style-name="P3"><text:span text:style-name="T1">我這些話當然也不是講給 "你" 聽,因為根本沒有人知道你是誰,如何可能講給 "你" 聽?</text:span></text:p>
      <text:p text:style-name="P3"><text:span text:style-name="T1">我只是拿這一團匿名塗鴉做個現成例子,做點文章,談點台式菁英慣有的輕薄短小. 如此神鬼不知雌雄莫辯地匿名隨便丟下幾句問話,我知道這時代菁英常是這麼一種調調,但這種調調很糟糕,我寫的所有東西幾乎可以說就是在反彈這樣一種調調,很不老實,很不正直.</text:span></text:p>
      <text:p text:style-name="P3"><text:span text:style-name="T1">我更覺得納悶的是,"你們"(你們又是誰呢?)一方面匿名,一方面卻又講得好像自己是個 "人" 似的. 比方你說你是歐肉桑,但你是不是歐肉桑有何意義? 再說,誰知道 "閑人" 是不是真的是個歐巴桑? 無從得知不是嗎? 歐肉桑又是指的什麼? 歐肉桑就要講台灣國語嗎?</text:span></text:p>
      <text:p text:style-name="P3"><text:span text:style-name="T1">這種歐肉桑太後現代了. 基本上當一個人決定匿名留言時就已經擺明不當自己是個 "人" 不是嗎? 事實上天底下根本沒有人能冒犯一個空洞符號,主詞根本不存在了,誰能冒犯廁所牆上一團無主塗鴉?</text:span></text:p>
      <text:p text:style-name="P3"><text:span text:style-name="T1">匿名是任何人的自由,但匿名並不意味著可以為所欲為.</text:span></text:p>
      <text:p text:style-name="P3"><text:span text:style-name="T1">我看所有匿名留言就像看廁所牆上塗鴉,拿 "它" 來做點文章,而不是跟 "誰" 講話(因為根本沒有人知道誰是誰不是嗎?),更不是與 "誰" 聊天.</text:span></text:p>
      <text:p text:style-name="P3"><text:span text:style-name="T1">這不是什麼表達模式的問題,一個人什麼氣味難道不就顯現在他的一言一行中?</text:span></text:p>
      <text:p text:style-name="P3"><text:span text:style-name="T1">常收到 "讀者" 來信,雖然以我一天平均回兩三封信的習慣,一時回不了那麼多,但拖個一年半載總有一天會回信. 不過,有一種信我常不知道怎麼回,就像對著空氣講話一樣,那就是沒有做任何自我介紹的匿名信,太後現代了.除了說 "謝謝來信",不知道還能說啥.</text:span></text:p>
      <text:p text:style-name="P3"><text:span text:style-name="T1">我不是說大家應該報上姓名地址電話,我只是說至少應該留下一點可案可查確有其人的蛛絲馬跡,而不是像賊一樣,雌雄同體,神鬼不知,無數的名字變來變去,糟蹋別人的好意. 那太後現代了.</text:span></text:p>
      <text:p text:style-name="P1"><text:span text:style-name="T1">閑人 | 2006.09.14 04:04 | </text:span><text:span text:style-name="T2">#</text:span></text:p>
      <text:p text:style-name="P2"><text:span text:style-name="T1">噫？我踩到什麼地雷了嗎？！</text:span><text:span text:style-name="T3"><text:line-break/></text:span><text:span text:style-name="T1">偶訴歐巴桑啦, 可能表達能力（跟理解能力都）有點問題, 也可能我對「正直」二字的理解/感受有點不一樣吧...不過我是很認真想要搞清楚陳先生說的正直到底是啥意思的</text:span><text:span text:style-name="T3"><text:line-break/></text:span><text:span text:style-name="T1">我看了陳先生寫的這麼些東西, 也許自覺有點了解, 可能不是陳先生本來的意思, 不過也不是故意曲解, 沒那麼複雜啦</text:span><text:span text:style-name="T3"><text:line-break/></text:span><text:span text:style-name="T1">至於之前對自由言論的提問, 並不是要詢問法律問題, 也許還是歸罪於表達方式...因為對這個議題一直蠻有興趣, 當然不論我自己看法如何, 甚至每個國家都有法律規範, 但是謬誤的惡意的陰謀的傷人的言論還是依然存在, 而這些言論可能還會影響到某一部份人, 傳播不實資訊, 顛倒是非, 甚至唆使犯罪, 我只是有興趣知道旁人的看法而已, 陳先生說沒有意見, 我也沒再追問了, 何必又提出來, 還扯到三民主義呢？（恕我魯鈍, 三民主義跟這有啥關係啊？！）</text:span></text:p>
      <text:p text:style-name="P2"><text:span text:style-name="T1">俗話說知人知面不知心, 「心態」既不可見, 亦不能以行為來推論, 那就是憑感覺囉？所謂氣味也是這麼回事嗎？那是一種主觀的認定嗎？</text:span><text:span text:style-name="T3"><text:line-break/></text:span><text:span text:style-name="T1">也許我沒照某種模式問話, 又或者正好用了讓人倒彈的模式, 果真如此的話還請海涵, 真的無意冒犯</text:span><text:span text:style-name="T3"><text:line-break/></text:span><text:span text:style-name="T1">我倒很希望能在爭辯議論中累積智慧呢, 不過通常我比較相信言語是誤解的根源...</text:span></text:p>
      <text:p text:style-name="P1"><text:span text:style-name="T1">陳真 | 2006.09.13 19:07 | </text:span><text:span text:style-name="T2">#</text:span></text:p>
      <text:p text:style-name="P3"><text:span text:style-name="T1">(續)</text:span></text:p>
      <text:p text:style-name="P3"><text:span text:style-name="T1">假設有兩鍋飯, 一鍋香噴噴, 另一鍋卻一股屎味很重, 於是我們說,"天啊, 這飯怎麼啦? 怎麼那麼臭?!" 你聽了, 反駁說: "不要一竿子打翻一鍋飯, 那只是少數而已!" 人們將啞口無言, 不知道你在反駁什麼.</text:span></text:p>
      <text:p text:style-name="P3"><text:span text:style-name="T1">第一, 也許一鍋飯只有幾粒屎, 屎粒雖佔飯粒的少數, 但計算這樣的少數多數毫無意義不是嗎? 菁英當然是少數, 可是, 強調這樣一種少數之於那些在工廠在田裏辛勞的多數白米飯, 並無意義.</text:span></text:p>
      <text:p text:style-name="P3"><text:span text:style-name="T1">第二, 少數多數指的是形體, 但少數屎的氣味卻壓倒性地勝過多數飯粒的香味,在這意義上, 少數才是多數, 而且是壓倒性的勝利.</text:span></text:p>
      <text:p text:style-name="P3"><text:span text:style-name="T1">第三, 也許一鍋全是飯, 沒有屎, 可它卻散發著一股屎味, 這時候少數多數更無意義.</text:span></text:p>
      <text:p text:style-name="P3"><text:span text:style-name="T1">在台灣坐火車常聞到車廂內一股屁味, 人們往往毫不收斂他的括約肌, 當屁味傳來, 人們掩鼻, 你反駁說, “屁分子只佔正常氣體分子的少數罷了”, 人們將啞口無言. 論分子數目也許是少數, 但論氣味卻是壓倒性的 “多數”, 否則就不足以成為一種 “現象”.</text:span></text:p>
      <text:p text:style-name="P3"><text:span text:style-name="T1">十年前講這些, 十年後還是只能講這些, 永遠都只能講第一課. 這一課有那麼難嗎?</text:span></text:p>
      <text:p text:style-name="P3"><text:span text:style-name="T1">以前反種族歧視時很好笑, 百分之六十幾的英國人承認英國社會種族歧視嚴重或很嚴重, 但被歧視的台灣菁英們卻異口同聲說英國根本沒有種族歧視, 不但打死也不承認, 甚至反過頭來強烈攻擊指出這個問題的人 (也許是因為拆穿了他們的犀牛皮, 明明在英國窩囊得跟什麼一樣, 或從來也沒怎麼去學校, 可是 "學成歸國" 後, 個人歷史都自行任意捏造竄改, 講得好像他天天都在國際會議上與人辯論著馬克思傅科似的).</text:span></text:p>
      <text:p text:style-name="P3"><text:span text:style-name="T1">那時候最常見的反駁就是什麼少數多數, 強調說 “就算有種族歧視, 那也只是少數害群之馬”, 這就像說就算鍋裏有屎, 也不過少數幾粒而已.</text:span></text:p>
      <text:p text:style-name="P3"><text:span text:style-name="T1">問題不是到底有幾粒, 問題是這根本不是用粒來計算, 就好像當你老是聞到車廂裏瀰漫一股屁味時, 你會隨時調整呼吸或停止呼吸, 而不是告訴自己說 “沒關係,屁的氣體分子只佔少數.”</text:span></text:p>
      <text:p text:style-name="P3"><text:span text:style-name="T1">當我們說台灣升學主義很嚴重, 這時你反駁說 "那你自己為什麼要升學?", 別人聽了將啞口無言. 或是你若反駁說, "那只是少數不肖菁英", 別人也會感到納悶,哪來什麼少數多數? 升學主義不是一種像身高體重那樣可以立刻辨識的東西, 它不是一種個人特質, 而是一種集體文化, 集體性格.</text:span></text:p>
      <text:p text:style-name="P3"><text:span text:style-name="T1">所謂集體就是我們共同形成了 "一個" 東西, 在這東西底下, 每個人身上多多少少都會沾有這樣的氣味或認知, 至少我們可以理解周遭為什麼會有這樣那樣的一些反應.</text:span></text:p>
      <text:p text:style-name="P3"><text:span text:style-name="T1">但是, 在另外的社會卻不一定能理解. 比方說我曾跟一位西方人說到台灣包括校內或醫界或學界或公司等等各種選舉, 總是私下耳語抹黑, 謠言不斷, 黑函滿天飛, 什麼手段都有, 但那西方人顯然不太能理解為什麼這樣一些手段能夠奏效並普遍存在.</text:span></text:p>
      <text:p text:style-name="P3"><text:span text:style-name="T1">英國選首相, 從開始選到選完了, 你很可能都還不知道, 更不用說什麼黑函造勢抹黑或什麼非常光碟等等那麼精采刺激的各種高潮. 你不能說這只是少數, 它是一種普遍文化不是嗎?</text:span></text:p>
      <text:p text:style-name="P3"><text:span text:style-name="T1">西方社會很習慣討論, 在道理上辯駁詰難, 努力指出對方 "想法" 的漏洞或謬誤, 但台灣卻努力打倒對方這個 "人", 好像完全沒有能力說出一點道理, 只會抹黑殺敵醜化 "敵人". 這不是什麼佔幾分之幾的人口問題, 這是一種普遍現象.</text:span></text:p>
      <text:p text:style-name="P3"><text:span text:style-name="T1">台灣這幾年主流菁英界很喜歡講什麼審議民主, 聽了就想吐, 連官方找來一堆小表哥小表妹開開會合合照摸摸頭, 講些不痛不癢的陳腔濫調, 然後說這就是什麼審議民主, 無非睜眼說瞎話. 在台灣, 表態很常見, 抹黑殺敵更是稀鬆平常, 論壇到處都是, 口水滿天飛, 但哪來什麼討論? 討論並不需要多少智能或知識, 但它需要一種正直健康的基本環境, 台灣恐怕離此還有好幾萬光年的路要走.</text:span></text:p>
      <text:p text:style-name="P3"><text:span text:style-name="T1">陳真 2006 9 13</text:span><text:span text:style-name="T3"><text:line-break/></text:span></text:p>
      <text:p text:style-name="P1"><text:span text:style-name="T1">陳真 | 2006.09.13 07:28 | </text:span><text:span text:style-name="T2">#</text:span></text:p>
      <text:p text:style-name="P2"><text:span text:style-name="T1">(轉貼)一封 "信":</text:span></text:p>
      <text:p text:style-name="P2"><text:span text:style-name="T1">------------</text:span><text:span text:style-name="T3"><text:line-break/></text:span><text:span text:style-name="T1">在英國我還不曾感受到有誰或社會上有著那種在台灣習以為常的重視文憑或什麼名校的風氣,人們唸書無非為了興趣及職業或工作需要,學歷不是一種可以驕以示人的東西,沒有任何虛榮在裏頭, 唸書只是為了實用或個人志向.但台灣顯然不是這樣看待知識.</text:span></text:p>
      <text:p text:style-name="P2"><text:span text:style-name="T1">如果你要問說這是佔台灣人口的多數或少數或佔百分之幾,如果你這樣問,那我們顯然是在講兩種完全不一樣的東西.</text:span></text:p>
      <text:p text:style-name="P2"><text:span text:style-name="T1">那就好像我們常說英國人很冷漠很紳士, 如果有人反過來 "質疑" 說不對不對,這只是少數,如果有人這樣質疑,那顯然他不知道別人在說什麼. 這不是什麼少數多數的問題, 這是一種文化現象,是一種空氣,一種味道,我畢竟沒辦法而且也根本不需要給紳士下個定義.當我們說英國人很紳士時,我們並不是在談一種科學事實,也不是在談一種流行病學般的操作定義.</text:span></text:p>
      <text:p text:style-name="P2"><text:span text:style-name="T1">總之,這不是一種定量或定義或計算,所以並沒有所謂少數多數的問題, 那是一種感受,一種空氣,一種 "集體" "集體" "集體" 氣質,一種民族性格...等等.</text:span></text:p>
      <text:p text:style-name="P2"><text:span text:style-name="T1">比方說 "林義雄是個好人",你若問說: "你是說他超過百分之五十的事情都做得很好嗎?" 我將啞口無言,不知道你在問什麼.</text:span></text:p>
      <text:p text:style-name="P2"><text:span text:style-name="T1">現象觀察是一種 holistic 的東西,是 "一個",不是可以定量分析成很多個的組合. 一個好人並不是由很多種好的人性或美德或任何東西組成,一個就是一個,是單數,而且不可分析.</text:span></text:p>
      <text:p text:style-name="P2"><text:span text:style-name="T1">也許你可以說,"嗯,我不覺得台灣人有升學主義",這樣說沒問題,但那是你的感受,就好像我若說 "台灣人有升學主義" 也是我的感受一樣.</text:span></text:p>
      <text:p text:style-name="P2"><text:span text:style-name="T1">感受是 "一",不是複數,它無法數算或分析成幾個或甚至質問它究竟佔幾分之幾,我們畢竟不是在數算比方說身高超過一八零的人口比例,我們不是在做那樣一種談論.</text:span></text:p>
      <text:p text:style-name="P2"><text:span text:style-name="T1">我覺得講這些挺無奈,這似乎是超過十六歲以上而且接受所謂 "高等" 教育的台灣人才會有的疑問. 台灣似乎有一種強烈的科學精神,很喜歡分析,很喜歡下定義,總是在這個層面上打轉.</text:span></text:p>
      <text:p text:style-name="P1"><text:span text:style-name="T1">陳真 | 2006.09.13 01:48 | </text:span><text:span text:style-name="T2">#</text:span></text:p>
      <text:p text:style-name="P3"><text:span text:style-name="T1">美麗島事件發生後,林義雄寫信給方素敏說,出獄後,我們就搬到鄉下,徹底遠離政治及社會這一切紛擾. 這信寫完不久,滅門血案就發生了.</text:span></text:p>
      <text:p text:style-name="P3"><text:span text:style-name="T1">在這之前,林義雄很重視公眾討論,他在書中曾引用一句古希臘諺語,大意是說,人們的智慧是在爭辯議論中累積.</text:span></text:p>
      <text:p text:style-name="P3"><text:span text:style-name="T1">也許出於這樣一種想法,柏拉圖蘇格拉底等,在那文化下,似乎就顯得很自然.高中時聽到林先生引的這句諺語,心裏有說不出的感動,特別是在那真理被壟斷的年代,這幾乎可以說就是一個少年暗藏心中的夢想.</text:span></text:p>
      <text:p text:style-name="P3"><text:span text:style-name="T1">出國後,沿夢而行,可它尚未實現,便已飄然遠去; 就如土壤之於植物,沒有那個文化,沒有人的基本品質,就結不出那個果實,甚至倒退著走,結出一堆很邪門的東西.</text:span></text:p>
      <text:p text:style-name="P3"><text:span text:style-name="T1">有了網路,人們獲至寶,彷彿獲得什麼絕佳的做案工具,言論自由更是倒退,更不用說什麼思辯與感受,交流與智慧.</text:span></text:p>
      <text:p text:style-name="P3"><text:span text:style-name="T1">比方說最近有個匿名者,一下自稱小女子,一下自稱醫師(也許吧),整天污言穢語,除了訴諸法律,難道你能期待這樣的人把正直當一回事? 可是,誰有多少時間從事法律訴訟? 面對這樣一種普遍的陰暗文化,一般人除了噤聲或也跟著匿名之外,能有什麼言論自由? 更不用說什麼思辯與感受,交流與智慧了.</text:span></text:p>
      <text:p text:style-name="P3"><text:span text:style-name="T1">所有這些問題,裏頭沒有智能理解上的一絲困難度,這只是看這島上的人們願不願意當它一回事而已. 什麼是正直,什麼是窩囊猥瑣,自由有無極限等等,實在不需要什麼定義或思考. 我們面對的只是最基本的第一課,做不到第一課,就沒有第二課.</text:span></text:p>
      <text:p text:style-name="P3"><text:span text:style-name="T1">在國外,憑著氣味,我幾乎可以毫無困難分辨出誰是正港台灣人誰是小留學生,後者雖然也是台灣人,但他們事實上已經是很不一樣的人. 他們或愚或智,或老或少,但他們有著一種共通的基本正直. 你很難想像他們會寫黑函會匿名污損他人會造謠抹黑會冒名頂替會做這樣那樣一切陰暗的事.</text:span></text:p>
      <text:p text:style-name="P3"><text:span text:style-name="T1">我以前反英國人之種族歧視亞洲人,在經過各方陰暗猥瑣的台灣人調教之後,我不反了,反倒覺得台灣人被歧視似乎也是應該的,因為實在太猥瑣,好像很見不得人似的,很難讓人有尊敬之心.</text:span></text:p>
      <text:p text:style-name="P1"><text:span text:style-name="T1">懷軒 | 2006.09.12 09:54 | </text:span><text:span text:style-name="T2">#</text:span></text:p>
      <text:p text:style-name="P2"><text:span text:style-name="T1">看來我寫太慢了，按下"發送"後就看到陳真叔叔回覆了，哈哈。</text:span></text:p>
      <text:p text:style-name="P1"><text:span text:style-name="T1">懷軒 | 2006.09.12 09:49 | </text:span><text:span text:style-name="T2">#</text:span></text:p>
      <text:p text:style-name="P3"><text:span text:style-name="T1">閒人先生/小姐</text:span><text:span text:style-name="T3"><text:line-break/></text:span><text:span text:style-name="T1">殺人豈有什麼理直氣壯可言？正直與否是一種態度，正直的人做的事不一定會是什麼好事，反之不正直的人也不一定只會幹壞事。正直與好事難道永遠都可以畫上等號？</text:span><text:span text:style-name="T3"><text:line-break/></text:span><text:span text:style-name="T1">你說的例子納粹若真是為了自己崇高的道德信仰，在戰後接受審判直承所做所為，甚至不覺得自己犯了什麼罪，算是言行一致。再我看來這是一種正直沒錯啊，至於你說這樣更不可原諒是沒有什麼意義的，因為你相信的東西跟他不一樣，他根本不認為他需要被原諒。</text:span><text:span text:style-name="T3"><text:line-break/></text:span><text:span text:style-name="T1">如何界定正直？我想陳真說的很清楚啊，只是你的界線跟他一不一樣而已。</text:span></text:p>
      <text:p text:style-name="P1"><text:span text:style-name="T1">陳真 | 2006.09.12 08:58 | </text:span><text:span text:style-name="T2">#</text:span></text:p>
      <text:p text:style-name="P2"><text:span text:style-name="T1">我不是那個意思,我沒那樣講啊,你高度簡化扭曲了我的意思,你把我所描述的心態和狀態,完全扭曲. 我表達能力有那麼差嗎?</text:span></text:p>
      <text:p text:style-name="P2"><text:span text:style-name="T1">我哪有提到什麼 "有理由" 與 "沒理由" 的對立與差別? 給不給理由有啥關係? 日軍美軍理由一大堆不是嗎? 反恐,保護善良人民的自由與安全,維護世界和平,大東亞共榮圈,人道救援,文明與野蠻的衝突等等.</text:span></text:p>
      <text:p text:style-name="P2"><text:span text:style-name="T1">若不是我表達能力太差,就是你無意理解我在說啥,你只是把一種想當然耳的八卦見解直接套在我身上,或是扭曲成另外一些我根本沒提到的東西. 但那些都是你的誤解或看法,而不是我的看法.</text:span></text:p>
      <text:p text:style-name="P2"><text:span text:style-name="T1">納粹事後逃亡有啥不對? 我若搶銀行,事後能溜當然溜,難道我還從容就義不成? 豈不是頭殼壞企? 事後懺悔也好,不懺悔也罷,那跟我講的正不正直有啥關係?</text:span></text:p>
      <text:p text:style-name="P2"><text:span text:style-name="T1">我不是說了嗎? 在我看來,正直與否跟什麼好事壞事無關; 既然無關,哪來什麼懺不懺悔?</text:span></text:p>
      <text:p text:style-name="P2"><text:span text:style-name="T1">正直是一種態度,一種有所為有所不為. 這哪需要什麼 "界定"? 如果有人認為這需要一種界定,那就是我說的一種不正直,吃飽太閒搞論述,把一種活生生的東西講得好像需要什麼智能思考在裏頭似的.</text:span></text:p>
      <text:p text:style-name="P2"><text:span text:style-name="T1">所謂讀書人,言語之間總是充滿這類不正直,好像一秒鐘不論述很痛苦似的. 界定? 有那麼難嗎? 那就好像說動人的愛情需要一種界定一樣.</text:span></text:p>
      <text:p text:style-name="P2"><text:span text:style-name="T1">所有這些跟美感道德感有關的東西,怎麼會扯上什麼界定? 之前甚至還扯上什麼法律條文的制定,天啊. 這裏是在上三民主義課嗎?</text:span></text:p>
      <text:p text:style-name="P2"><text:span text:style-name="T1">比方說兩對戀人,其中一對精打算盤,論斤稱兩,從身高到體重,從銀行存款到證照數目,看彼此有無 "匹配"; 另外一對戀人則不然,男的混黑道,搶劫殺人,女的是富家千金,卻與他亡命天涯,於是我們說,後者讓我們感受到愛,前者卻很像在做一筆買賣.</text:span></text:p>
      <text:p text:style-name="P2"><text:span text:style-name="T1">你若不認同我這麼說,無所謂,那只是我看待世界的方式,我覺得醜的,或許你覺得美,反之亦然. 但如果你把我說的扭曲成 "有嫁妝" 跟 "沒嫁妝",沒嫁妝就是真愛,有嫁妝就是假愛,那我得表示異議,因為我沒那麼說.</text:span></text:p>
      <text:p text:style-name="P2"><text:span text:style-name="T1">心態就是心態,心態不是一種行為,不是一種可以量化的東西,並不是出現哪些行為就是這樣,否則就是那樣,那是談論科學的方式,不是談論人事滄桑.</text:span></text:p>
      <text:p text:style-name="P2"><text:span text:style-name="T1">我有個偶像,小我幾歲,叫關某某,你若問我他為啥是我的偶像? 我說不上來,因為善惡美醜不是看行為,而是聞氣味. 我們看到的往往是同一種東西,但卻很可能有著完全不一樣的美醜評價,因為我們聞到完全不一樣的氣味.</text:span></text:p>
      <text:p text:style-name="P2"><text:span text:style-name="T1">氣味不是一種行為,不是一種定義,不是一種法律條文,不是一種肉眼可見的東西. 雖然聞到的氣味各有不同,但我相信明白氣味是什麼樣的一種東西應該不難.</text:span></text:p>
      <text:p text:style-name="P2"><text:span text:style-name="T1">如果有人問我氣味如何界定如何以法律制定之,光憑這些話,很顯然我們之間有著完全不一樣的氣味.</text:span></text:p>
      <text:p text:style-name="P2"><text:span text:style-name="T1">不談氣味談大腦好了,人腦有兩種理解模式,一是文學性的理解,一是科學性(或者說三民主義式的)理解. 如果有人說他真的不知道我在說什麼氣味,那我敢說他一定無法欣賞一種東西,那就是藝術,他無法理解肉眼不可見的東西.</text:span></text:p>
      <text:p text:style-name="P2"><text:span text:style-name="T1">我們如果說電影"talk to her" 那位男護士情感真摯動人,難道就是在鼓吹強姦植物人? 難道我們看完電影後會開始論述醫學倫理的各種醫病關係的定義? 難道我們會 "反駁" 感動者說,對於被強姦者來講不一定是好事? 難道我們期待那個男護士 "認錯",才稱得上正直? 難道我們會看完電影後開始討論法律如何規範保障病人權益? 難道我們會說這是一部美化侵犯人權的電影? 難道我們說它很動人就等於否認這是一種人權侵犯?</text:span></text:p>
      <text:p text:style-name="P2"><text:span text:style-name="T1">我不知道你是誰,無意冒犯. 我心裏的 "小警總" 已經讓我自動把言論縮水,不過我講的大概就是這個意思. 但我已經準備否認一切轉述,不是因為我講的想法很難,而是因為它太簡單,簡單到讓有學問的人以為很難似的,但它其實根本不需要用到大腦.</text:span></text:p>
      <text:p text:style-name="P2"><text:span text:style-name="T1">第一次讀到維根斯坦的著作時,我心裏有個很強烈的感覺,持續至今.我感覺自己就是他的化身,我覺得自己完全能理解他講的每一句話,彷彿他只是我的一個代言人.</text:span></text:p>
      <text:p text:style-name="P2"><text:span text:style-name="T1">很多哲學家說,維根斯坦的哲學天底下最難,但我倒認為天底下最簡單,簡直不需要用到大腦.</text:span></text:p>
      <text:p text:style-name="P2"><text:span text:style-name="T1">維根斯坦的確也三番兩次這麼寫著,他說,"只有那些本來就跟我有著相同想法的人,才能理解我所說的" "我是為那些散佈各地跟我一樣呼吸著與當代不同空氣的人而寫作."</text:span><text:span text:style-name="T3"><text:line-break/></text:span></text:p>
      <text:p text:style-name="P1"><text:span text:style-name="T1">閑人 | 2006.09.12 04:40 | </text:span><text:span text:style-name="T2">#</text:span></text:p>
      <text:p text:style-name="P3"><text:span text:style-name="T1">董事長的意思我大概明白</text:span><text:span text:style-name="T3"><text:line-break/></text:span><text:span text:style-name="T1">你的意思可是, 同樣是屠殺, 基於自己堅定的信仰, 譬如為了社會進步種族淨化, 或者為了神, 比起完全沒有任何理由（或者說只看劊子手高興）的殺人, 會比較理直氣壯一些？</text:span><text:span text:style-name="T3"><text:line-break/></text:span><text:span text:style-name="T1">又或者, 差別在於劊子手（事件當時跟事件後）的態度？</text:span><text:span text:style-name="T3"><text:line-break/></text:span><text:span text:style-name="T1">不過這對於被殺的人我想是沒啥差別滴...</text:span></text:p>
      <text:p text:style-name="P3"><text:span text:style-name="T1">也許納粹劊子手當中也該區分一下, 也許有人當時真是為了自己崇高的道德信仰, 這些人在戰後接受審判, 如果直承所做所為, 甚至不覺得自己犯了什麼罪我都覺得算是言行一致, 但是也可能因為如此更覺得不可原諒吧？</text:span><text:span text:style-name="T3"><text:line-break/></text:span><text:span text:style-name="T1">也有不少被告在審判中盡量推卸責任, 逃得快的則從此在異國隱姓埋名, 深怕自己做過的事被挖掘出來, 這些人, 不管心中到底怎麼想, 肯定都是害怕受到制裁的吧？那麼, 怎麼界定正直呢？</text:span></text:p>
      <text:p text:style-name="P3"><text:span text:style-name="T1">我相信人性中都有陰暗面, 也許也有一點自己都不太明白的瘋狂之處, 做了可怕的事後而能有自覺, 又或而生懺悔之心, 我覺得才自然說...</text:span><text:span text:style-name="T3"><text:line-break/></text:span><text:span text:style-name="T1">話說回來, 若在事後甚至沒有為殺了那麼多人而有一絲愧疚, 仍然死硬認定自己的信念的納粹（或者任何其他的劊子手）, 我會覺得更恐怖一些</text:span></text:p>
      <text:p text:style-name="P3"><text:span text:style-name="T1">拍寫, 拉哩拉雜, 不知道我的表達夠不夠清楚</text:span></text:p>
      <text:p text:style-name="P1"><text:span text:style-name="T1">陳真 | 2006.09.11 18:31 | </text:span><text:span text:style-name="T2">#</text:span></text:p>
      <text:p text:style-name="P2"><text:span text:style-name="T1">納粹所作所為是錯的,這毫無疑義,但錯不等於不正直. 這個區分很重要,比方說,在我看來,林義雄就是一個 "納粹",不是種族意義上的納粹,而是一種道德意義上的納粹. 這兩年過世的前教宗也是個道德納粹,比方說他反對任何形式的避孕,說那違反什麼上帝旨意(上帝竟然管起保險套來),寧可得愛滋病,也不能用保險套. 世界衛生組織三番兩次批評這種道德思維對於愛滋病防治的重大負面影響.</text:span></text:p>
      <text:p text:style-name="P2"><text:span text:style-name="T1">歷史上的納粹之屠殺異族,無非也是出於一種極端自以為是的道德信念,比方說優生學,這樣一種道德原則簡單說就是,"不好的" 要消滅,"錯誤的" 要鏟平,如此方能促進人類整體社會的進步. 於是在納粹主導下,醫院設有焚化爐,醫生護士每天把那些 "錯誤的" 小孩或病人(比方說智能不足)給弄死焚燒.</text:span></text:p>
      <text:p text:style-name="P2"><text:span text:style-name="T1">這是錯的,但你不能說這不正直. 他們做這些事是基於一種(自以為是的)道德信念,這樣一種作風是正直的. 就好像賓拉登或Che或卡斯楚,你可以罵他們獨裁,你甚至可以(?)罵他們從事暴力革命,但他們正正直直,為自己的信念奮鬥,這一點毫無疑問.</text:span></text:p>
      <text:p text:style-name="P2"><text:span text:style-name="T1">正不正直不是看你做了哪件事,而是看你做那件事的態度,看你前後的一致性,看你的居心,看你在什麼比例原則上從事.</text:span></text:p>
      <text:p text:style-name="P2"><text:span text:style-name="T1">台灣進步界幹的事我大多贊同,但這沒有用,做 "好事" 不會使他們顯得正直. 我常常喜歡很多人,但卻發現他們常有前科,偷搶拐騙,甚至殺人,做 "壞事" 不對,但壞事本身卻不是判斷正直與否的依據. 李登輝應該沒有搶過銀行沒在超商偷過東西,但這不表示他很正直,這只表示他另外有偷搶拐騙的豐富管道.</text:span></text:p>
      <text:p text:style-name="P2"><text:span text:style-name="T1">前幾天一個大學畢業女生,因為失業三個月,快餓死,跑到超商偷麵包吃,結果被逮,你能說她不正直嗎? 當我大學很窮時,看到銀行就想搶,只是缺乏一種膽識,而且想想代價太大不划算,不去搶銀行不是因為我覺得這樣做不正直. 如果能保證絕不會被抓,我老早就搶了,難道天天苦苦挨餓?</text:span></text:p>
      <text:p text:style-name="P2"><text:span text:style-name="T1">偷搶拐騙的形式有很多種,不合法的肯定比合法的還正直. 一個人如果必須冒險去偷去搶,在某個重要意義上,他是個受害者而不僅僅是加害者.比方說他可能出於貧窮或缺乏更好的謀生能力與機會,既然這是個社會,那它就是個社會問題,而絕不是個人道德問題.</text:span></text:p>
      <text:p text:style-name="P2"><text:span text:style-name="T1">若真要說個人道德,那麼,天底下那麼多人挨餓,而我們自己卻吃飽穿暖,荷包滿滿,難道這叫做正直? 神是這麼教我們的嗎?</text:span></text:p>
      <text:p text:style-name="P2"><text:span text:style-name="T1">當然,偷搶拐騙不一定出於挨餓,但那肯定是出於一種不良教育或不良環境,使他不覺得這樣做有何不對. 道德是相對的,如果權勢者整天合法污錢非法斂財,幹的全是大買賣,那我偷點小錢有何不可?</text:span></text:p>
      <text:p text:style-name="P2"><text:span text:style-name="T1">不管台灣或英國,街上常有人 "騙" 我錢,說他沒飯吃沒錢買車票沒錢給爹娘治病等等,旁人常說我傻,說這些是騙子,怎麼還給他錢.可是,我一概照給,第一,如果這些錢是我心甘情願給你,那就是無條件給,不管你編什麼故事都沒關係,錢本來就是要給你,只怕你不要,不怕你要. 既然是我自願給的, "騙" 的惡行就根本不存在了.</text:span></text:p>
      <text:p text:style-name="P2"><text:span text:style-name="T1">第二,如果你真的那麼具有正義感,視偷搶拐騙如仇,那麼,你被乞丐 "騙" 也頂多騙個幾百塊幾千塊,可是,那些擁有權勢的人卻騙了我們幾百億幾千億,但我們卻反倒投票給他們不是嗎? 這裏頭全是騙局啊,什麼愛台灣反攻大陸獨立建國,根本沒有一句話是真的.</text:span></text:p>
      <text:p text:style-name="P2"><text:span text:style-name="T1">第三, 偷搶拐騙的形式有很多種,合法的往往比不合法的更不道德千萬倍.比方說學者專家或各種名嘴好了,請問幾個有真才實學? 請問幾個所謂教書不是騙口飯吃? 許多只是關在課堂裏騙騙小朋友不是嗎? 至於那些名人(恕我不敢舉例),幾個不行騙?</text:span></text:p>
      <text:p text:style-name="P2"><text:span text:style-name="T1">比方說故意把醫生的 doctor含糊成博士的 doctor,於是到某名校玩個兩個月,回來之後對外招牌或名片就變了,變成比方說 "劍橋博士後研究", "史丹佛博士後研究",不是都是這樣嗎?</text:span></text:p>
      <text:p text:style-name="P2"><text:span text:style-name="T1">街上的騙子騙就騙,自己大概也不會覺得很光采,但名人或權勢者的騙卻不是這樣,一邊大騙特騙,一邊卻滿口漂亮話,滿口人文精神,而且總是扭曲個人事實,明明不是那樣的人,明明不是那樣的過去史,一旦得勢,歷史與形象更是大幅竄改. 請問哪種騙子比較不正直?</text:span></text:p>
      <text:p text:style-name="P2"><text:span text:style-name="T1">回到納粹,一個人基於某種信念,然後公然從事,這裏頭並沒有不正直的成份. 相反地,生活中表面上無傷大雅的諸多言行與姿態,裏頭的虛榮與陰暗,猥瑣與扭曲,那才是不正直.</text:span></text:p>
      <text:p text:style-name="P2"><text:span text:style-name="T1">比方說陳水扁前幾天說大家都在給施明德爆料,說他寫求饒信(就算林義雄也說過 "請國民黨原諒" 的話),說他求官(扁一人得道,幾乎所有雞犬全部昇天, 施明德若想當官,還需要求嗎?),陳水扁說他知道的內幕更多,但他(為人忠厚)不會講出來,甚至這兩天還說要替施明德的健康禱告.</text:span></text:p>
      <text:p text:style-name="P2"><text:span text:style-name="T1">像這樣一些言語,或許合法,但在道德上卻是罪大惡極,因為它歪曲事實,以一種溫馨的字眼或態度包裝很邪惡的居心,明明一個很勇敢的人,居然被他講得好像需要為他遮蓋什麼醜聞式的.</text:span></text:p>
      <text:p text:style-name="P2"><text:span text:style-name="T1">這種陰暗陰沉的居心和作為,才是罪大惡極,但納粹不是,納粹是正直的,雖然納粹傷害了許多人命,但前者卻傷害我們所賴以為生的正直. 沒有了基本正直,這社會很難讓人活得愉快,因為根本沒有尺度沒有分寸沒有任何比例原則,完全不擇手段.</text:span></text:p>
      <text:p text:style-name="P2"><text:span text:style-name="T1">有個納粹我就蠻仰慕,叫做John Rabe,在南京大屠殺時,阻止了數十萬中國人的傷亡,後來自己卻潦倒以終. 他留下了兩千多頁的日記,經過將近一甲子六十年時光,才終於為世人所知. 幾年前,中國政府給他蓋了銅像,以其南京故居建了紀念館.</text:span></text:p>
      <text:p text:style-name="P2"><text:span text:style-name="T1">他是納粹高官,但我看不出來這裏頭有何道德上的不一致. 納粹殺害那些他們認為"阻礙"社會進步的人,但日軍卻是任意虐殺,甚至以虐殺取樂當成遊戲來比賽,小孩開膛剖肚,女人輪姦後下體就用刺刀插爛,甚至還強迫亂倫,逼迫親人之間表演性交供日軍觀賞. 然後還在南京市抓了幾千個婦女充當慰安婦,一直到現在都不願道歉不願承認罪行,甚至還把戰犯當英雄膜拜.</text:span></text:p>
      <text:p text:style-name="P2"><text:span text:style-name="T1">納粹的問題不在不道德,而在於 "太" 道德,太自以為是,但日帝美帝卻是極度敗德,他們為了私利扭曲人性,不擇手段.</text:span></text:p>
      <text:p text:style-name="P2"><text:span text:style-name="T1">兩天前,美國中情局被迫解密一份文件,上面明明白白寫著海珊與蓋達組織無關,甚至還調查清楚海珊對賓拉登對該組織有著敵意. 但布希侵略前是怎麼講的? 口口聲聲說海珊和賓拉登一夥,如今證明純屬捏造. 過去侵伊的所有謊言,幾乎全部都拆穿,沒有一句話是真的,但他們會覺得羞恥嗎? 不但不會,而且還繼續捏造.至於什麼 911, 事實證明美國至少事先知情 (是否自導自演還不清楚).</text:span></text:p>
      <text:p text:style-name="P2"><text:span text:style-name="T1">如今納粹被過度妖魔化,但比納粹可怕可惡不知道幾百倍的日帝美帝,到現在卻還姿態高高地維護世界和平呢!</text:span><text:span text:style-name="T3"><text:line-break/></text:span></text:p>
      <text:p text:style-name="P1"><text:span text:style-name="T1">閑人 | 2006.09.11 05:18 | </text:span><text:span text:style-name="T2">#</text:span></text:p>
      <text:p text:style-name="P3"><text:span text:style-name="T1">人的正直與否, 本來就跟身份地位學識沒什麼必然關係</text:span><text:span text:style-name="T3"><text:line-break/></text:span><text:span text:style-name="T1">卻跟教育極有關係</text:span><text:span text:style-name="T3"><text:line-break/></text:span><text:span text:style-name="T1">我說的不是學校教的知識. 而是以長輩為榜樣, 從小切身體會的做人原則</text:span><text:span text:style-name="T3"><text:line-break/></text:span><text:span text:style-name="T1">功利教育當然就教出功利人民, 光是嘴巴講些禮義廉恥的高尚道理沒有什麼意義, 如果實際上環境鼓勵的是賺錢出名考高分的話, 當然就有很多讀了很多書, 學問很高的衣冠禽獸了</text:span><text:span text:style-name="T3"><text:line-break/></text:span><text:span text:style-name="T1">納粹魔頭中也有藝術鑑賞力很高的人, 這類型的扭曲我倒覺得是高知識份子的專利</text:span></text:p>
      <text:p text:style-name="P3"><text:span text:style-name="T1">會提到媒體, 是因為覺得在這種廣告標語時代, 所有字詞好像都被掏空意義了, 漂亮話四處可見, 高來高去, 讓人抓不到真正的內容, 而長久被洗腦的話, 不小心也很容易一張口就吐出一些現成的標語來, 真正要戒之慎之</text:span><text:span text:style-name="T3"><text:line-break/></text:span><text:span text:style-name="T1">不過這情形倒不是台灣才有啦...</text:span></text:p>
      <text:p text:style-name="P3"><text:span text:style-name="T1">說起來, 「知識營養不良症」還是很適用於今日的台灣社會呀, 而且我還要說, 也有「知識消化不良症」哩</text:span></text:p>
      <text:p text:style-name="P4"><text:span text:style-name="T1"><text:line-break/></text:span></text:p>
      <text:p text:style-name="P1"><text:span text:style-name="T1">陳真 | 2006.09.10 18:52 | </text:span><text:span text:style-name="T2">#</text:span></text:p>
      <text:p text:style-name="P2"><text:span text:style-name="T1">我的經驗不是這樣, 並不是一群 (社會階層較高的) 媒體人文化人或 "學者專家" 或高官政客渲染鼓動另外一群 (社會階層較低的) “無知” 百姓, 發揚陰暗人性. 不是這樣. 事實是: 他們之間並無區別, 在陰暗處你我他根本就是一體的, 沒有階級之分、有志一同的.</text:span></text:p>
      <text:p text:style-name="P2"><text:span text:style-name="T1">有許多次經驗讓我感到訝異. 比方說五分鐘前, 以真實身份講話寫東西時, 一副謙謙君子好男好女的翩翩丰采與口吻姿態, 例如 “個人感到很遺憾” 或是 "我對您感到相當敬佩" 您您您個不停, 相當有禮貌, 可是才一轉身, 它媽的立刻變成藏鏡人, 整個嘴臉完全不一樣了! 變得流里流氣猥瑣不堪,什麼話都敢講, 什麼事都敢做, 一明一暗整個口氣態度判若兩人.</text:span></text:p>
      <text:p text:style-name="P2"><text:span text:style-name="T1">這些匿名的人幹些很下流的事來傷害他心目中的異己或敵人或看不順眼的人,你從對方做的這些窩囊事看來, 你一定會以為這是一些什麼社會邊緣人, 面目模糊, 無名無姓似的. 但許多次經驗讓我感到訝異, 對方不但有名有姓, 而且個個大有來頭, 甚至還是咱們的領導呢, 只差不是最高領導.</text:span></text:p>
      <text:p text:style-name="P2"><text:span text:style-name="T1">若以為陰暗處有著什麼社會身分的區別, 若以為那只是一些無足輕重的無聊男女才會做那樣一些窩囊下流事, 這絕對是誤解. 所謂日理萬機或一副社會名流模樣的那些人, 他們每天照樣收信照樣留言照樣看網站照樣做這個做那個照樣做些陰陰暗暗的事. 千萬不要以為在網路上匿名惡搞的人只是一些什麼社會邊緣人, 這100% 不對. 事實是: 他們經常就是那些我們甚至耳熟能詳的人 (敵暗我明,我不敢舉例), 他們絕不是什麼被鼓動的一群無知無聊的搖旗吶喊者.</text:span></text:p>
      <text:p text:style-name="P2"><text:span text:style-name="T1">事實上, 陰暗處什麼人都有, 有史豔文, 有史懷哲, 有甘地, 有道德導師, 有華盛頓, 有德雷莎, 有各部會首長, 有各種院長, 有總經理, 有董事長, 有醫師, 有教授, 更有各種滿口漂亮理想的明日之星或青年才俊或進步青年, 只差我不知道裏頭是不是有陳水扁而已.</text:span></text:p>
      <text:p text:style-name="P2"><text:span text:style-name="T1">懦弱是人性, 但窩囊不是. 如果是, 那便是一種扭曲的人性. 別以為陰暗處使壞者是一些可憐虫或什麼社會邊緣人, 絕對不是, 他們裏頭很可能就有你的上司你的長官你的師長你所熱愛的作家或文化人或各種在社會上大方地以清流人士或德高望重人士面貌出現的人...</text:span></text:p>
      <text:p text:style-name="P2"><text:span text:style-name="T1">這不是人性本然, 這是一種長久扭曲的人性. 如果是人性, 那理應普世皆然, 但我不相信西方社會有這麼扭曲的一種狀況, 但在台灣, 這卻是常態. 我們的所謂菁英只是收入較高, 學歷較高, 但道德水平和美感卻似乎反而比一般人更低許多; 低沒關係, 問題不在低, 問題在到底有沒有個底線? 到底有沒有什麼事是他們在四下無人處也絕對不去做的?</text:span></text:p>
      <text:p text:style-name="P2"><text:span text:style-name="T1">但我完全不是要鼓吹懷疑主義, 我並不是要教人懷疑他人的正直, 就好像我絕不會在人格上懷疑林義雄或高俊明牧師一樣. 我倒覺得一個人的心是完全藏不住的, 白天史豔文晚上千心魔的狀況, 只會欺瞞那些沒有能力識人的人. 但不管怎麼樣, 若以為陰暗處只是存在一些處於社會邊緣地帶的人, 這想法完全不合經驗事實.</text:span></text:p>
      <text:p text:style-name="P2"><text:span text:style-name="T1">我過去也總以為這只是一些面目模糊的無聊人士, 窩窩囊囊地躲在陰暗處做一些企圖傷害人的言行, 但後來我逐漸發現, 只要四下無人, 台灣人不管身份地位如何, 嘴臉和人性似乎很容易就會走樣, 彷彿對陰暗之誘惑毫無抵抗力.</text:span></text:p>
      <text:p text:style-name="P2"><text:span text:style-name="T1">你不能說這是人性, 若是人性, 理應舉世皆然, 但我發現西方人不至於窩囊扭曲至此, 我也不曾在其他社會發現這麼普遍的一種扭曲與陰暗.</text:span></text:p>
      <text:p text:style-name="P2"><text:span text:style-name="T1">我敬佩講理的人, 我同樣敬佩不願講理或講理已到盡頭進而以命相許或同歸於盡的所謂恐怖份子, 但我對那種窩窩囊囊陰陰暗暗的猥瑣人士 (白天通常是史豔文造型或明日之星), 卻不知道要從何欽佩起. 這絕不是人性, 天底下哪個菁英社會有著這樣一種極其普遍的猥瑣性格?</text:span></text:p>
      <text:p text:style-name="P2"><text:span text:style-name="T1">小時候的台灣仍是農業社會, 人們辛勤工作, 正直坦蕩地活著, 一就說一, 二就說二, 就連流氓打架都講一種道義, 不會五個打一個,不會你空手我拿棍.</text:span></text:p>
      <text:p text:style-name="P2"><text:span text:style-name="T1">我住台南新町, 是全台灣最繁榮的風化區, 上百家妓院, 路邊雜耍或賣藥成千上百, 是非多, 常有武打場面. 有一次見人拿武士刀互砍, 無辜波及路邊一家小攤販的蝦仁肉圓攤位, 打壞了幾把椅子和碗筷, 事後聽老闆娘說, 流氓還賠償鞠躬道歉, 眼看就要下跪請求原諒.</text:span></text:p>
      <text:p text:style-name="P2"><text:span text:style-name="T1">至於當時的菁英, 雖然人品差一些, 但好歹也都普遍有著一種尊嚴和善意 (至少我小時候的感覺是這樣), 有所為有所不為. 但現代菁英卻不然, 漂亮理想論述得異常起勁, 膨風再膨風, 但我很納悶究竟有沒有什麼事是他們絕對不會去做的? 老實說我完全看不到這樣的底線, 只要四下無人, 似乎什麼事都幹得出來.</text:span></text:p>
      <text:p text:style-name="P2"><text:span text:style-name="T1">這不是法律問題, 當然也不是一種哲學問題, 更不是一種知識. 這是一種眼光, 一種品味, 一種美感或道德感,一種看世界的方式. 除非我們由衷鄙夷窩囊陰暗與扭曲, 除非我們改變看待人事物的方式, 除非我們正視人性的基本價值, 或許才有一線改善生機; 光是議論這裏頭的知識原理或法律條文或高喊空洞的崇高道德教條, 無非自欺欺人.</text:span></text:p>
      <text:p text:style-name="P2"><text:span text:style-name="T1">我們缺乏的是良心和人性的底線, 而不是缺乏一套崇高的道德標準. 我們是缺乏具有健康人性的正常人, 而不是缺乏具有偉大情操的聖人. 這跟政治一樣, 台灣政治不好是因為人民素質普遍不好, 而不是因為我們的英雄數量不足.</text:span></text:p>
      <text:p text:style-name="P2"><text:span text:style-name="T1">我們並不是 "該做什麼", 而是 "不該" 做什麼. 我看人好壞不是看他做了什麼, 而是看他有沒有什麼事是他絕對不會去做的. 道德的基本句型是你 "不該" 如何如何, 而不是你 “該” 如何如何. 正直的人總有些事是他絕對不幹的, 而不是他該去幹些什麼偉大的事才稱得上正直.</text:span></text:p>
      <text:p text:style-name="P2"><text:span text:style-name="T1">市面上很多道德導師常教我們要做什麼好事, 我覺得那些全是敗德的虛榮, 全是自我膨漲, 全是自欺欺人. 你只要活著就好, 你根本不需要去 "做" 些什麼好事, 你該嚴肅面對的是 "不做" 什麼.</text:span></text:p>
      <text:p text:style-name="P2"><text:span text:style-name="T1">陳真 2006 9 10</text:span><text:span text:style-name="T3"><text:line-break/></text:span></text:p>
      <text:p text:style-name="P1"><text:span text:style-name="T1">閑人 | 2006.09.09 17:59 | </text:span><text:span text:style-name="T2">#</text:span></text:p>
      <text:p text:style-name="P3"><text:span text:style-name="T1">懦弱和窩囊...也是人性的一部份</text:span><text:span text:style-name="T3"><text:line-break/></text:span><text:span text:style-name="T1">台灣人的表現, 我倒覺得是人性極壞一面的大量發展後的現象</text:span><text:span text:style-name="T3"><text:line-break/></text:span><text:span text:style-name="T1">道德也好法律也罷, 都有制約的功能</text:span><text:span text:style-name="T3"><text:line-break/></text:span><text:span text:style-name="T1">我相信人性如果不加制約, 或者反而鼓勵任意發展的話</text:span><text:span text:style-name="T3"><text:line-break/></text:span><text:span text:style-name="T1">就會得到這種後果....</text:span></text:p>
      <text:p text:style-name="P3"><text:span text:style-name="T1">可能西方人的「人本」思想比較早開始發展</text:span><text:span text:style-name="T3"><text:line-break/></text:span><text:span text:style-name="T1">而成就今天不需要再討論的基本價值</text:span><text:span text:style-name="T3"><text:line-break/></text:span><text:span text:style-name="T1">這方面, 恐怕台灣人才剛剛起步, 又有很多混淆視聽的「專家學者」</text:span><text:span text:style-name="T3"><text:line-break/></text:span><text:span text:style-name="T1">媒體沒水準地強力放送</text:span><text:span text:style-name="T3"><text:line-break/></text:span><text:span text:style-name="T1">人又沒有自己思考的能力跟習慣,</text:span><text:span text:style-name="T3"><text:line-break/></text:span><text:span text:style-name="T1">所以很容意受到煽動跟影響吧</text:span></text:p>
      <text:p text:style-name="P3"><text:span text:style-name="T1">我不住台灣很久了, 回去也是玩耍而已</text:span><text:span text:style-name="T3"><text:line-break/></text:span><text:span text:style-name="T1">對現在台灣的認識其實很膚淺</text:span><text:span text:style-name="T3"><text:line-break/></text:span><text:span text:style-name="T1">網路上倒是見識到言論自由時代中</text:span><text:span text:style-name="T3"><text:line-break/></text:span><text:span text:style-name="T1">各種趁著匿名之便的言語廝殺</text:span><text:span text:style-name="T3"><text:line-break/></text:span><text:span text:style-name="T1">老實說大部份都很沒營養, 焦點模糊不知所云</text:span><text:span text:style-name="T3"><text:line-break/></text:span><text:span text:style-name="T1">也許就反應了現下的台灣社會吧</text:span></text:p>
      <text:p text:style-name="P1"><text:span text:style-name="T1">陳真 | 2006.09.09 07:24 | </text:span><text:span text:style-name="T2">#</text:span></text:p>
      <text:p text:style-name="P2"><text:span text:style-name="T1">說明一下, 我不是在罵這位 "大學四年級生",但我其實也不知道自己該罵 "誰",因為當你們都匿名或不斷更改署名時,人們如何可能知道誰是誰?</text:span></text:p>
      <text:p text:style-name="P2"><text:span text:style-name="T1">你看,給你回答這麼兩段話,再加上之前罵民進黨鳥黨,馬上就有一些匿名鳥人飛出來抹黑攻擊 (我都刪掉了).</text:span></text:p>
      <text:p text:style-name="P2"><text:span text:style-name="T1">我本考慮把這留言板暫時關了,但想想算了. 你說,我有言論自由嗎? 隨便一個人,當他匿名時,什麼事都敢做,什麼話都敢講,自由無限,這時候,請問我還有言論自由可言嗎? 當然沒有. 我被迫只能放棄或縮水我所要講的各種合情合理合法言論,特別是放棄那些批評當權者的言論,以免激怒陰暗人事物.</text:span></text:p>
      <text:p text:style-name="P2"><text:span text:style-name="T1">另一個選擇就是我也跟著匿名,但是,一個人如果匿名才敢講話,那他根本就不應該講那些話,躲在廁所牆上塗鴉議論公眾事務是毫無意義的.</text:span></text:p>
      <text:p text:style-name="P2"><text:span text:style-name="T1">換句話說,不管哪一種選擇,我都得被迫放棄言論自由,我只能講那遠在一萬公里之外的巴勒斯坦,或是講一些不會讓故鄉某些人馬聽了不高興的話,否則我就會受到各種除非你親身經歷否則你根本無法想像的懲罰和虐待做為報復,我得被迫犧牲自己的人權和各種應有的自由.</text:span></text:p>
      <text:p text:style-name="P2"><text:span text:style-name="T1">我不相信這些道理很難懂,難到居然會讓你不明白 "無限的自由" 有沒有可能. 這些道理一點也不難,難是難在台灣人根本不當它一回事.</text:span></text:p>
      <text:p text:style-name="P2"><text:span text:style-name="T1">台灣人不習慣,或許也根本不在乎當個 "人",似乎反倒很習慣一種陰暗不見光的生活方式, 不敢以 "人" 的身份公開表達對於各種公眾事物的想法和感受,只敢廁所塗鴉,背後陰暗處說長道短,但在明亮處就又換上另一套嘴臉和說詞,以免被暗算,以免這樣那樣的各種後遺症,很不健康的一種民族性格.</text:span></text:p>
      <text:p text:style-name="P2"><text:span text:style-name="T1">Chomsky說他平均一天回一百多封信,大多有關於國際情勢或歷史事件的各種討論,Chomsky 是個無政府主義者,在美國那樣一種愛國主義社會,他那樣一種反美言論,依然暢言無阻,很難想像他必須隨時縮減言論以免惹來各種陰暗惡搞,因為反對者再怎麼反對他,也不至於動不動就是匿名抹黑或從事各種除非你親身經歷否則很難想像的陰暗惡搞. 但台灣卻是無時無刻都在玩這一套.</text:span></text:p>
      <text:p text:style-name="P2"><text:span text:style-name="T1">難道我們沒有法律? 有啊! 這些可都是要判刑的,可是,你哪來那麼多時間和精力去對付這樣一種普遍存在各個角落的台灣文化?</text:span></text:p>
      <text:p text:style-name="P2"><text:span text:style-name="T1">別說一天寫一百封回應,我看Chomsky 若活在台灣,老早得被迫收攤.</text:span></text:p>
      <text:p text:style-name="P2"><text:span text:style-name="T1">當任何人什麼事都能做什麼話都能講時,那意味著所有人任何事都不能做什麼話都不能講,除非你願意轉入陰暗處,使自己失去一種做為一個 "人" 應有的明亮和正直. 這時候,不管你講什麼,其實都沒有任何意義,就好像誰會在乎廁所牆壁上的塗鴉.</text:span></text:p>
      <text:p text:style-name="P1"><text:span text:style-name="T1">陳真 | 2006.09.09 04:41 | </text:span><text:span text:style-name="T2">#</text:span></text:p>
      <text:p text:style-name="P3"><text:span text:style-name="T1">就如甘地所說,跟懦弱和窩囊比起來,暴力顯得正直許多. 什麼理念都一樣,只要肯付出代價的,道德上都 ok.</text:span></text:p>
      <text:p text:style-name="P3"><text:span text:style-name="T1">至於法律,那不是我感興趣的. 況且,我若說我認為法律上應該這樣應該那樣,我若這麼講,那不是很輕薄嗎? 我不是說它不重要,我是說它就跟討論一斤西瓜應該賣多少錢一樣,表達一己之見是沒有意義的.</text:span></text:p>
      <text:p text:style-name="P3"><text:span text:style-name="T1">比方我若說匿名抹黑應該立法槍斃,那不是很輕薄嗎? 法律之制約當然重要,但那畢竟是最後一道防線,人總不可能僅僅靠著 "我不犯法" 來活在這世上. 相對於道德,法律便顯得無足輕重. 美國一切作為都符合美國法律,但海刪何嘗不也事事合法? 所謂合法非法又能意味著什麼?</text:span></text:p>
      <text:p text:style-name="P3"><text:span text:style-name="T1">你得先是個人,活生生的人,而不是個符號,然後你的話語才取得意義; 同樣地,你得先明白是非,知道美醜正直與窩囊,然後才有那些形而下瑣瑣碎碎的法律條文.</text:span></text:p>
      <text:p text:style-name="P3"><text:span text:style-name="T1">台灣恐怕不是需要更多法律,而是需要一種基本的正直與坦蕩. 在這一點上,我很崇洋. 在這一點上,我完全不否認我是個種族歧視者,我覺得台灣人是很窩囊的,猥猥瑣瑣好像很見不得人似的,但在陰暗處卻又異常 "勇猛".</text:span></text:p>
      <text:p text:style-name="P3"><text:span text:style-name="T1">我想,待過西方社會的人大概都很難否認這一點. 你看西方人寫信或發言,個個有名有姓,個個敢做敢當,討論時就是努力批評對方的想法,但對人卻敬如神明.</text:span></text:p>
      <text:p text:style-name="P3"><text:span text:style-name="T1">但台灣人剛好相反,明亮處猥瑣窩囊,連屁都不敢放一個,陰暗處卻異常勇猛,什麼事都敢做,什麼話都敢講. 至於討論,絲毫不必用到大腦,根本無須思考如何反駁對方的想法,只需想辦法用各種修辭抹黑對方這個 "人" 就行.</text:span></text:p>
      <text:p text:style-name="P3"><text:span text:style-name="T1">這幾乎已經是一種台灣特有文化,你很難在其它國家或社會看到這麼普遍的一種作風和文化,至少我從未見過. 但是在台灣,我卻好像很少看到正直坦蕩說理清楚有所為有所不為的人. 我看到的是彷彿永無止盡的 "選舉" 和各種陰暗人事物.</text:span></text:p>
      <text:p text:style-name="P3"><text:span text:style-name="T1">我說的不是政治上那種選舉,我是說政治上那種選舉其實滲透顯現在台灣幾乎每個生活層面和人際關係. 我常想,難道大家沒有下一代? 難道人們真的願意自己的下一代是這樣一種陰陰暗暗猥猥瑣瑣的人? 難道人們不希望自己的下一代正直坦蕩充滿陽光,不搞陰暗的事?</text:span></text:p>
      <text:p text:style-name="P1"><text:span text:style-name="T1">陳真 | 2006.09.09 03:00 | </text:span><text:span text:style-name="T2">#</text:span></text:p>
      <text:p text:style-name="P2"><text:span text:style-name="T1">我對你說的這些法律界線都沒意見. 那些東西是否違法,應該請教律師或立法委員.</text:span></text:p>
      <text:p text:style-name="P2"><text:span text:style-name="T1">我只知道人不該窩囊,應該坦蕩蕩像個人,當我們像個人,自然就會知道什麼該做什麼不該做.</text:span></text:p>
      <text:p text:style-name="P2"><text:span text:style-name="T1">我對一切願意付出代價的事,不管好事壞事,都有著一定的敬意. 但我很看不起窩囊, 比方說猥猥褻瑣匿名攻擊,這種行為很沒出息,除此之外都 ok.</text:span></text:p>
      <text:p text:style-name="P1"><text:span text:style-name="T1">閑人 | 2006.09.08 19:35 | </text:span><text:span text:style-name="T2">#</text:span></text:p>
      <text:p text:style-name="P3"><text:span text:style-name="T1">我來插花</text:span><text:span text:style-name="T3"><text:line-break/></text:span><text:span text:style-name="T1">不如這麼問吧：</text:span><text:span text:style-name="T3"><text:line-break/></text:span><text:span text:style-name="T1">董事長以為, 言論自由的界線在哪裡？</text:span><text:span text:style-name="T3"><text:line-break/></text:span><text:span text:style-name="T1">譬如說, 在公共場所鼓動種族歧視跟族群仇恨, 出書立論, 贊同種族淨化或號召謀殺, 是不是應該被起訴制裁？</text:span><text:span text:style-name="T3"><text:line-break/></text:span><text:span text:style-name="T1">殺人犯法, 那鼓動殺人算不算犯法？</text:span><text:span text:style-name="T3"><text:line-break/></text:span><text:span text:style-name="T1">我說的是法律的規範, 不是個人的道德約束喔</text:span><text:span text:style-name="T3"><text:line-break/></text:span><text:span text:style-name="T1">醬子有沒有比較明確一點？</text:span><text:span text:style-name="T3"><text:line-break/></text:span></text:p>
      <text:p text:style-name="P1"><text:span text:style-name="T1">陳真 | 2006.09.08 19:13 | </text:span><text:span text:style-name="T2">#</text:span></text:p>
      <text:p text:style-name="P2"><text:span text:style-name="T1">(續)</text:span></text:p>
      <text:p text:style-name="P2"><text:span text:style-name="T1">蔣渭水說他那時代的人得了一種 "知識營養不良症",於是致力於台灣文化協會的教育工作,巡迴各地放電影鼓勵閱讀等,以為只要知識或資訊充足了,許多問題就能迎刃而解.</text:span></text:p>
      <text:p text:style-name="P2"><text:span text:style-name="T1">可是,現在網路時代資訊不但充足,甚且氾濫成災,但同樣的問題依然存在,甚至更為惡化.</text:span></text:p>
      <text:p text:style-name="P2"><text:span text:style-name="T1">跟現在完全不一樣,我出國前原本有很高的教書意願,甚至常跟幾個朋友討論創辦學校的可能性,就像林義雄的慈林原先想做的那樣,彷彿只要人們有了一些獨立思考能力,我們就不會再被謊言所迷惑.</text:span></text:p>
      <text:p text:style-name="P2"><text:span text:style-name="T1">人們的思考能力如今不但仍然遙遙無期,在民進黨更為荒謬的愚民教育下,阿西的數量反而有增無減,製造出一堆如蛆一般存在整天吶喊著愛台灣吶喊著仇視中國人語言的低能混蛋.</text:span></text:p>
      <text:p text:style-name="P2"><text:span text:style-name="T1">不過,這到底是一種思考能力或道德美感,實在分不清. 我越來越相信,後者是前者的基礎,簡單說,你得先成為一個好人或正直的人,然後你才有可能改善你的思考能力. 你不可能有良好的思考能力但卻沒有一種良好的人格或態度.</text:span></text:p>
      <text:p text:style-name="P2"><text:span text:style-name="T1">維根斯坦死時,書架上只有一本書,那就是William James寫的 Principle of Psychology(其實還有一本柏拉圖的理想國放在床頭),曾經有人(Drury)跟維根斯坦推薦William James,維根斯坦說,"對啊,他的書值得讀,因為他是個好人."</text:span></text:p>
      <text:p text:style-name="P2"><text:span text:style-name="T1">維根斯坦寫信跟羅素推薦William James,有一次甚至還對羅素說: "你可能會覺得(我對改善自我的品格的努力)是多餘的,但對我來說,如果我不先成為一個好人,我如何可能成為一個好的邏輯學家?"</text:span></text:p>
      <text:p text:style-name="P2"><text:span text:style-name="T1">維根斯坦死後出版最著名的一本書叫 Philosophical Investigations,該書第一段就是引用Augustine的一些有關語言的描述,維根斯坦說,他之所以引用Augustine的話,無非也只是因為他既然是這麼好的一個人,那他講出的話或許值得聆聽.</text:span></text:p>
      <text:p text:style-name="P2"><text:span text:style-name="T1">同樣地,就算邏輯與數學,我也不相信一個混蛋有可能把它學好. 知識上所要求的正直,跟做為一個人所要求的正直是分不開的,不但分不開,後者更是前者的基礎.</text:span></text:p>
      <text:p text:style-name="P2"><text:span text:style-name="T1">侯孝賢講得很對,他說: "人要大,作品才會大".</text:span></text:p>
      <text:p text:style-name="P2"><text:span text:style-name="T1">"小" 人是寫不出 "大" 作品的,即便數學也一樣,你不是那樣的人,就不可能了解那樣的東西;你是什麼樣的人,你的一切言行就自然會反映出那樣的態度. 維根斯坦說: "我寫的毫無價值,除了一種好的態度."</text:span></text:p>
      <text:p text:style-name="P2"><text:span text:style-name="T1">好人不一定會寫字,但壞蛋就算知識數量再多也沒用,他不可能學會一些東西,比方說思考. 除非他改善人品,要求自己努力做個正直的人,或許才有可能理解比方說一加一等於二.</text:span></text:p>
      <text:p text:style-name="P2"><text:span text:style-name="T1">常有朋友或甚至連名字都沒有的 "讀者" 寫信來,喊著救命(可能是要交作業),問我一些極其簡短沒頭沒腦往往只有一兩句話的 "三民主義",比方說: "請問神經學和人文有著什麼關係?" "請問哲學有哪十大任務?" "請問維根斯坦如何處理唯名論?(它媽的啥是唯名論?)" "請問叔本華如何繼承康德的思想?" 等等等.</text:span></text:p>
      <text:p text:style-name="P2"><text:span text:style-name="T1">除了啞口無言,這些三民主義要如何回答? 就好像這位同學問說維根斯坦說 "不可說" 的東西是指什麼一樣,無從回答,因為這等於是在問 "神經學到底是在講什麼啊?",不是不能答,而是問題太大,大到根本就缺乏意義.</text:span></text:p>
      <text:p text:style-name="P2"><text:span text:style-name="T1">羅素應胡適之邀,曾經前往北大當訪問學者一年,北大成立一個羅素思想研習社,邀羅素來社團演講,學生劈頭就問: "請問真理是什麼?"</text:span></text:p>
      <text:p text:style-name="P2"><text:span text:style-name="T1">羅素是英國紳士,當面不罵人,喜歡私下罵. 在回到宿舍時遇到胡適,羅素就抱怨說你們中國學生怎麼問這樣的問題? 胡適聽了哈哈大笑就說: "你下次可以學禪宗,賞對方一個耳光,然後說這就是真理". 羅素說: "good idea!"</text:span></text:p>
      <text:p text:style-name="P2"><text:span text:style-name="T1">"真理是什麼" 不是這問題不能問,但那就像對著藝術家問 "請問藝術是什麼" 一樣,等於什麼也沒問.</text:span></text:p>
      <text:p text:style-name="P2"><text:span text:style-name="T1">不過這些都是次要的,最主要的仍是態度,唯有當你有著一種好的態度,然後你才有可能思考某些東西. 即便是數學也一樣,壞人不可能成為學好數學,混蛋也不可能變成一個好作家,人要大,作品才會大.</text:span></text:p>
      <text:p text:style-name="P2"><text:span text:style-name="T1">報紙上不是每天都有很多論壇文章嗎? 一些學者專家論述不停,但我們完完全全可以因人廢言,只要看到是混蛋寫的,馬上可以跳過去不用讀了,因為混蛋絕對不可能寫出什麼值得閱讀的東西.</text:span></text:p>
      <text:p text:style-name="P2"><text:span text:style-name="T1">人不但可貌相,人更能因而廢言,小癟三就是小癟三,不會因為唸了博士當了教授就成為一個具有良好思維的學者. 一個人的人格好壞,跟他的思想優劣是分不開的.</text:span></text:p>
      <text:p text:style-name="P1"><text:span text:style-name="T1">陳真 | 2006.09.08 06:22 | </text:span><text:span text:style-name="T2">#</text:span></text:p>
      <text:p text:style-name="P3"><text:span text:style-name="T1">同學,你不像在問問題,而像在考我三民主義.</text:span></text:p>
      <text:p text:style-name="P3"><text:span text:style-name="T1">我常覺得,在台灣,包括數學在內,每一科都講得好像在講三民主義,苦不堪言. 雖然董事長跟阿扁一樣,從小常考第一名,但痛苦程度並沒有因此減輕.</text:span></text:p>
      <text:p text:style-name="P3"><text:span text:style-name="T1">你不像在問問題,而像要我做一題三民主義申論. 比方說,"試論國父的民權主義如何把權力交到人民手裏,讓四萬萬人都當皇帝."</text:span></text:p>
      <text:p text:style-name="P3"><text:span text:style-name="T1">你的問題也一樣,你不覺得它不知所云嗎? 特別是那句 "把關",太名嘴了,這是話題,而不是問題,這話題或許適合2100名嘴開講,但它畢竟不是一道問題,因為我根本不知道你要問什麼. 你啥也沒講,我如何可能知道你所謂把關指的是什麼?</text:span></text:p>
      <text:p text:style-name="P3"><text:span text:style-name="T1">問題必須是 "一個",而不是 "一大團",就好像我若問化學家: 請問周期表很有用嗎? 誰來決定哪些是基本元素? 這時候對方將啞口無言,他只能請我先把國一普通化學唸完,然後再想清楚我到底是要問什麼.</text:span></text:p>
      <text:p text:style-name="P3"><text:span text:style-name="T1">問問題當然就得先搞清楚自己的問題是什麼不是嗎? 如果你說你不知道要問什麼,那別人當然也不知道.</text:span></text:p>
      <text:p text:style-name="P3"><text:span text:style-name="T1">創造一些曖昧句子,然後在它後面畫上一個問號,那不叫問問題,那只是一種名嘴開講,就好像問 "愛人幸福還是被愛幸福?" 一樣,類似像這樣一種 "一大團" 的東西,它無法認知,那只是一種任人說長短的聊天題材不是嗎?</text:span></text:p>
      <text:p text:style-name="P3"><text:span text:style-name="T1">你是誰,做些什麼,有著什麼樣的知識背景,對這一切你所謂 "問題" 有著什麼樣的想法等等,你完全沒講,神鬼不知,就算我肯在網上與人聊天也根本無從聊起不是嗎?</text:span></text:p>
      <text:p text:style-name="P3"><text:span text:style-name="T1">如果你不是要找陌生人聊天,那就必須回到問題本身,也就是要問出讓人能理解的一種問題,至少你得先仔細講清楚你的想法,然後才來問說你這一套想法裏頭可能有著一些什麼樣的漏洞是你無法解決的,那才叫做問問題不是嗎?</text:span></text:p>
      <text:p text:style-name="P3"><text:span text:style-name="T1">問說 "我能不能要一個無限的自由?",就好像問說我能不能畫出一個沒有疆界的界線一樣,如果連界線都沒有,哪來什麼疆界? 如果自由無限,那根本也無所謂自不自由.</text:span></text:p>
      <text:p text:style-name="P3"><text:span text:style-name="T1">如果有人說: "我最愛的人是全世界六十億人口",也許有這樣的聖人吧,但如果是這樣,那何必說什麼 "最" 愛? "最" 不存在了,無從認知了.</text:span></text:p>
      <text:p text:style-name="P3"><text:span text:style-name="T1">同樣地,如果一種有關 "畫線" 的東西是無限的,比方說言論自由,那何必再說什麼自不自由? "自由" 這概念變成完全多餘了不是嗎?</text:span></text:p>
      <text:p text:style-name="P3"><text:span text:style-name="T1">小鳥的 "言論自由" 應該就是這樣,牠愛怎麼叫,誰也管不著,無限暢快,但既然是這樣,那我們自然就不會在小鳥身上討論言論自由不是嗎? 因為那根本就是多餘的,很無聊的,不知所云毫無認知意義的.</text:span></text:p>
      <text:p text:style-name="P3"><text:span text:style-name="T1">一個人吃壞東西蔡賽,跑去急診跟醫生說: "醫生,我肚子痛,而且還蔡賽." 醫生聽了,會給你摸摸肚子,做做檢查,但他不會問你: "你確信是你蔡賽肚子痛嗎?" 因為除了我不會有別人了,這時候追問是不是 "我" 蔡賽根本就是多餘的了.</text:span></text:p>
      <text:p text:style-name="P3"><text:span text:style-name="T1">同樣地,如果自由無限,那你倒不如問說我們要不要言論自由,而不是問說自由是否有可能以無限的形式存在. 無限的自由就是根本沒有自由這回事,就跟小鳥或青蛙一樣. 問說青蛙的言論自由是否無限,那很沒意義不是嗎?</text:span></text:p>
      <text:p text:style-name="P3"><text:span text:style-name="T1">至於什麼把關,那就更玄了,我不知道你在問什麼,難道你要我引述三民主義給你一個申論或為你寫上幾本書來回答你這麼 "一大團" 的一種東西?</text:span></text:p>
      <text:p text:style-name="P3"><text:span text:style-name="T1">網路上來了個完全不知身份背景的人問說: "請問周期表可以廢除嗎? 它由誰把關啊." 我看李遠哲也得啞口無言,並不是你把他問倒了,而是人們根本不知道你到底想問什麼.</text:span></text:p>
      <text:p text:style-name="P1"><text:span text:style-name="T1">大學四年生 | 2006.09.08 01:49 | </text:span><text:span text:style-name="T2">#</text:span></text:p>
      <text:p text:style-name="P2"><text:span text:style-name="T1">陳前輩您好</text:span><text:span text:style-name="T3"><text:line-break/></text:span><text:span text:style-name="T1">小弟想請教您對言論自由的看法．</text:span><text:span text:style-name="T3"><text:line-break/></text:span><text:span text:style-name="T1">您贊成言論”絕對”自由嗎？</text:span><text:span text:style-name="T3"><text:line-break/></text:span><text:span text:style-name="T1">如果是，Why?</text:span><text:span text:style-name="T3"><text:line-break/></text:span><text:span text:style-name="T1">如果不是，那誰來把關？</text:span></text:p>
      <text:p text:style-name="P1"><text:span text:style-name="T1">陳真 | 2006.09.06 19:04 | </text:span><text:span text:style-name="T2">#</text:span></text:p>
      <text:p text:style-name="P3"><text:span text:style-name="T1">真不可思議!! 自己可以整天抹黑 "人", 別人卻不能表達對一個不是人的東西 (黨) 的厭惡?</text:span></text:p>
      <text:p text:style-name="P3"><text:span text:style-name="T1">混蛋民進黨整天針對特定個人抹黑造謠, 無中都能生有, 白白布染到黑, 別人卻不能罵這個黨賊窩? 天底下有哪個黨不能罵?! 它不光是賊窩, 我看比較像鳥窩, 一堆鳥人聚集一窩, 互利共生, 相濡以沫.</text:span></text:p>
      <text:p text:style-name="P3"><text:span text:style-name="T1">很多親綠的 XX, 反扁說是為了拯救民進黨, 但如果是這樣, 那我倒期待扁留下別走, 好給賊黨鳥黨送終, 也許將來會有個品質比較好一點的黨誕生.</text:span></text:p>
      <text:p text:style-name="P3"><text:span text:style-name="T1">陳真 2006. 9. 6.</text:span><text:span text:style-name="T3"><text:line-break/></text:span><text:span text:style-name="T1">=============</text:span><text:span text:style-name="T3"><text:line-break/></text:span><text:span text:style-name="T1">民進黨控告鄭村棋誹謗 求償二千萬元</text:span></text:p>
      <text:p text:style-name="P3"><text:span text:style-name="T1">中央社2006.09.06</text:span></text:p>
      <text:p text:style-name="P3"><text:span text:style-name="T1">由於不滿社運人士鄭村棋在電視節目中指民進黨為「賊窩」，民進黨文宣部主任孟義超今天到台北地檢署，對鄭提出誹謗及妨害名譽侵權訴訟，要求鄭村棋須在四家報紙刊登道歉聲明，並賠償新台幣二千萬元，孟義超強調，訴訟只是手段，他呼籲媒體名嘴要注重自身對社會教育的責任。</text:span></text:p>
      <text:p text:style-name="P3"><text:span text:style-name="T1">孟義超說，民進黨與游主席尊重言論自由，但絕不允許及容忍各種非理性的人身攻擊及侮辱。孟義超強調，對鄭村棋提出訴訟只是手段，而非目的，媒體名嘴必須要對自己的發言負責，注重自身對社會教育的責任與重要性，民進黨將會把所求償的二千萬元全額捐給「財團法人天主教福利會附設台北市私立清友中心」，以關心台灣的下一代。</text:span></text:p>
      <text:p text:style-name="P3"><text:span text:style-name="T1">孟義超呼籲，媒體名嘴不要用自身的意識形態發表非理性的批評，影響社會安定，更絕不能將言論自由無限上綱。</text:span></text:p>
      <text:p text:style-name="P4"><text:span text:style-name="T1"><text:line-break/></text:span></text:p>
      <text:p text:style-name="P1"><text:span text:style-name="T1">陳真 | 2006.09.04 03:33 | </text:span><text:span text:style-name="T2">#</text:span></text:p>
      <text:p text:style-name="P2"><text:span text:style-name="T1">問: "對於不可說之事，我們必須保持沉默”中的”不可說之事”是什麼樣的事？這句話出自那部著作？</text:span></text:p>
      <text:p text:style-name="P2"><text:span text:style-name="T1">答: 不可說之事我若能告訴你,那還叫不可說嗎? 這話出自 Tractatus Logico-Philosophicus</text:span></text:p>
      <text:p text:style-name="P2"><text:span text:style-name="T1">問:推薦一些維根斯坦的入門書，好讓我這哲學門外漢能窺其堂奧．</text:span></text:p>
      <text:p text:style-name="P2"><text:span text:style-name="T1">答: 中文的請見范光棣之 "維根斯坦",東大圖書公司. 至於英文或德文的入門書,如果你願意看英文或德文,我看直接讀維根斯坦的書最容易入門,就跟看電影一樣,不用管影評了,直接買票進場最快入門,無須先拐個彎.</text:span></text:p>
      <text:p text:style-name="P1"><text:span text:style-name="T1">陳真 | 2006.09.04 03:25 | </text:span><text:span text:style-name="T2">#</text:span></text:p>
      <text:p text:style-name="P3"><text:span text:style-name="T1">布希如果知道墨子,搞不好奉為國師. 墨先生的非攻是指不發動不義之戰,但若是打擊邪惡恐怖份子,那叫做 "替天行誅",而且應先發制人,若不這麼做,反倒不義.</text:span></text:p>
      <text:p text:style-name="P3"><text:span text:style-name="T1">正義之戰,先發制人,防禦性攻擊等等,聽起來跟布希簡直就是英雄所見略同.</text:span></text:p>
      <text:p text:style-name="P3"><text:span text:style-name="T1">當然,我知道墨子是好人,但布希難道就是壞人?</text:span></text:p>
      <text:p text:style-name="P3"><text:span text:style-name="T1">至於摩頂放踵利天下云云,不過蝸牛角上說長短;微微渺渺的那麼一點浮塵,隨風起伏,倏忽而過,何必這樣吃天下人的豆腐? 自我膨漲是不好的.</text:span></text:p>
      <text:p text:style-name="P3"><text:span text:style-name="T1">而且,與其說利天下,不如說利自己; 我倒相信使自己快樂才是至善. 你做一件事,如果心中覺得是在利人助人,那乾脆就不要做好了,何必這麼勉強?</text:span></text:p>
      <text:p text:style-name="P3"><text:span text:style-name="T1">叔本華說,這種所謂 "利他" 之人我區分,是悲劇和墮落的根源.</text:span></text:p>
      <text:p text:style-name="P3"><text:span text:style-name="T1">哪天董事長如果不幸在颱風天跳河救小狗沒救到反而自己淹死,可別說我捨己救狗. 己就是狗,狗就是己,在我跟牠之間做這樣一種切割,那只是自己跟自己過不去不是嗎?</text:span></text:p>
      <text:p text:style-name="P1"><text:span text:style-name="T1">求知若渴的大學四年生 | 2006.09.04 02:44 | </text:span><text:span text:style-name="T2">#</text:span></text:p>
      <text:p text:style-name="P2"><text:span text:style-name="T1">請教陳前輩一個問題：</text:span><text:span text:style-name="T3"><text:line-break/></text:span><text:span text:style-name="T1">維根斯坦的名言：”對於不可說之事，我們必須保持沉默”中的”不可說之事”是什麼樣的事？這句話出自那部著作？</text:span></text:p>
      <text:p text:style-name="P2"><text:span text:style-name="T1">另外，可否請前輩推薦一些維根斯坦的入門書，好讓我這哲學門外漢能窺其堂奧．</text:span></text:p>
      <text:p text:style-name="P2"><text:span text:style-name="T1">謝謝前輩</text:span></text:p>
      <text:p text:style-name="P1"><text:span text:style-name="T1">易燁煌 | 2006.09.03 06:31 | </text:span><text:span text:style-name="T2">#</text:span></text:p>
      <text:p text:style-name="P3"><text:span text:style-name="T1">董事長說到：</text:span><text:span text:style-name="T3"><text:line-break/></text:span><text:span text:style-name="T1">總之,我們應該 "盡量" 言行一致,但完全不需要什麼知行合一. 我也不相信天底下有這種怪人.他哪做得完他所知道的一切? 恐怕連萬分之一也稱不上.</text:span></text:p>
      <text:p text:style-name="P3"><text:span text:style-name="T1">在下的認知…古今中外「最接近知行合一」的也只有一個人，就是兩千多年前的【墨子】</text:span><text:span text:style-name="T3"><text:line-break/></text:span><text:span text:style-name="T1">在那個時代「知識」才剛開始累積…沒有多到“爆炸”的資訊</text:span></text:p>
      <text:p text:style-name="P3"><text:span text:style-name="T1">他自己能完整的說出「兼愛」、「非攻」等等的道理</text:span><text:span text:style-name="T3"><text:line-break/></text:span><text:span text:style-name="T1">在行動上就真的能“做到”阻止戰爭的發生</text:span></text:p>
      <text:p text:style-name="P3"><text:span text:style-name="T1">「摩顶放踵，利天下為之」就是真的去「做」利天下的事</text:span></text:p>
      <text:p text:style-name="P3"><text:span text:style-name="T1">但墨子留傳到後世的…也就是一部《墨子》和一些史書上的記載，沒有太多形式上的東西</text:span></text:p>
      <text:p text:style-name="P1"><text:span text:style-name="T1">易燁煌 | 2006.09.03 06:16 | </text:span><text:span text:style-name="T2">#</text:span></text:p>
      <text:p text:style-name="P2"><text:span text:style-name="T1">在下我當然是「自言自語」</text:span><text:span text:style-name="T3"><text:line-break/></text:span><text:span text:style-name="T1">純屬有感而發一下，並沒有在“乎應”些什麼的^^</text:span></text:p>
      <text:p text:style-name="P2"><text:span text:style-name="T1">再加上說的失之簡略，應該說前面所言的「知」並不是在書報、網路上看到的東西…這樣的「知」該說是「資訊」而非知識</text:span></text:p>
      <text:p text:style-name="P2"><text:span text:style-name="T1">「知行」中的“知”精確一點的說法是「知識」</text:span><text:span text:style-name="T3"><text:line-break/></text:span><text:span text:style-name="T1">而且一個人真正能“知道”的東西不會太多，我也覺得世上還有很多人對「自己」都所知有限了</text:span><text:span text:style-name="T3"><text:line-break/></text:span><text:span text:style-name="T1">怎能輕言說自己“知道”什麼？</text:span></text:p>
      <text:p text:style-name="P2"><text:span text:style-name="T1">像中國古代兵法家「孫子」一再反覆說的「知兵者不輕言戰爭」還有「知己知彼，百戰不殆」等等的說話，都是真正懂得戰爭可怕的人會理解的道理</text:span></text:p>
      <text:p text:style-name="P2"><text:span text:style-name="T1">____換句話說，真正「知道些什麼的人」從不把所知掛在嘴邊</text:span><text:span text:style-name="T3"><text:line-break/></text:span><text:span text:style-name="T1">更輕易不會上電視、寫書說自己“知道”什麼的</text:span></text:p>
      <text:p text:style-name="P2"><text:span text:style-name="T1">反過來說，要仔細看看每天在媒體上說自己知道什麼的「專家」到底對他們講的話(論述？)“知道”多少？</text:span></text:p>
      <text:p text:style-name="P4"><text:span text:style-name="T1"/></text:p>
      <text:p text:style-name="P2"><text:span text:style-name="T1">現在「資訊爆炸」的時代，我等普通人能接觸到的事物、信息 也夠多了，比之古人的「知識份子」讀書人(精英？)能接觸到的東西只多不少吧</text:span></text:p>
      <text:p text:style-name="P2"><text:span text:style-name="T1">但現在的人知識普遍“廣”而不“深”</text:span><text:span text:style-name="T3"><text:line-break/></text:span><text:span text:style-name="T1">「雜而不專」好像什麼都懂一點，都能講一點，然雜務多了就難專精於一個範圍、一件事上頭</text:span><text:span text:style-name="T3"><text:line-break/></text:span><text:span text:style-name="T1">這個“懂”的定義我也說不太明白，但不是前面提的「知道」就是</text:span></text:p>
      <text:p text:style-name="P2"><text:span text:style-name="T1">現在的人連要「選擇」真正自己要做的…也更不容易了</text:span><text:span text:style-name="T3"><text:line-break/></text:span><text:span text:style-name="T1">只能要求自己要有“自知之明”</text:span><text:span text:style-name="T3"><text:line-break/></text:span><text:span text:style-name="T1">「所知」多少就講多少、別說一些自己也不會信的話</text:span><text:span text:style-name="T3"><text:line-break/></text:span><text:span text:style-name="T1">言行要大方向一致</text:span></text:p>
      <text:p text:style-name="P2"><text:span text:style-name="T1">又好像在《末央歌》裏主角「小童」和朋友們討論「立功、立德、立言」 的那一段…</text:span><text:span text:style-name="T3"><text:line-break/></text:span><text:span text:style-name="T1">讓人思考到底一個個人能「立」些什麼？</text:span><text:span text:style-name="T3"><text:line-break/></text:span></text:p>
      <text:p text:style-name="P1"><text:span text:style-name="T1">陳真 | 2006.09.03 01:56 | </text:span><text:span text:style-name="T2">#</text:span></text:p>
      <text:p text:style-name="P3"><text:span text:style-name="T1">老兄,你跟我一樣也只是在自言自語而不是在 "呼應" 我吧?</text:span></text:p>
      <text:p text:style-name="P3"><text:span text:style-name="T1">若是自言自語,那就沒事,每個人都有自言自語的自由; 但若是呼應,那我得全盤否認你說的才行,因為你的這些想法正好是我所反對或不喜歡. 那有點不太健康不是嗎?</text:span></text:p>
      <text:p text:style-name="P3"><text:span text:style-name="T1">即知即行或知行合一幹嘛啊? 知道十分立即就做十分,那不是很危險很躁動很膨風嗎? 我倒覺得,不管做什麼,都該有著一種盡量完整的理解,急事緩辦,量力而為,把那最簡單最基本的部份做好就好.</text:span></text:p>
      <text:p text:style-name="P3"><text:span text:style-name="T1">我是 "最小主義" 者,凡事只要求最小最基本的部份. 這並不消極,因為有了基本就有了一切,就好像有了一加一等於二就有了整個算數體系一樣,只要把一加一等於二顧好,其它自然水到渠成.</text:span></text:p>
      <text:p text:style-name="P3"><text:span text:style-name="T1">比方說我知道世界各地的戰亂與生命蒼涼,但我需要一一去參與嗎? 不需要. 非暴力抗爭的原始提倡者梭羅說得很對,他說:我們是出生來享受生命,不是出生來抗爭的.</text:span></text:p>
      <text:p text:style-name="P3"><text:span text:style-name="T1">總之,我們應該 "盡量" 言行一致,但完全不需要什麼知行合一. 我也不相信天底下有這種怪人.他哪做得完他所知道的一切? 恐怕連萬分之一也稱不上.</text:span></text:p>
      <text:p text:style-name="P3"><text:span text:style-name="T1">至於什麼堅信自己是對的,那更是我一生要打擊的對象. 人要相信人性,相信基本良善,但不要堅信什麼理想或理念. 羅素說: "我不會為理念而死,因為我很可能是錯的." 即便宗教也一樣.</text:span></text:p>
      <text:p text:style-name="P3"><text:span text:style-name="T1">最近看半島新聞有個訪問:</text:span></text:p>
      <text:p text:style-name="P3"><text:span text:style-name="T1">http://english.aljazeera.net/NR/exeres/C46DA5C1-D200-48E6-8B24-76EE739EC243,frameless.htm</text:span></text:p>
      <text:p text:style-name="P3"><text:span text:style-name="T1">訪問一個回教基本教義派的大師,我看他那些想法,只能說很可怕.我跟學姐說,很想找人把這麼長的一個訪談給翻譯出來,但還沒得到她的批准.</text:span></text:p>
      <text:p text:style-name="P3"><text:span text:style-name="T1">當我們反對美國之帝國行徑時,可別以為被侵略或打壓的一方就多麼真善美. 這不是一種黑與白或善與惡的都爭,這只是兩種灰色之間的衝突.</text:span></text:p>
      <text:p text:style-name="P3"><text:span text:style-name="T1">我不是說這大師不好,我尊敬這樣的人,就好像我一直也很尊敬清朝的義和團,我尊敬他們的一些精神,但是當這樣一種形而上的精神或絕對概念變成一種形而下不容質疑的現實思想指導時,那就是悲劇與災難的開端.</text:span></text:p>
      <text:p text:style-name="P3"><text:span text:style-name="T1">也許有人會說,那你是個相對主義者囉? 當然是,但當然也不是,一般想法上,我沒有 "堅信",比方說我並不堅信什麼民主法治,我甚至也不堅信人權或動物權.</text:span></text:p>
      <text:p text:style-name="P3"><text:span text:style-name="T1">比方說颱風天時,我常騎摩托車出外巡視,因為很多流浪貓狗這時候很容易被吹進水溝或河川大圳裏,當我冒著生命危險跳到水裏救起一隻小狗時,促使我這麼做的原因只是一種毫無緣由的憐憫,而不是因為我腦海裏 "堅信" 著什麼動物權的理念.</text:span></text:p>
      <text:p text:style-name="P3"><text:span text:style-name="T1">但是,在某些基本感情或基本價值上,我倒是個絕對主義者.但這個 "絕對" 的對象,只適用於一個人,那就是我自己,而不適用於其他人,更不用說整個世界.</text:span></text:p>
      <text:p text:style-name="P3"><text:span text:style-name="T1">這就好像每個人都愛他的爸爸媽媽一樣,那是一種絕對的感情,但是,它之所以絕對,是因為它無從比較,而不是因為它比較之後獲得壓到性的勝利; 它不是一種比較或競爭後的結論,我們並不是透過和其他人的爸媽做一番比較,然後才產生這個愛.</text:span></text:p>
      <text:p text:style-name="P3"><text:span text:style-name="T1">絕對的意思不是絕對的贏,而是超脫輸贏之上,根本就沒有輸贏這回事. 也因此,我們沒辦法往外擴展這個絕對的東西,我沒必要而且也不應該希望所有人都承認我爸媽是 "最" 真善美的爸媽. 但這不影響我對爸媽絕對的愛與信任.</text:span></text:p>
      <text:p text:style-name="P3"><text:span text:style-name="T1">感情如此,所謂真理也一樣. 比方說我相信神,但教會或特定宗教卻只是一種世俗的人為產物,我對它一點也不虔誠,我不認為我應依照字面去操作某些儀式或講出一些漂亮溫馨話語才對得起我心中那個神明.</text:span></text:p>
      <text:p text:style-name="P3"><text:span text:style-name="T1">更重要的是,我所相信的這個 "神",只能跟我一人講話,祂不是一種社會概念,祂住在我心裏,甚至不可能被另一個人知道,所以不該強加他人身上.</text:span></text:p>
      <text:p text:style-name="P3"><text:span text:style-name="T1">如果我以為我心中這個神就是一種所有人都該頂禮膜拜的對象,那我就像這位回教大師一樣,恐怕只是招來自己的痛苦,同時也製造他人的不幸.</text:span></text:p>
      <text:p text:style-name="P1"><text:span text:style-name="T1">易燁煌 | 2006.09.02 20:53 | </text:span><text:span text:style-name="T2">#</text:span></text:p>
      <text:p text:style-name="P2"><text:span text:style-name="T1">在現實中，要「知行合一」真的不容易</text:span><text:span text:style-name="T3"><text:line-break/></text:span><text:span text:style-name="T1">不去理會蔣介石的「陽明山」直接去看王守仁的著作，想一想"求理於吾心"這句話</text:span><text:span text:style-name="T3"><text:line-break/></text:span><text:span text:style-name="T1">只要想通了那個“理”再去做自己覺得該做的事就是，重點是心中「想」的是不是合乎，接近那個「理」字</text:span></text:p>
      <text:p text:style-name="P2"><text:span text:style-name="T1">從寬解釋的話，似乎是把「即知」但還沒完全做到的事在心裏認知成「即行」</text:span></text:p>
      <text:p text:style-name="P2"><text:span text:style-name="T1">一個人「知道」的和「做到」要取得一致，的確不是容易的事</text:span><text:span text:style-name="T3"><text:line-break/></text:span><text:span text:style-name="T1">尤其現在這個「資訊」時代，一個人能“知道”的東西太多，就算有不清楚的東西也只要“google”一下也能知道個大概(知其皮毛？)</text:span><text:span text:style-name="T3"><text:line-break/></text:span><text:span text:style-name="T1">但知道之後，還要想通、了解一些事，然後去「做」些什麼，那就不一樣了</text:span></text:p>
      <text:p text:style-name="P2"><text:span text:style-name="T1">古今中外…真正做到『知行合一』的人不多</text:span><text:span text:style-name="T3"><text:line-break/></text:span><text:span text:style-name="T1">我所知道的「理論」完整，而本身“行動”跟得上理論的人物，只有兩千多年前的“墨子”吧</text:span></text:p>
      <text:p text:style-name="P4"><text:span text:style-name="T1"/></text:p>
      <text:p text:style-name="P2"><text:span text:style-name="T1">但今天在網路、媒體上「說」自己知道的或相信的倒不那麼困難</text:span><text:span text:style-name="T3"><text:line-break/></text:span><text:span text:style-name="T1">比方我自己，對一些事可能「知道」的有十分，但實際能「做到」的大概只有五分，但可以在網路上說成做了更多…客氣一點的時候會說做了八、九分吧@@"</text:span></text:p>
      <text:p text:style-name="P2"><text:span text:style-name="T1">只是自己的感覺…當下很多人把該做的用說代替…其中的極致當然就是某些政客，本來他沒做到或做不到的事，說久了竟然就好像他都一一做到了，這能不能算是另類的「知行」？</text:span></text:p>
      <text:p text:style-name="P4"><text:span text:style-name="T1"/></text:p>
      <text:p text:style-name="P2"><text:span text:style-name="T1">或是換個方式說</text:span><text:span text:style-name="T3"><text:line-break/></text:span><text:span text:style-name="T1">一個人要「堅持」要「相信」自己所知道的、所做的一切都是“對”的“好”的“真”的</text:span><text:span text:style-name="T3"><text:line-break/></text:span><text:span text:style-name="T1">那也是不容易的事…似乎搞宗教活動的就是如此，真的相信自己所「信仰」的一切，我是自認做不到的</text:span></text:p>
      <text:p text:style-name="P1"><text:span text:style-name="T1">陳真 | 2006.09.02 14:14 | </text:span><text:span text:style-name="T2">#</text:span></text:p>
      <text:p text:style-name="P3"><text:span text:style-name="T1">「賣台集團第一勇士」? 「遺臭萬代」? 這是一個牧師該講的話嗎? 真的很可恥. 而且, 一方面訴求什麼 “終止惡鬥” (倒扁就是惡鬥? 就是賣台?) 但高俊明他們自己卻不但努力惡鬥一個手無權力的平民百姓 (還叫他下台? 從哪個台下來?), 而且把他妖魔化, 從事各種八卦式絲毫不負責任甚至違背事實的人身攻擊 (比方說兩百萬醫藥費的事). 這不是牧師應有的行徑, 這很可恥.</text:span></text:p>
      <text:p text:style-name="P3"><text:span text:style-name="T1">林義雄和高俊明以及阿菊姐曾讓我深深敬佩, 但這敬佩之心隨著他們的各種道德不一致及言行不一或各種荒腔走板的言行而逐漸銷蝕殆盡.</text:span></text:p>
      <text:p text:style-name="P3"><text:span text:style-name="T1">陳真 2006 9 2.</text:span></text:p>
      <text:p text:style-name="P3"><text:span text:style-name="T1">p.s.: 本文傳給長老教會及高牧師本人.</text:span><text:span text:style-name="T3"><text:line-break/></text:span><text:span text:style-name="T1">---------------------------------------</text:span><text:span text:style-name="T3"><text:line-break/></text:span><text:span text:style-name="T1">2006.09.02　 中國時報</text:span></text:p>
      <text:p text:style-name="P3"><text:span text:style-name="T1">高俊明促施 承認錯誤重新做人</text:span></text:p>
      <text:p text:style-name="P3"><text:span text:style-name="T1">黃筱珮、范姜泰基/台北報導</text:span></text:p>
      <text:p text:style-name="P3"><text:span text:style-name="T1">民進黨前主席施明德日前表示已寫好遺書，隨時準備殉道。台灣基督教長老教會牧師高俊明昨天說，施明德若現在死，將在台灣歷史留下「賣台集團第一勇士」的名稱，遺臭萬代，勇敢活下去、承認錯誤，重新做人，才是真正大英雄。</text:span></text:p>
      <text:p text:style-name="P3"><text:span text:style-name="T1">-----------</text:span><text:span text:style-name="T3"><text:line-break/></text:span><text:span text:style-name="T1">高俊明結束靜坐 批施自己貪腐</text:span></text:p>
      <text:p text:style-name="P3"><text:span text:style-name="T1">施鎰欽/台南報導</text:span></text:p>
      <text:p text:style-name="P3"><text:span text:style-name="T1">在台南市太平境教會前發起為期三天「疼惜台灣、作夥來坐」靜坐活動的牧師高俊明，昨天批判施明德自己貪腐，應先下台，到場致意的陳菊則呼籲，大家要和平守護台灣。這項靜坐活動訴求終止惡鬥、台灣平安、族群和諧、尊重司法，由牧師高俊明帶領，台南市民進黨各級民代熱情參與。</text:span></text:p>
      <text:p text:style-name="P3"><text:span text:style-name="T1">靜坐過程，高俊明公開批判施明德很沒良心，大言不慚對女人曾說出「不主動、不拒絕、不負責」，講這種話對婦女同胞是侮辱、踐踏。他並說，施明德口口聲聲反貪腐，卻無法以身作則，向陳水扁總統拿了兩百萬元，只給女兒醫藥費廿萬元，一百八十萬元放入自己口袋，貪財腐敗好酒色，應該先主動下台才對。</text:span></text:p>
      <text:p text:style-name="P3"><text:span text:style-name="T1">專程到台南致意的陳菊表示，看到高俊明牧師為疼惜台灣靜坐很感動，也很嘸甘。當年高牧師無怨無悔為施明德去坐牢，如果施明德沒有一點感念，會讓人心肝流血。陳菊希望施明德能記起當年全力追求的「自由、民主、法治」，在台灣目前這麼困難、艱苦時刻，實在不能再製造對立、仇恨，應該尋求民主、和平方式解決。</text:span><text:span text:style-name="T3"><text:line-break/></text:span></text:p>
      <text:p text:style-name="P1"><text:span text:style-name="T1">陳真 | 2006.09.02 13:33 | </text:span><text:span text:style-name="T2">#</text:span></text:p>
      <text:p text:style-name="P2"><text:span text:style-name="T1">燁煌老兄,沒什麼好見諒,只要對事不對人,一切 ok,雖然我不一定贊成你說的一些想法.</text:span></text:p>
      <text:p text:style-name="P2"><text:span text:style-name="T1">至於我自己,倒有點啞口無言. 基本上我希望任何人 "盡量" 不要轉貼我寫的,那終究不會給我帶來什麼好處或快樂. 當然,我所謂 "盡量" 是說盡量多一點深思熟慮,想清楚覺得適當才做. 有些存心使壞的人或地方,除非你吃飽太閒,否則何苦去跟那樣一些人糾纏那些稍縱即逝的現實事務?</text:span></text:p>
      <text:p text:style-name="P2"><text:span text:style-name="T1">政治不是用談的或用寫的,而是用做的. 我的一切 "談論" 不過 "反映" 我所 "做" 的.</text:span></text:p>
      <text:p text:style-name="P2"><text:span text:style-name="T1">常想起我的好朋友詹益樺,他自焚而死,人們覺得驚訝,因為他不是一個喜歡 "談" 政治的人,因此給人一種錯覺,以為他很溫和,沒啥態度. 但事實上,他有自己的一套價值,而且這價值深深連結在他對基督教或上帝的一種渴慕.</text:span></text:p>
      <text:p text:style-name="P2"><text:span text:style-name="T1">過去黨外或民進黨群眾,喜歡議論政治,詹益樺常說,整天聽人家罵國民黨,簡直是一種心靈刑求. 我也頗有這種感覺. 一個人如果對什麼不滿,總有辦法紮紮實實去做些什麼,而不是議論或抱怨.</text:span></text:p>
      <text:p text:style-name="P2"><text:span text:style-name="T1">這種心靈刑求就好像這年頭到處是一些菁英 "論述" 不停,讓人很厭惡.比方說學姐貼的那篇趙剛的文章. 趙剛是個特例,他是個讓我由衷佩服的讀書人,他的言論的確構成一種 "做",而不光是 "談",但他掛名的這篇我認為不可能是他寫的文章就是一個典型負面教材.</text:span></text:p>
      <text:p text:style-name="P2"><text:span text:style-name="T1">為了健康著想,我還是沒看那文章,但學姐這兩天一直拿這文章開玩笑,聽她說文章裏頭還規定了 "自主公民" 的八大構成要件,比方說要有能力論述什麼後扁時代的藍圖. 真是荒唐,吃飽太閒,不食人間煙火,冷氣房裏打手槍自己爽. 他們如果那麼厲害,為什麼不做給我們看呢? "論述" 一點深刻的東西給我們看啊!或是自己先登場給我們看啊!</text:span></text:p>
      <text:p text:style-name="P2"><text:span text:style-name="T1">害我最近兩天每次經過學姐書房前,忍不住就會吶喊說: "裏面那個自主公民,給我站出來!"</text:span></text:p>
      <text:p text:style-name="P2"><text:span text:style-name="T1">媽的,原來要當個公民這麼不容易,我還以為只要有繳稅就行說. 天底下竟有這麼無聊膨風的人,以為自己有資格 "召喚" 別人,"指導" 別人.</text:span></text:p>
      <text:p text:style-name="P2"><text:span text:style-name="T1">但不要說天下烏鴉一般黑,董事長可以保證,這些菁英怪象只出現在台灣這種淺碟的高度虛榮社會,我不曾在其它國家或社會感受到或觀察到這樣一種菁英打手槍文化,不可能有這種事,那會笑死人.</text:span></text:p>
      <text:p text:style-name="P2"><text:span text:style-name="T1">我要說的是,政治或社運是用做的,不是用講的. 但我講這些當然不是針對你,而只是講一種適用於所有人的東西.</text:span></text:p>
      <text:p text:style-name="P2"><text:span text:style-name="T1">學姐明天又要為世界和平出征了,周六中午在劍橋King's College前那個菜市場,"Woman in Black" 又要登場了. 董事長內心是 woman 但外表不是,不過可能還是會去現場充當攝影記者.</text:span></text:p>
      <text:p text:style-name="P1"><text:span text:style-name="T1">仔仔 | 2006.09.02 13:33 | </text:span><text:span text:style-name="T2">#</text:span></text:p>
      <text:p text:style-name="P3"><text:span text:style-name="T1">我有一個疑問？加薩走廊的屯墾區已經拆掉超過一年了，為何本網的加薩走廊地圖中還有屯墾區的圖示呢？</text:span></text:p>
      <text:p text:style-name="P1"><text:span text:style-name="T1">易燁煌 | 2006.09.02 12:15 | </text:span><text:span text:style-name="T2">#</text:span></text:p>
      <text:p text:style-name="P2"><text:span text:style-name="T1">再次說聲抱歉，知道在這裏提到某些宗教的問題，真的會令人(包括我自己)不快，似乎凡是“以宗教之名”的組織都難以避免一些「忘了我是誰」的情況…</text:span></text:p>
      <text:p text:style-name="P2"><text:span text:style-name="T3"><text:line-break/></text:span><text:span text:style-name="T1">再說到董事長的「告別信」</text:span><text:span text:style-name="T3"><text:line-break/></text:span><text:span text:style-name="T1">原來是我自己看錯了…在google上搜了很多版本，把在“親系譜”上董事長自己加【註】的事和別人網站裏「原文加回應」兩者合一了</text:span></text:p>
      <text:p text:style-name="P2"><text:span text:style-name="T1">總算搞清楚我自己的錯誤在那裏…@@"</text:span><text:span text:style-name="T3"><text:line-break/></text:span><text:span text:style-name="T1">http://kinship.habago.org/archives/2006/01/16/15.47.36/</text:span><text:span text:style-name="T3"><text:line-break/></text:span><text:span text:style-name="T1">【註：這是舊信，當成歷史遺跡而已。請別再傳閱了。2006. 1. 6.】</text:span></text:p>
      <text:p text:style-name="P2"><text:span text:style-name="T1">但是…當我從新聞網站上看到那位高牧師又是發公開信又是要靜坐祈禱的，真的很想(但沒有)再把董事長的這封信帖在長老教會的網站上</text:span><text:span text:style-name="T3"><text:line-break/></text:span><text:span text:style-name="T1">http://www.pcttcp.org.tw/board.html</text:span></text:p>
      <text:p text:style-name="P1"><text:span text:style-name="T1">易燁煌 | 2006.09.02 07:26 | </text:span><text:span text:style-name="T2">#</text:span></text:p>
      <text:p text:style-name="P3"><text:span text:style-name="T3"><text:line-break/></text:span><text:span text:style-name="T1">學姊| 2005.04.03 02:20 | #</text:span></text:p>
      <text:p text:style-name="P3"><text:span text:style-name="T1">http://www.epochtimes.com/b5/4/11/14/n717314.htm</text:span><text:span text:style-name="T3"><text:line-break/></text:span><text:span text:style-name="T1">這兒有一篇蠻長卻還不致沉悶的介紹.</text:span></text:p>
      <text:p text:style-name="P3"><text:span text:style-name="T1">===================</text:span></text:p>
      <text:p text:style-name="P3"><text:span text:style-name="T1">在下對學姊提到的這個連結，是有一個看法</text:span><text:span text:style-name="T3"><text:line-break/></text:span><text:span text:style-name="T1">s先說我的目的，就是希望這裏的朋友們看到這個組織的時候，盡可能的不要受到它的影響</text:span></text:p>
      <text:p text:style-name="P3"><text:span text:style-name="T1">希望借一點空間和這邊的朋友說說，就只是個人的一些想法 不吐不快…</text:span></text:p>
      <text:p text:style-name="P3"><text:span text:style-name="T1">底下打出來的已經是我經過大量的自主“過濾”之後決定打出來的內容，在按下底下的「發送」之前我已經再三的看過我打出來的東西，確定無誤之後才發出來</text:span></text:p>
      <text:p text:style-name="P3"><text:span text:style-name="T1">這裏要請董事長、學姊和朋友們原諒我在這裏提到這些東西，我實在無法用太多文明、理智的語言形容我所知道的這個邪教和它相關的網站</text:span></text:p>
      <text:p text:style-name="P3"><text:span text:style-name="T1">第一個要說的是，我對這個「大紀元」系列的網站我是敬謝不敏的，我個人的態度甚至到了看到它的名稱出現在眼前，看到「epochtimes」這個字眼出現就會感到不舒服的程度</text:span></text:p>
      <text:p text:style-name="P3"><text:span text:style-name="T1">我可以這麼說，以一個「憎恨日本軍國主義的人看到日本極右派歌頌靖國神社的反感」，加上「猶太人對"納粹"的反感」再加上「激進派穆斯林對美國政府和以色列的反感」__相加相乘也不足以形容我對這個邪教的反感</text:span></text:p>
      <text:p text:style-name="P3"><text:span text:style-name="T1">以我對這個組織相關網站的了解，它會收集網路上各種來路、各種形式、各種文章(只有批評、討論法L功的、折穿邪教真實面目的文章除外)</text:span></text:p>
      <text:p text:style-name="P3"><text:span text:style-name="T1">然後轉貼在自己的網路空間，再利用「Google」等搜尋引擎的程式貫性使它們自己的網頁在任何搜尋__使用任何中文為關鍵字的搜尋結果的前十項中必然出現</text:span></text:p>
      <text:p text:style-name="P3"><text:span text:style-name="T1">從我長期以來在網路上和這些輪子打交道的經驗，我的個人經驗來說</text:span><text:span text:style-name="T3"><text:line-break/></text:span><text:span text:style-name="T1">這個「法.L.功」組織和它相關的網站，花費大量的人力物力，在網路上做了大量的工作</text:span><text:span text:style-name="T3"><text:line-break/></text:span><text:span text:style-name="T1">我認為它們的目的只為了得到人們的信任，而讓習慣於使用網路的人相信它的系列網站上所言為真</text:span></text:p>
      <text:p text:style-name="P3"><text:span text:style-name="T1">也不需要完全相信他的文章，只要人們看了它編造出來的東西，會有十分之一覺得「可能是真的」就是它的成功了</text:span></text:p>
      <text:p text:style-name="P3"><text:span text:style-name="T1">因為它是「法.L.功」這個組織所屬的媒體</text:span><text:span text:style-name="T3"><text:line-break/></text:span><text:span text:style-name="T1">我個人對輪子功的看法？就「邪教」兩個字，要加上說明的話可以說它是「專門從事反華兼反共政治活動的邪教」吧</text:span></text:p>
      <text:p text:style-name="P3"><text:span text:style-name="T1">http://big5.minghui.org/</text:span><text:span text:style-name="T3"><text:line-break/></text:span><text:span text:style-name="T1">這是「法.L.功」的正式網站「明慧網」</text:span><text:span text:style-name="T3"><text:line-break/></text:span><text:span text:style-name="T1">有興趣的朋友可以一看，看過之後不要罵我…居然把這樣的網站拿來給朋友們看？</text:span></text:p>
      <text:p text:style-name="P3"><text:span text:style-name="T1">再次對陳真先生說聲抱歉，我要打個比方</text:span><text:span text:style-name="T3"><text:line-break/></text:span><text:span text:style-name="T1">先生從「一封告別信」對長老教會的態度，到我所能看到的，先生對網路上這些「愛台灣」的人們…台灣的醫界學界宗教界的說法，完全都能以「常人能解的理智」來看、來說明，</text:span><text:span text:style-name="T3"><text:line-break/></text:span><text:span text:style-name="T1">也看得出來董事長文字間對這些人、這些人的言行的“恨”是出於過去的情誼，出於對人性的信任…不會說了</text:span></text:p>
      <text:p text:style-name="P3"><text:span text:style-name="T3"><text:line-break/></text:span><text:span text:style-name="T1">但是對輪子邪教的這群人 我真的不知道要用什麼樣的言詞來形容我對它們的「感覺」</text:span><text:span text:style-name="T3"><text:line-break/></text:span><text:span text:style-name="T1">我真的無法用適當、精確的文字來形容我看到任何「與邪教有關的」人、事、物時心中的那種感覺</text:span></text:p>
      <text:p text:style-name="P3"><text:span text:style-name="T1">在台北的街頭、在故宮的門口、在基隆市文化中心門口每天早上七點鐘、在台北市大安森林公園的一個角落</text:span><text:span text:style-name="T3"><text:line-break/></text:span><text:span text:style-name="T1">我都能看到一群打著橫幅，穿著黃色上衣「練功」的老人家們，他們不穿著那印了字的黃色上衣，不走近他們手中的標語橫幅和邪教組織提供的「真相」材料</text:span><text:span text:style-name="T3"><text:line-break/></text:span><text:span text:style-name="T1">不擺出那套「功法」的時候，真的就和我身邊的長輩一樣，和每天能看到的普通人一樣</text:span></text:p>
      <text:p text:style-name="P3"><text:span text:style-name="T1">但我就是無法說明也無法理解的，看到有人穿著邪教的黃上衣，打著橫幅或拿出任何與之有關的事物出來</text:span><text:span text:style-name="T3"><text:line-break/></text:span><text:span text:style-name="T1">我真的就是有種無法形容的、強烈的反感</text:span></text:p>
      <text:p text:style-name="P3"><text:span text:style-name="T3"><text:line-break/></text:span><text:span text:style-name="T1">在這裏說了這些</text:span><text:span text:style-name="T3"><text:line-break/></text:span><text:span text:style-name="T1">自己的感想真的是對本站的主題「以巴問題」的唐突</text:span><text:span text:style-name="T3"><text:line-break/></text:span><text:span text:style-name="T1">還有對那位可敬的女孩「若雪」的不敬與冒犯</text:span></text:p>
      <text:p text:style-name="P3"><text:span text:style-name="T1">還請陳真和朋友們見諒</text:span><text:span text:style-name="T3"><text:line-break/></text:span></text:p>
      <text:p text:style-name="P1"><text:span text:style-name="T1">易燁煌 | 2006.09.01 19:16 | </text:span><text:span text:style-name="T2">#</text:span></text:p>
      <text:p text:style-name="P2"><text:span text:style-name="T1">看到7.14的留言，也說幾句個人的想法、感覺或看法，純屬個人的</text:span></text:p>
      <text:p text:style-name="P2"><text:span text:style-name="T1">在董事長所在的英國，就像你說的是真正在就事論事的「討論」一些「事情」</text:span></text:p>
      <text:p text:style-name="P2"><text:span text:style-name="T1">但在台灣…對「一件事情」的討論，很難就事論事，實事求是</text:span><text:span text:style-name="T3"><text:line-break/></text:span><text:span text:style-name="T1">一切討論全變成了「動機論」</text:span><text:span text:style-name="T3"><text:line-break/></text:span><text:span text:style-name="T1">每個人要討論「一件事」之前，必需交待自己的“動機”和“立場”啥的</text:span><text:span text:style-name="T3"><text:line-break/></text:span><text:span text:style-name="T1">在看、聽別人的討論，也會先去“檢查”發言者的“動機”和“立場”</text:span></text:p>
      <text:p text:style-name="P2"><text:span text:style-name="T1">這樣的氣氛、環境讓人痛苦，雖然也知道自己也幹同樣的事…在網路上逛，看到一個網站、討論區、BLOG的時候，第一個想到的必然是它/他的“動機”和“立場”之類的前提，這些前提會決定我用什麼樣的態度、角度去看別人的文字</text:span></text:p>
      <text:p text:style-name="P2"><text:span text:style-name="T1">不會說了，還有些想法，但暫時不知怎麼表達在這裏、這時候</text:span></text:p>
      <text:p text:style-name="P2"><text:span text:style-name="T3"><text:line-break/></text:span><text:span text:style-name="T1">把我所看到的「陳真」和「李敖」比較</text:span><text:span text:style-name="T3"><text:line-break/></text:span><text:span text:style-name="T1">陳真是一個相對單純的、 有什麼說什麼的、想到就說的人</text:span><text:span text:style-name="T3"><text:line-break/></text:span><text:span text:style-name="T1">在我看來，陳真在發言的時候，並不會想太多「別人看到之後的反應」</text:span><text:span text:style-name="T3"><text:line-break/></text:span><text:span text:style-name="T1">在下我不太會用典故，只能說我會覺得自己跟不上、追不上陳真文章中的東西，心底一方面覺得自己能明白陳真要說的，但同時又覺得文章中提到的很多事實、很多想法、很多概念是現在的我所不知道的</text:span></text:p>
      <text:p text:style-name="P2"><text:span text:style-name="T1">而李敖…就像前面提到的，他的了不起在於他「面向群眾」的方法，他“入世”的態度</text:span><text:span text:style-name="T3"><text:line-break/></text:span><text:span text:style-name="T1">還有他不願在台灣「與子偕小」的心情，知道自己在做什麼，知道、在意“別人”眼中的他</text:span></text:p>
      <text:p text:style-name="P2"><text:span text:style-name="T1">我看他寫的東西，覺得他會明白的把「我所不知道的」告訴我，分析給一般人看，以他的方法</text:span></text:p>
      <text:p text:style-name="P2"><text:span text:style-name="T3"><text:line-break/></text:span><text:span text:style-name="T1">再者</text:span><text:span text:style-name="T3"><text:line-break/></text:span><text:span text:style-name="T1">借用一下毛澤東說的「沒有調查．沒有發言權」名言</text:span><text:span text:style-name="T3"><text:line-break/></text:span><text:span text:style-name="T1">一個人能調查的範圍有限，能力、時空環境的限制，一個人就算窮所有時間精力去調查一個題目，得到的東西也很有限</text:span><text:span text:style-name="T3"><text:line-break/></text:span><text:span text:style-name="T1">…我所知道的例子，第一手，現場調查做得最好的應該是陳桂棣夫婦的《中國農民調查》</text:span></text:p>
      <text:p text:style-name="P2"><text:span text:style-name="T1">再來能想到的，是藍博洲和徐宗懋</text:span><text:span text:style-name="T3"><text:line-break/></text:span><text:span text:style-name="T1">藍博洲的「報導」和「記錄」的文字也是很讓人佩服的，他去把歷史中的人和事找出來，找到事件的“當事人”們，記錄下每一個當事人口述的歷史(當事人自己的經歷，眼看耳聽＆感與受…)</text:span></text:p>
      <text:p text:style-name="P2"><text:span text:style-name="T1">徐宗懋做的事則是收集歷史事件的「照片」或是相關的文件，從各種文件、各種管道收集照片，並將之整理出來</text:span></text:p>
      <text:p text:style-name="P2"><text:span text:style-name="T1">董事長手上的，關於自己在黨外時期接觸的，和一些歷史事件有關的老照片，如果想要找人「托付」並公開，相信徐先生會是適當的人</text:span><text:span text:style-name="T3"><text:line-break/></text:span></text:p>
      <text:p text:style-name="P1"><text:span text:style-name="T1">易燁煌 | 2006.09.01 17:36 | </text:span><text:span text:style-name="T2">#</text:span></text:p>
      <text:p text:style-name="P3"><text:span text:style-name="T1">我自己也不知道前面PO的東西要老大看的是什麼了</text:span><text:span text:style-name="T3"><text:line-break/></text:span><text:span text:style-name="T1">(也說不上來，大概就像我第一次和李敖面對面時的語無論次吧@@")</text:span></text:p>
      <text:p text:style-name="P3"><text:span text:style-name="T1">大概就是「不知該從何說起」的感覺，胡亂的寫一些東西…發送出去之後連自己都看不太懂的「胡言亂語」</text:span></text:p>
      <text:p text:style-name="P3"><text:span text:style-name="T1">看到老大15:08發表的文章裏有這麼一段：</text:span><text:span text:style-name="T3"><text:line-break/></text:span><text:span text:style-name="T1">「我有一次在慈林開會表達不滿,結果一位負責這些行政的小朋友卻冷冷地不屑地跟我說: 三千元叫做貴? 說完丟下一臉鄙夷,彷彿我很無聊似的,竟然討論這麼無聊的議題.」</text:span></text:p>
      <text:p text:style-name="P3"><text:span text:style-name="T1">開個玩笑，當時那個行政的「小朋友」是不是近來在台灣爆紅的，習慣「抬頭45度角」說話的趙姓骨科醫師？</text:span></text:p>
      <text:p text:style-name="P4"><text:span text:style-name="T1"/></text:p>
      <text:p text:style-name="P3"><text:span text:style-name="T3"><text:line-break/></text:span><text:span text:style-name="T1">u又是「胡言亂語」</text:span><text:span text:style-name="T3"><text:line-break/></text:span><text:span text:style-name="T1">............</text:span><text:span text:style-name="T3"><text:line-break/></text:span><text:span text:style-name="T1">在「網路」普級之前</text:span><text:span text:style-name="T3"><text:line-break/></text:span><text:span text:style-name="T1">人們要把自己的想法、自己想說的事告訴別人，除了面對面之外就只有寫信、電話、傳真、上媒體(廣播電視報紙雜誌)</text:span></text:p>
      <text:p text:style-name="P3"><text:span text:style-name="T1">面對面又分幾種，一對一的講，一小群人的討論或是在大禮堂一個人對一大群人講話</text:span></text:p>
      <text:p text:style-name="P3"><text:span text:style-name="T1">然而在網路以外，要有「一個人對一大群人」或是對「不特定的人群」講話…上公眾媒體的機會的，怎樣也是少數</text:span></text:p>
      <text:p text:style-name="P3"><text:span text:style-name="T1">早期國民黨掌握一切媒體，於是有黨外雜誌、地下電台等媒體的出現</text:span></text:p>
      <text:p text:style-name="P3"><text:span text:style-name="T1">然後隨著解嚴等變化，也是很多人從“黨外”甚至更早時期的努力</text:span><text:span text:style-name="T3"><text:line-break/></text:span><text:span text:style-name="T1">「民進黨員」或說早期「國民黨以外的人」開始走進、參與原來的體制，也得到很多以前不曾有過的發言機會</text:span></text:p>
      <text:p text:style-name="P3"><text:span text:style-name="T1">但對大部份人而言，這還是少數人掌握了多數的公眾媒體(發言機會)</text:span></text:p>
      <text:p text:style-name="P3"><text:span text:style-name="T1">直到網路的普及，開始有「論壇」式的地方</text:span><text:span text:style-name="T3"><text:line-break/></text:span><text:span text:style-name="T1">能讓平凡的、過去只是接受者的人隨意的、自由的對不特定多數人講自己要講的話， 最近則有「個人空間」或「BLOG」之類的機制，任何人都可以把自己的想法放 在網路媒體上，讓願意"聽我說"的人看到</text:span></text:p>
      <text:p text:style-name="P3"><text:span text:style-name="T1">但到目前為止…這還是有個限制在，就是還是要「能用電腦能上網」的人才能自由的講話和聽話</text:span></text:p>
      <text:p text:style-name="P1"><text:span text:style-name="T1">易燁煌 | 2006.09.01 17:04 | </text:span><text:span text:style-name="T2">#</text:span></text:p>
      <text:p text:style-name="P2"><text:span text:style-name="T1">http://tpctc.tpc.edu.tw/2000/www點board/show.asp?repno=5636</text:span></text:p>
      <text:p text:style-name="P2"><text:span text:style-name="T1">順帶找到的董事長「免費給李筱峰先生上公民課」的文章</text:span><text:span text:style-name="T3"><text:line-break/></text:span><text:span text:style-name="T1">--------------------</text:span><text:span text:style-name="T3"><text:line-break/></text:span><text:span text:style-name="T1">http://blog.twblog.net/karlmarx/archives/002183.html#more</text:span></text:p>
      <text:p text:style-name="P2"><text:span text:style-name="T1">「卡馬」的部落格還在的</text:span><text:span text:style-name="T3"><text:line-break/></text:span><text:span text:style-name="T1">-------------------------------</text:span><text:span text:style-name="T3"><text:line-break/></text:span><text:span text:style-name="T1">至於前面說到有關一封告別信被「作廢」的部份</text:span></text:p>
      <text:p text:style-name="P2"><text:span text:style-name="T1">現在回頭找沒能找到，記得是在一個個人網站的轉載</text:span><text:span text:style-name="T3"><text:line-break/></text:span><text:span text:style-name="T1">在「告別信」的原文中間以【這樣】的括號加了一段話，看來ms貌似以陳真的語氣說的</text:span><text:span text:style-name="T3"><text:line-break/></text:span><text:span text:style-name="T1">大意是說那封信發表時間已久，有些什麼東西改變了，不願再提起這封信…</text:span></text:p>
      <text:p text:style-name="P2"><text:span text:style-name="T1">現在想想…也有可能是轉貼者或其他人加進去的</text:span><text:span text:style-name="T3"><text:line-break/></text:span><text:span text:style-name="T1">對照一下董事長在網路上發言的方式看，並沒有這樣的方式講話的習慣__轉貼一整篇自己的舊文，然後在中間以【這個括號】加上一段作廢聲明</text:span></text:p>
      <text:p text:style-name="P1"><text:span text:style-name="T1">陳真 | 2006.09.01 15:08 | </text:span><text:span text:style-name="T2">#</text:span></text:p>
      <text:p text:style-name="P3"><text:span text:style-name="T1">至於岳弘摘錄的千里苦行,沒想到已經 12年,那時我剛到沙鹿童綜合醫院吃頭路(台語工作之意),記得就在中秋左右,接到 "某人"的電話,說想要用苦行方式進行一次抗爭,問我能否在醫療方面提供點人力協助,我說行.</text:span></text:p>
      <text:p text:style-name="P3"><text:span text:style-name="T1">我本以為是像甘地製鹽長征那樣的苦行,所以深感壓力重大,怕萬一半夜凍死人或走一半在荒郊野外有人心臟病發怎麼辦,後來才知道不是像甘地那樣一路在田梗稻草堆裏睡覺,而是夜宿豪華大飯店.</text:span></text:p>
      <text:p text:style-name="P3"><text:span text:style-name="T1">真的很豪華,住一晚的費用可以讓我至少住三天,我頂多頂多是住一千元出頭,但 "苦行" 的夜宿飯店卻是三千元起跳,而且吃香喝辣.</text:span></text:p>
      <text:p text:style-name="P3"><text:span text:style-name="T1">我有一次在慈林開會表達不滿,結果一位負責這些行政的小朋友卻冷冷地不屑地跟我說: 三千元叫做貴? 說完丟下一臉鄙夷,彷彿我很無聊似的,竟然討論這麼無聊的議題.</text:span></text:p>
      <text:p text:style-name="P3"><text:span text:style-name="T1">還有很多讓我很感冒的 "內幕",不過已前大致上都說過了,不想贅述.</text:span></text:p>
      <text:p text:style-name="P3"><text:span text:style-name="T1">總之,我對這類所謂 "安靜" "沉默" 等等膨風道德姿態很反感,因為那根本是講一套做一套,不但不安靜,連人家賣肉粽的阿伯推著腳踏車,喇叭聲稍微大一點都引來林義雄的公開寫文章痛斥. 但在我看來,賣肉粽的阿伯那才叫做安靜沉默,總是讓我挺感動,世上若沒有這些人,活著不知道還有什麼意思.</text:span></text:p>
      <text:p text:style-name="P1"><text:span text:style-name="T1">陳真 | 2006.09.01 13:41 | </text:span><text:span text:style-name="T2">#</text:span></text:p>
      <text:p text:style-name="P2"><text:span text:style-name="T1">燁煌,我看到你提供的連結有個 islife,那些應該是我的文章沒錯(但我沒去看,我只知道有這麼一回事),但那個不是我自己弄的專欄.不去看是因為我沒有逛網頁的習慣,加上有點病態自戀,總是只看自己寫的,對別人寫的東西,除非想開罵時才會看.</text:span></text:p>
      <text:p text:style-name="P2"><text:span text:style-name="T1">那 "專欄" 我記得放了一些 319 的 "討論",原始出處在汪英達(KarlMarx)的網站(但我不知道那網站還在不在),從我跟那些愛台灣的人有關 319 的 "討論" 中,能看出許多東西,比方說看出人們如何努力想迎合當道眛著良心講話,比方說看出人們的判斷能力之低劣有多麼不可思議,比方說看出人們講話的態度之偽善與卑鄙,比方說看出政治騙術之惡質與戲劇化,往往超出我們的小人心所能想像.</text:span></text:p>
      <text:p text:style-name="P2"><text:span text:style-name="T1">時至今日,我真的很想說,除非混蛋,要不然就是北七,否則怎麼還會有人相信什麼 319 謀殺.</text:span></text:p>
      <text:p text:style-name="P2"><text:span text:style-name="T1">我在發生事件的當下那一刻,罕見地以 E-MAIL寄給所有我認識的人(我平常不會主動寄文章給一堆人),我說 "這不是謀殺". 一些親綠 "學者" 寫信來說我中了統媒的毒(可是他們卻偏偏喜歡投稿給統媒,以在那裏發表文章為榮),然後嘰哩咕嚕講了一堆什麼相信人性光輝的蠢話.</text:span></text:p>
      <text:p text:style-name="P2"><text:span text:style-name="T1">反戰也是,什麼大規模殺傷武器啦,恐怖攻擊啦,一些親美 "學者" 嘰哩咕嚕講了一堆蠢話,可是,時至今日,除非北七,否則怎麼還會有人相信美國侵略伊拉克是為了維護什麼世界和平.</text:span></text:p>
      <text:p text:style-name="P1"><text:span text:style-name="T1">陳真 | 2006.09.01 13:21 | </text:span><text:span text:style-name="T2">#</text:span></text:p>
      <text:p text:style-name="P3"><text:span text:style-name="T1">我看到的原始標題是這樣:自主公民進場──我們對全體公民的召喚.</text:span></text:p>
      <text:p text:style-name="P3"><text:span text:style-name="T1">他們自己怎麼從不進場,只會寫作文指揮呢? 這樣偶也會啊~~倫家大學聯考作文據說是全國最高分的耶~~(目光飄向 @@~~我的對手,名字有個 "真" 的那個).</text:span></text:p>
      <text:p text:style-name="P3"><text:span text:style-name="T1">反貪反腐還不夠喔,要宏觀,要廣博,胸襟至少要像宇宙那麼大,眼界跟喜馬拉雅山一般高! 那麼體積呢? 不用體積? 長度呢? 長度無所謂,能用就好. 重量倒是個問題,擲地不但要有聲,最好還能擲出地上一個洞來.</text:span></text:p>
      <text:p text:style-name="P3"><text:span text:style-name="T1">哎呀,不是這樣啦,你講得太具體了...</text:span></text:p>
      <text:p text:style-name="P3"><text:span text:style-name="T1">(/@=@/(戴上眼鏡),做沉思狀,...思考公民美學的哲學意涵,建構進場表演的論述體系.)</text:span></text:p>
      <text:p text:style-name="P4"><text:span text:style-name="T1"><text:line-break/></text:span></text:p>
      <text:p text:style-name="P1"><text:span text:style-name="T1">陳真 | 2006.09.01 12:50 | </text:span><text:span text:style-name="T2">#</text:span></text:p>
      <text:p text:style-name="P2"><text:span text:style-name="T1">謝謝燁煌問候, 可是, 我不當老大很久了.(電影 "英雄本色"台詞)</text:span></text:p>
      <text:p text:style-name="P2"><text:span text:style-name="T1">給長老教會的公開信為什麼要做廢? 我幾時這麼說過? 他們變得更混蛋不是嗎? 幹嘛做廢?</text:span></text:p>
      <text:p text:style-name="P2"><text:span text:style-name="T1">另外,我不知道你要我看的是什麼,不過我也不想知道了.</text:span></text:p>
      <text:p text:style-name="P2"><text:span text:style-name="T1">第一次 520 事件那些什麼棍棒全是國民黨自己放在卡車裏栽贓嫁禍的, 過去很流行這一招. 辦大官要大證據, 辦小官要小證據, 辦一般人不用證據, 辦異議人士則是免費替你製造證據.</text:span></text:p>
      <text:p text:style-name="P2"><text:span text:style-name="T1">至於維根斯坦,如果他在台灣廣為人知,那我真的會想吐.</text:span></text:p>
      <text:p text:style-name="P2"><text:span text:style-name="T1">除了一種好態度,我不知道我還有著什麼? 但對我來說,態度是everything.</text:span></text:p>
      <text:p text:style-name="P2"><text:span text:style-name="T1">其它就不多說了.</text:span></text:p>
      <text:p text:style-name="P2"><text:span text:style-name="T1">------</text:span><text:span text:style-name="T3"><text:line-break/></text:span><text:span text:style-name="T1">asyura,</text:span></text:p>
      <text:p text:style-name="P2"><text:span text:style-name="T1">我講的意思跟你說的似乎剛好相反. 我對修辭特別是心理詞彙有一種深沉的厭惡和反感.</text:span></text:p>
      <text:p text:style-name="P2"><text:span text:style-name="T1">比方說趙剛等人的那篇文章(趙剛文章常是我的必讀,唯有這篇例外,我不相信這種低能可恥的爛文是他寫的, 感覺好像是龍應台寫的),我只看到標題什麼召喚全體公民就沒再往下看,其餘全聽學姐轉述. 這樣一篇充滿修辭的文章,正是無聊膨風進步人士寫的自欺欺人文章,他們自己應該先登場啊!幹嘛召喚別人?(可是,登啥場呢? 田徑場? 股票市場?牛肉場?)</text:span></text:p>
      <text:p text:style-name="P2"><text:span text:style-name="T1">而且,如果相信自主,那就不要自己莫名其妙設下一堆定義和前提,他們以為自己是誰啊? 耶穌? 君王? 聖人? 彷彿他們自己真的是什麼標竿或典範似的.</text:span></text:p>
      <text:p text:style-name="P2"><text:span text:style-name="T1">就算他們真的如此不凡,那也是他們家的事不是嗎? 跟什麼公不公民有啥關係? 當個公民不過就是盡點權利義務,有那麼崇高艱難嗎? 不會寫文章不會搞什麼社會學分析的豈不是應該褫奪公權或公民身份降等? 實在荒唐!</text:span><text:span text:style-name="T3"><text:line-break/><text:line-break/></text:span><text:span text:style-name="T1">我厭惡修辭,覺得那是一種低能和敗德的記號,即便是詩或文學也應該少用點修辭.修辭越多,若非低能,就是人品不好.</text:span></text:p>
      <text:p text:style-name="P2"><text:span text:style-name="T1">維根斯坦說,最好的藝術就是不企圖說什麼,意思是說藝術不是要表達某種觀點或描述某種事態,這些成份越少就越純粹. 藝術跟宗教一樣,是 "不說",而不是 “說”</text:span><text:span text:style-name="T3"><text:line-break/></text:span><text:span text:style-name="T1">(我不是說什麼默默耕耘那種惡心的想法, 我是說有些東西只能靠廢棄另外一些東西才有可能顯現, 比方說人如果那麼行, 那還需要神嗎?).你想說的東西應該讓它自己顯現出來,而不是把它說出來.</text:span></text:p>
      <text:p text:style-name="P2"><text:span text:style-name="T1">維根斯坦有段話說: 我們越去說那些不該說或無法說的,我們就離它越遠,失去越多,可是你若不說它,它就好好留在原地.</text:span></text:p>
      <text:p text:style-name="P2"><text:span text:style-name="T1">我不是在談什麼理性感性那樣的東西,感性修辭或理性分析對我是同一種東西,都只是在扭曲事物的原貌. 前者描述,越描越不像,後者解釋,越解釋越歪曲.</text:span></text:p>
      <text:p text:style-name="P2"><text:span text:style-name="T1">最好的觀點就是沒有觀點,最好的解釋就是不要再解釋,讓事物如其所是,讓一加一等於二不是很美嗎?</text:span></text:p>
      <text:p text:style-name="P2"><text:span text:style-name="T1">數學或音樂或邏輯都是沒有觀點的東西,純淨,寧靜,乾乾淨淨,贏得我的心.(但即便是這樣一句話,依然扭曲.)</text:span></text:p>
      <text:p text:style-name="P2"><text:span text:style-name="T1">常有人附和我的想法,但許多時候附和比反駁離我說得還更遠. 就像我寫首曲子,有人說讚! "我附和你,如此如此,這般這般." 我聽了,感覺兩者差很遠,這叫附和嗎? 可是我並不是那個意思啊,許多時候意思正好相反.</text:span></text:p>
      <text:p text:style-name="P2"><text:span text:style-name="T1">陳真2006 9 1</text:span><text:span text:style-name="T3"><text:line-break/></text:span></text:p>
      <text:p text:style-name="P1"><text:span text:style-name="T1">陳良哲 | 2006.09.01 11:25 | </text:span><text:span text:style-name="T2">#</text:span></text:p>
      <text:p text:style-name="P3"><text:span text:style-name="T1">樓下那個網頁有木馬！</text:span></text:p>
      <text:p text:style-name="P1"><text:span text:style-name="T1">易燁煌 | 2006.09.01 09:40 | </text:span><text:span text:style-name="T2">#</text:span></text:p>
      <text:p text:style-name="P2"><text:span text:style-name="T1">http://www.oui-design.com/islife/archives/005874.html</text:span></text:p>
      <text:p text:style-name="P2"><text:span text:style-name="T1">網上隨意google了一下，發現這個好像是blog的地方也有老大的名字</text:span></text:p>
      <text:p text:style-name="P2"><text:span text:style-name="T1">不知這是不是老大本人？</text:span><text:span text:style-name="T3"><text:line-break/></text:span><text:span text:style-name="T1">因為時間剛好是2004年三月那段時間，很多人那時候也都有很多情緒，不好說…</text:span></text:p>
      <text:p text:style-name="P1"><text:span text:style-name="T1">易燁煌 | 2006.09.01 08:26 | </text:span><text:span text:style-name="T2">#</text:span></text:p>
      <text:p text:style-name="P3"><text:span text:style-name="T1">再在這裏往前看了些留言，看了沒幾篇文章，說說一些事情</text:span></text:p>
      <text:p text:style-name="P3"><text:span text:style-name="T1">老大「2006 6. 21.」講南方朔的文章</text:span></text:p>
      <text:p text:style-name="P3"><text:span text:style-name="T1">我必需說…到今天為止，我真的不知道「1988年的五二○」現場真相是什麼？.</text:span></text:p>
      <text:p text:style-name="P3"><text:span text:style-name="T1">那時我是國一吧，在電視上看到的東西真的讓我至今都有個印象…520是某些人反政府、有組織有陰謀的暴力行動</text:span><text:span text:style-name="T3"><text:line-break/></text:span><text:span text:style-name="T1">印象最深的「新聞畫面」是一輛貨車，上面有些好像是白菜的農產品，畫面中的警方去把菜移開，低下則是很多的鐵條、石頭之類的“武器”</text:span></text:p>
      <text:p text:style-name="P3"><text:span text:style-name="T1">1986年的519</text:span><text:span text:style-name="T3"><text:line-break/></text:span><text:span text:style-name="T1">我是一點印象也沒有的，現在對519的印象，只有李敖書的幾段：</text:span><text:span text:style-name="T3"><text:line-break/></text:span><text:span text:style-name="T1">李敖說鄭南榕搞「519」的錢是他出的，而他這筆錢的來源則是和郁幕明打官司的和解金</text:span></text:p>
      <text:p text:style-name="P3"><text:span text:style-name="T1">他讓鄭南榕和謝長廷等人上街</text:span><text:span text:style-name="T3"><text:line-break/></text:span><text:span text:style-name="T1">自己則是在幕後策畫指揮、不必上前線的人</text:span></text:p>
      <text:p text:style-name="P3"><text:span text:style-name="T1">順帶一提</text:span><text:span text:style-name="T3"><text:line-break/></text:span><text:span text:style-name="T1">記得類似的經驗…還有1989年64天安門事件的相關新聞報導</text:span><text:span text:style-name="T3"><text:line-break/></text:span><text:span text:style-name="T1">那時我是個國中生，用「舉島嘩然」群情激動都不為過，學校方面居然在川堂擺了一大堆的相關資料還有張桌子、一些紙筆供師生們“簽名連署”</text:span><text:span text:style-name="T3"><text:line-break/></text:span><text:span text:style-name="T1">真的「歷史的傷口」這首歌我到現在都還會唱上幾句，忘也忘不了</text:span></text:p>
      <text:p text:style-name="P3"><text:span text:style-name="T1">說到有關的「新聞報導」印象中的畫面</text:span><text:span text:style-name="T3"><text:line-break/></text:span><text:span text:style-name="T1">最讓我記得的是一輛裝甲車壓過路障的畫面，還有群眾跳上那輛裝甲車，在上面放火燒車的畫面</text:span><text:span text:style-name="T3"><text:line-break/></text:span><text:span text:style-name="T1">但我能看到的就這兩段畫面，其他前後的畫面則從來沒看過</text:span><text:span text:style-name="T3"><text:line-break/></text:span><text:span text:style-name="T1">__那裝甲車為什麼要衝過路障？</text:span><text:span text:style-name="T3"><text:line-break/></text:span><text:span text:style-name="T1">既然裝甲車能無視路障，那群眾又怎麼把車子攔下來，控制住它的？還有當時不知道，後來在網路上由大陸朋友那邊知道的…原來那時群眾控制了裝甲車，在上面放火之後，跟著的居然是把車裏的PLA士兵拖出來“虐殺”了</text:span><text:span text:style-name="T3"><text:line-break/></text:span><text:span text:style-name="T1">(海外民運相關人等曾極力否認過這事，但89年當時生活在大陸的 所有人都知道這是事實)</text:span></text:p>
      <text:p text:style-name="P3"><text:span text:style-name="T1">當然…最有名的「名場面」當然就是一個提著兩大包東西的年輕男子擋下了一列戰車，還有「雙方僵持不下」數分鐘的畫面</text:span><text:span text:style-name="T3"><text:line-break/></text:span><text:span text:style-name="T1">現在想想，這些畫面的來源應該都是CNN或相關的美國人</text:span><text:span text:style-name="T3"><text:line-break/></text:span><text:span text:style-name="T1">但我相信以當時在北京的外國人，外國媒體之多，那段時間能留下的畫面、照片一定不少</text:span><text:span text:style-name="T3"><text:line-break/></text:span><text:span text:style-name="T1">但為什麼在台灣的我們只看到這幾個特定的畫面？</text:span></text:p>
      <text:p text:style-name="P3"><text:span text:style-name="T1">也算是一個長年的問題</text:span><text:span text:style-name="T3"><text:line-break/></text:span><text:span text:style-name="T1">老大在很多事件中都是第一線、現場的參與者</text:span><text:span text:style-name="T3"><text:line-break/></text:span><text:span text:style-name="T1">知道很多只有在現場的人才知道的事情，但就像前面提到的520農運，照老大的說法和我在新聞上看到的，基本上真的是完全不同的，甚至完全相反的兩個事件？？</text:span></text:p>
      <text:p text:style-name="P3"><text:span text:style-name="T1">___________直到2003年的2.15月開始</text:span><text:span text:style-name="T3"><text:line-break/></text:span><text:span text:style-name="T1">在下我親身參與了台北市的幾個「反戰活動」現場，才了解到「現場」和事後「媒體報導」中間的巨大差異</text:span></text:p>
      <text:p text:style-name="P3"><text:span text:style-name="T1">整個活動的過程…真的只有在現場的我們才知道，才有第一手的感受</text:span></text:p>
      <text:p text:style-name="P4"><text:span text:style-name="T1"/></text:p>
      <text:p text:style-name="P3"><text:span text:style-name="T3"><text:line-break/></text:span><text:span text:style-name="T1">還有說到殷海光，李敖書中說殷海光家裏養了條大狼狗，名叫「領袖」的</text:span></text:p>
      <text:p text:style-name="P1"><text:span text:style-name="T1">易燁煌 | 2006.09.01 07:35 | </text:span><text:span text:style-name="T2">#</text:span></text:p>
      <text:p text:style-name="P2"><text:span text:style-name="T1">突然不知說什麼＆該從何說起，寫一些「關於我」好了</text:span></text:p>
      <text:p text:style-name="P2"><text:span text:style-name="T1">佩服、崇拜的當代、和台灣有關、活著的人物是「李敖」和「羅大佑」</text:span><text:span text:style-name="T3"><text:line-break/></text:span><text:span text:style-name="T1">老大有望排上第三；)</text:span></text:p>
      <text:p text:style-name="P2"><text:span text:style-name="T1">「閱讀」是從小的興趣…但不善於“挑對的書”或是“沒有在對的時候看到對的書”也是我的苦處</text:span></text:p>
      <text:p text:style-name="P2"><text:span text:style-name="T1">可以坐著看書看到飽的連鎖書店(誠品？)在有網路之前是我的最愛</text:span><text:span text:style-name="T3"><text:line-break/></text:span><text:span text:style-name="T1">(漫畫和美女寫真集則是快樂)</text:span></text:p>
      <text:p text:style-name="P2"><text:span text:style-name="T1">從小 學校讓我不舒服，課本＆老師的上課筆記讓人想逃…</text:span><text:span text:style-name="T3"><text:line-break/></text:span><text:span text:style-name="T1">除了運動打球體育課和漂亮女生以外，學校對我而言是個負面的東西</text:span></text:p>
      <text:p text:style-name="P2"><text:span text:style-name="T1">高一的時候曾沈迷於「柏楊」的文章(！)</text:span><text:span text:style-name="T3"><text:line-break/></text:span><text:span text:style-name="T1">其後到目前，會欣賞的文章、著作？除李敖之外有：墨子、聞一多、易經、陳映真、很多，一時想不起來(?)</text:span></text:p>
      <text:p text:style-name="P2"><text:span text:style-name="T1">在下是1975年次，一直都生活在台灣…高職念了五、六年</text:span><text:span text:style-name="T3"><text:line-break/></text:span><text:span text:style-name="T1">退伍後考上過專科，念了一學期就覺得無聊不念了，放掉</text:span></text:p>
      <text:p text:style-name="P2"><text:span text:style-name="T1">社會大學混得不怎麼樣，在旁人(？)看來應該算是失敗者的一群</text:span><text:span text:style-name="T3"><text:line-break/></text:span><text:span text:style-name="T1">英文很不行，只止於看球賽或是(iPod等的)產品說明書的水平，能算“懂”的不到三成</text:span></text:p>
      <text:p text:style-name="P2"><text:span text:style-name="T1">台灣以外的旅遊只去過大陸幾次</text:span></text:p>
      <text:p text:style-name="P2"><text:span text:style-name="T1">至於時事</text:span><text:span text:style-name="T3"><text:line-break/></text:span><text:span text:style-name="T1">施明德的「倒扁」我沒捐…一星期前曾小小考慮過要不要捐，但現在覺得沒捐是正確的</text:span></text:p>
      <text:p text:style-name="P2"><text:span text:style-name="T1">民視上林政杰打金xo</text:span><text:span text:style-name="T3"><text:line-break/></text:span><text:span text:style-name="T1">我的第一個念頭只有“ㄚ該打，打得好”</text:span><text:span text:style-name="T3"><text:line-break/></text:span><text:span text:style-name="T1">電視上搞這個和相關問題…那是後話、其次</text:span></text:p>
      <text:p text:style-name="P2"><text:span text:style-name="T1">也混跡大陸、台灣各種論壇</text:span><text:span text:style-name="T3"><text:line-break/></text:span><text:span text:style-name="T1">永遠懷念的是當年的【海峽網】</text:span><text:span text:style-name="T3"><text:line-break/></text:span><text:span text:style-name="T1">我的發言常在不同網站被某些人歸類在我所討厭的範圍裏(如深藍、fq)親共還算可以</text:span></text:p>
      <text:p text:style-name="P2"><text:span text:style-name="T1">但我痛恨這種主觀、偏見、王x蛋的亂歸類</text:span><text:span text:style-name="T3"><text:line-break/></text:span><text:span text:style-name="T1">__雖然自己知道自己有時不免對別的網友id幹同樣的事</text:span></text:p>
      <text:p text:style-name="P2"><text:span text:style-name="T1">胡亂寫一些，想到什麼寫什麼，跳著寫…順序有點亂</text:span><text:span text:style-name="T3"><text:line-break/></text:span><text:span text:style-name="T1">還請看客們忍忍？</text:span></text:p>
      <text:p text:style-name="P1"><text:a xlink:type="simple" xlink:href="http://palinfo.habago.org/mt-comments.cgi?__mode=red&amp;id=6340"><text:span text:style-name="T2">易燁煌</text:span></text:a><text:span text:style-name="T1"> | 2006.09.01 07:01 | </text:span><text:span text:style-name="T2">#</text:span></text:p>
      <text:p text:style-name="P3"><text:span text:style-name="T1">從不知什麼時候在“湯本”等網站看到「陳真」的文字開始</text:span><text:span text:style-name="T3"><text:line-break/></text:span><text:span text:style-name="T1">今天第一次留言給陳真老大，算是問候吧</text:span></text:p>
      <text:p text:style-name="P3"><text:span text:style-name="T1">(看到“親系譜”和來這裏之後知道朋友們稱你為董事長，原因不明，此時之前也不知道在那裏留言老大能看得到)</text:span></text:p>
      <text:p text:style-name="P3"><text:span text:style-name="T1">(現在我的心情之high不下於02年底去北京第一次看羅大佑的演唱會，還有98年左右第一次看到李敖本人；))</text:span></text:p>
      <text:p text:style-name="P3"><text:span text:style-name="T1">先報告一下</text:span><text:span text:style-name="T3"><text:line-break/></text:span><text:span text:style-name="T1">老大在「湯本」的文章都還在的，之前在google上沒找到這裏＆親系譜，以為老大在湯本之後沒有網上的留言，只有偶爾投書在蘋果日報了</text:span></text:p>
      <text:p text:style-name="P3"><text:span text:style-name="T1">google的「繁體中文」搜尋，近來的確被各種......和............的東西所淹沒</text:span><text:span text:style-name="T3"><text:line-break/></text:span><text:span text:style-name="T1">愈來愈難在上面找到我會想看的東西</text:span></text:p>
      <text:p text:style-name="P3"><text:span text:style-name="T1">說一下老大的文章，真的是在「湯本」之後就很難找到新的</text:span><text:span text:style-name="T3"><text:line-break/></text:span><text:span text:style-name="T1">所以我只要看到署名「陳真」的就會仔細看看</text:span><text:span text:style-name="T3"><text:line-break/></text:span><text:span text:style-name="T1">有時難免也誤入李小龍fans的誤區；)</text:span></text:p>
      <text:p text:style-name="P3"><text:span text:style-name="T1">個人印象比較深刻的文章，還有老大在台灣某教師組織的討論區(留言版)上給“李筱峰”上公民課的幾篇文字</text:span><text:span text:style-name="T3"><text:line-break/></text:span><text:span text:style-name="T1">至於那一封寫給某教會的「告別信」 我是在「親系譜」上看到老大希望“作廢”的意思，但我個人還是覺得…那篇文章到今天還是「有效」的</text:span></text:p>
      <text:p text:style-name="P3"><text:span text:style-name="T1">老大寫的東西，或許你自己現在回頭看一下也覺得受不了</text:span></text:p>
      <text:p text:style-name="P3"><text:span text:style-name="T1">我不知道…老大或許寫過就算了，覺得自己的想法用文字表現出來的，都應該有時效性</text:span></text:p>
      <text:p text:style-name="P3"><text:span text:style-name="T1">不像「李敖」對所寫文字的態度</text:span><text:span text:style-name="T3"><text:line-break/></text:span><text:span text:style-name="T1">他對自己寫的、講的東西的態度，我的看法是他公開的東西基本上都經過再三思考，都以「留傳後世」為可能而寫？</text:span><text:span text:style-name="T3"><text:line-break/></text:span><text:span text:style-name="T1">和老大寫東西在某種意義(態度？)上完全相反</text:span></text:p>
      <text:p text:style-name="P3"><text:span text:style-name="T3"><text:line-break/></text:span><text:span text:style-name="T1">但我還是希望老大能把這些東西留著…至少允許別人留著，只要別人不要隨便“評論”或“解讀”或“回應”或…或「解構」老大的東西就好？</text:span><text:span text:style-name="T3"><text:line-break/></text:span><text:span text:style-name="T1">(不好意思，在下至今不懂「解構」到底應該是什麼，沒把握用這個詞)</text:span><text:span text:style-name="T3"><text:line-break/></text:span><text:span text:style-name="T1">(↑上面的…之後本想加上更多類似名詞，但實在想不出來@@")</text:span></text:p>
      <text:p text:style-name="P3"><text:span text:style-name="T1">相信你在寫下這些東西的時候也並不打算讓旁人(如在下我)藉由這些文章來「了解或閱讀」你或說你的想法</text:span></text:p>
      <text:p text:style-name="P3"><text:span text:style-name="T1">也請老大諒解(?)一下，在下我確實很多次在看了老大的文章之後，整個的把你的文章(？)轉貼到一些地方…一些我希望「別人」也看得到老大文字的地方</text:span></text:p>
      <text:p text:style-name="P3"><text:span text:style-name="T1">我相信至少有一個好處，讓老大的文字留在網上更多的地方</text:span><text:span text:style-name="T3"><text:line-break/></text:span><text:span text:style-name="T1">會讓更多本來讀書範圍不大的人看到「維根斯坦」等人的名字</text:span><text:span text:style-name="T3"><text:line-break/></text:span><text:span text:style-name="T1">讓更多人接觸到原來不可能接觸到的東西，我覺得這是好的</text:span></text:p>
      <text:p text:style-name="P1"><text:span text:style-name="T1">鑑慧學姊 | 2006.09.01 06:16 | </text:span><text:span text:style-name="T2">#</text:span></text:p>
      <text:p text:style-name="P2"><text:span text:style-name="T1">不知道是不是剛剛吃的美味的櫻桃巧克力蛋糕的作用, 覺得這真是本年度我看過最好笑的文章. 原本覺得我應該還算個自主公民, 原來我差遠了. 原來自主公民不能因反綠倒扁, 不能因反藍挺扁, 不能藍不能綠, 不能只為了反貪腐而上街頭, 要具備"智能"來論述出"後扁時期的公義與民主", 並且致力追求"民主、公義、和平、清廉、法治、人權、社會自由與文化多元"等等等八大重要價值. 原來我真的有夠遜. 原來我只是個沒有重量, 沒有體積, 沒有勇氣的小老百姓. 沒關係, 今天打折買到的蛋糕真好吃, 共切成八塊, 吃了一塊, 明天還有七塊. 我這輩子不當自主公民了.</text:span></text:p>
      <text:p text:style-name="P2"><text:span text:style-name="T1">=============================</text:span><text:span text:style-name="T3"><text:line-break/></text:span><text:span text:style-name="T1">2006.08.31　 中國時報</text:span><text:span text:style-name="T3"><text:line-break/></text:span><text:span text:style-name="T1">自主公民進場</text:span><text:span text:style-name="T3"><text:line-break/></text:span><text:span text:style-name="T1">趙剛、陳宜中、廖元豪</text:span><text:span text:style-name="T3"><text:line-break/></text:span><text:span text:style-name="T1">凡是為了挺藍而倒扁的民眾，或是為了挺綠而反制倒扁的民眾，都不是真正的自主公民，因為這些在其他方面或許可敬的國人，把自身交給了一個外在的勢頭，放棄了對自身信念與行動的嚴肅思考，也放棄了對人民自身利益的忠實看守。</text:span><text:span text:style-name="T3"><text:line-break/></text:span><text:span text:style-name="T1">自主公民的首要外顯特徵是：不如響斯應地為藍或綠背書，不機械反應地反藍或反綠，更不為一方打另一方。表現在外的這些行動特徵，反映了一個內在的清楚思考：如果公民沒有自主性，那將永遠是既存政治勢力（不管在朝或在野）的偶具，供人驅策，犧牲的不只是自身的利益，並且是根本的公民主體。沒有自主公民體為基礎的體制，一定不是真正的民主體制──儘管有選舉、有政黨。自主公民也投票，但走出投票所，並不停止思考，也不閉上眼睛，更不閉上嘴巴；行屍走肉般地等待下一次投票的必非自主公民，反更像是千百年來有權者眼中的「小老百姓」。</text:span><text:span text:style-name="T3"><text:line-break/></text:span><text:span text:style-name="T1">新世紀以來，人民痛苦指數陡然攀升是一不爭事實。各種問題愈演愈烈，表現在高層政治腐敗化、政黨政治家族化、金權政治肌理化、貧富差距鴻溝化、兩岸關係敵對化、新聞媒體幫派化、弱勢群體邊緣化、人權保障書面化、多元文化口號化…這九化。其中，人民對高層的失德、失言與失態的憤怒最為尖銳，因為那牽涉到社會人群文明與國家賴以存在的道德底線，這個憤怒表現在百萬人要求總統下台與「反貪腐」等消極訴求。</text:span><text:span text:style-name="T3"><text:line-break/></text:span><text:span text:style-name="T1">這些訴求雖然消極，但是，在傳統的專制、威權與家父長文化制約下的人民，能夠突破文化限制，提出「反對╳╳當家作主」的明確訊息，的確是自主公民的突破性進步。對這一進步提出質疑，無異於質疑一個民主社會的基本道理：一個政權得不到社會（或公民）的合作，責任是應由政權來負，而不是由社會（或公民）來負。這是徐復觀先生一九四九年在《民主評論》上的一篇文章，對甫敗於國共內戰的國民黨政權所進的諍言，於今錚然有聲。</text:span><text:span text:style-name="T3"><text:line-break/></text:span><text:span text:style-name="T1">因此，無條件地支持執政政權，並對公民行動進行汙名或反制，是一股與民主社會的理路自我矛盾的力量，也是公民內部自我摧毀的力量。對於這股所謂「人民的力量」，我們以民主之名格外籲請三思。</text:span><text:span text:style-name="T3"><text:line-break/></text:span><text:span text:style-name="T1">但這並不表示我們無條件支持倒扁或是反貪腐的人民行動，關鍵仍在於它是否堪稱一實質的自主公民行動。</text:span><text:span text:style-name="T3"><text:line-break/></text:span><text:span text:style-name="T1">一場實質的自主公民行動，在這個攸關台灣民主前程的時刻中，必須要（一）具備超越藍綠的公民自主意識；（二）對藍與綠所共同構成的台灣政黨政治格局持高度批判意識。翻成白話，也就是呼籲走上凱達格蘭大道的兄弟姊妹們，倒扁與反貪腐只是消極或是表層目標，真正的目標是以我們公民為主體，促成現實兩大政治勢力的徹底改造。</text:span><text:span text:style-name="T3"><text:line-break/></text:span><text:span text:style-name="T1">我們要以集體的力量要求「後扁時代」（不管是多久後）的政治接班人（呂或是馬或是其他人）與政治勢力（不管是民進黨或是國民黨），以具體的承諾，挽救那被台灣的政黨政治接力糟蹋但所幸一息尚存的重要價值，其中包括：民主、公義、和平、清廉、法治、人權、社會自由與文化多元。</text:span><text:span text:style-name="T3"><text:line-break/></text:span><text:span text:style-name="T1">自主公民的廣場行動一定不能只是倒扁或是反貪腐，這太消極了，倒扁必須與策馬策呂入民主與進步之林，雙軌並進。我們反對阿扁式的政治，在台獨這張空頭支票的掩護下，進行拍賣中華民國的黨派家族私政治，也同樣反對小馬式的政治，以維持現狀（即，不開支票）為名，進行沒有願景的退縮政治。</text:span><text:span text:style-name="T3"><text:line-break/></text:span><text:span text:style-name="T1">隔著層層拒馬與軍警，面對著日據時期的總督府與現今的總統府，廣場上的自主公民將展現其體積、重量與勇氣，促扁下台，但更應展現其公共智能，論述出後扁時期的公義與民主，以及與這些價值相關的具體訴求。只倒扁或只反那已經失過的德或犯過的罪，而不持續地對未來的政權戒慎恐懼，歷史將證明其為浪擲能量，甚或為大盜積。</text:span><text:span text:style-name="T3"><text:line-break/></text:span><text:span text:style-name="T1">在這個重要的歷史時刻來臨之際，我們深切期待著自主公民的進場！　　　</text:span><text:span text:style-name="T3"><text:line-break/></text:span><text:span text:style-name="T1">（三位作者皆為台社──台灣社會研究季刊社成員）</text:span><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